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27.66mm"/>
    </style:style>
    <style:style style:name="co5" style:family="table-column">
      <style:table-column-properties fo:break-before="auto" style:column-width="26.16mm"/>
    </style:style>
    <style:style style:name="co6" style:family="table-column">
      <style:table-column-properties fo:break-before="auto" style:column-width="15.7mm"/>
    </style:style>
    <style:style style:name="co7" style:family="table-column">
      <style:table-column-properties fo:break-before="auto" style:column-width="23.42mm"/>
    </style:style>
    <style:style style:name="co8" style:family="table-column">
      <style:table-column-properties fo:break-before="auto" style:column-width="21.43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8.84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8.13mm" fo:break-before="auto" style:use-optimal-row-height="false"/>
    </style:style>
    <style:style style:name="ro4" style:family="table-row">
      <style:table-row-properties style:row-height="7.87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10.48mm" fo:break-before="auto" style:use-optimal-row-height="false"/>
    </style:style>
    <style:style style:name="ro7" style:family="table-row">
      <style:table-row-properties style:row-height="5.31mm" fo:break-before="auto" style:use-optimal-row-height="false"/>
    </style:style>
    <style:style style:name="ro8" style:family="table-row">
      <style:table-row-properties style:row-height="7mm" fo:break-before="auto" style:use-optimal-row-height="false"/>
    </style:style>
    <style:style style:name="ro9" style:family="table-row">
      <style:table-row-properties style:row-height="5.19mm" fo:break-before="auto" style:use-optimal-row-height="false"/>
    </style:style>
    <style:style style:name="ro10" style:family="table-row">
      <style:table-row-properties style:row-height="5.77mm" fo:break-before="auto" style:use-optimal-row-height="false"/>
    </style:style>
    <style:style style:name="ro11" style:family="table-row">
      <style:table-row-properties style:row-height="11.66mm" fo:break-before="auto" style:use-optimal-row-height="false"/>
    </style:style>
    <style:style style:name="ro12" style:family="table-row">
      <style:table-row-properties style:row-height="7.07mm" fo:break-before="auto" style:use-optimal-row-height="false"/>
    </style:style>
    <style:style style:name="ro13" style:family="table-row">
      <style:table-row-properties style:row-height="12.38mm" fo:break-before="auto" style:use-optimal-row-height="false"/>
    </style:style>
    <style:style style:name="ro14" style:family="table-row">
      <style:table-row-properties style:row-height="5.7mm" fo:break-before="auto" style:use-optimal-row-height="false"/>
    </style:style>
    <style:style style:name="ro15" style:family="table-row">
      <style:table-row-properties style:row-height="5.7mm" fo:break-before="page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7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5f_作業要點之表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8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9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9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0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0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10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2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29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number-columns-repeated="7" table:default-cell-style-name="ce27"/>
        <table:table-column table:style-name="co4" table:number-columns-repeated="248" table:default-cell-style-name="ce27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表三 <text:s/>嬰兒出生數按婚生、非婚生、無依兒童及生母原屬國籍分</text:p>
          </table:table-cell>
          <table:covered-table-cell table:number-columns-repeated="8" table:style-name="ce1"/>
          <table:table-cell table:style-name="ce105"/>
          <table:table-cell table:style-name="ce107" table:number-columns-repeated="1014"/>
        </table:table-row>
        <table:table-row table:style-name="ro2">
          <table:table-cell table:style-name="ce2" table:number-columns-repeated="8"/>
          <table:table-cell table:style-name="ce90" office:value-type="string" calcext:value-type="string">
            <text:p><text:s text:c="3"/>單位︰人</text:p>
          </table:table-cell>
          <table:table-cell table:style-name="ce105"/>
          <table:table-cell table:style-name="ce107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/text:p>
            <text:p><text:span text:style-name="T1"/></text:p>
            <text:p><text:span text:style-name="T2">月</text:span></text:p>
            <text:p><text:span text:style-name="T2"/></text:p>
            <text:p><text:span text:style-name="T2">別</text:span></text:p>
          </table:table-cell>
          <table:table-cell table:style-name="ce28" office:value-type="string" calcext:value-type="string" table:number-columns-spanned="1" table:number-rows-spanned="4">
            <text:p>性</text:p>
            <text:p/>
            <text:p/>
            <text:p/>
            <text:p>別</text:p>
          </table:table-cell>
          <table:table-cell table:style-name="ce43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1"/>
          <table:covered-table-cell table:style-name="ce70"/>
          <table:table-cell table:style-name="ce77" office:value-type="string" calcext:value-type="string" table:number-columns-spanned="3" table:number-rows-spanned="1">
            <text:p>  <text:span text:style-name="T2">生母國籍（地區）</text:span></text:p>
          </table:table-cell>
          <table:covered-table-cell table:style-name="ce83"/>
          <table:covered-table-cell table:style-name="ce61"/>
          <table:table-cell table:style-name="ce106" table:number-columns-repeated="1015"/>
        </table:table-row>
        <table:table-row table:style-name="ro4">
          <table:covered-table-cell table:style-name="ce4"/>
          <table:covered-table-cell table:style-name="ce29"/>
          <table:table-cell table:style-name="ce44" office:value-type="string" calcext:value-type="string" table:number-columns-spanned="1" table:number-rows-spanned="3">
            <text:p>合</text:p>
            <text:p/>
            <text:p>計</text:p>
          </table:table-cell>
          <table:table-cell table:style-name="ce44" office:value-type="string" calcext:value-type="string" table:number-columns-spanned="1" table:number-rows-spanned="3">
            <text:p>婚</text:p>
            <text:p/>
            <text:p>生</text:p>
          </table:table-cell>
          <table:table-cell table:style-name="ce44" office:value-type="string" calcext:value-type="string" table:number-columns-spanned="1" table:number-rows-spanned="3">
            <text:p>非<text:span text:style-name="T3"> </text:span></text:p>
            <text:p><text:span text:style-name="T2">婚</text:span></text:p>
            <text:p><text:span text:style-name="T2">生</text:span></text:p>
          </table:table-cell>
          <table:table-cell table:style-name="ce44" office:value-type="string" calcext:value-type="string" table:number-columns-spanned="1" table:number-rows-spanned="3">
            <text:p>無依</text:p>
            <text:p/>
            <text:p>兒童</text:p>
          </table:table-cell>
          <table:table-cell table:style-name="ce44" office:value-type="string" calcext:value-type="string" table:number-columns-spanned="1" table:number-rows-spanned="3">
            <text:p>本</text:p>
            <text:p/>
            <text:p>國</text:p>
          </table:table-cell>
          <table:table-cell table:style-name="ce44" office:value-type="string" calcext:value-type="string" table:number-columns-spanned="1" table:number-rows-spanned="3">
            <text:p>大陸　</text:p>
            <text:p>港澳</text:p>
            <text:p>地區</text:p>
          </table:table-cell>
          <table:table-cell table:style-name="ce91" office:value-type="string" calcext:value-type="string" table:number-columns-spanned="1" table:number-rows-spanned="3">
            <text:p>外</text:p>
            <text:p>國</text:p>
            <text:p>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9"/>
          <table:covered-table-cell table:number-columns-repeated="2" table:style-name="ce45"/>
          <table:covered-table-cell table:style-name="ce67"/>
          <table:covered-table-cell table:style-name="ce71"/>
          <table:covered-table-cell table:style-name="ce45"/>
          <table:covered-table-cell table:style-name="ce84"/>
          <table:covered-table-cell table:style-name="ce92"/>
          <table:table-cell table:number-columns-repeated="1015"/>
        </table:table-row>
        <table:table-row table:style-name="ro6">
          <table:covered-table-cell table:style-name="ce5"/>
          <table:covered-table-cell table:style-name="ce30"/>
          <table:covered-table-cell table:number-columns-repeated="2" table:style-name="ce46"/>
          <table:covered-table-cell table:style-name="ce68"/>
          <table:covered-table-cell table:style-name="ce72"/>
          <table:covered-table-cell table:style-name="ce46"/>
          <table:covered-table-cell table:style-name="ce85"/>
          <table:covered-table-cell table:style-name="ce93"/>
          <table:table-cell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71450" calcext:value-type="float">
            <text:p><text:s text:c="3"/>271,450</text:p>
          </table:table-cell>
          <table:table-cell table:style-name="ce47" office:value-type="float" office:value="262081" calcext:value-type="float">
            <text:p><text:s text:c="3"/>262,081</text:p>
          </table:table-cell>
          <table:table-cell table:style-name="ce47" office:value-type="float" office:value="9294" calcext:value-type="float">
            <text:p><text:s text:c="3"/>9,294</text:p>
          </table:table-cell>
          <table:table-cell table:style-name="ce47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6" office:value-type="float" office:value="13904" calcext:value-type="float" table:number-columns-spanned="2" table:number-rows-spanned="3">
            <text:p>13,904 </text:p>
          </table:table-cell>
          <table:covered-table-cell table:style-name="ce94"/>
          <table:table-cell table:number-columns-repeated="1015"/>
        </table:table-row>
        <table:table-row table:style-name="ro2">
          <table:table-cell table:style-name="ce7" office:value-type="string" calcext:value-type="string">
            <text:p>八十七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1462" calcext:value-type="float">
            <text:p><text:s text:c="3"/>141,462</text:p>
          </table:table-cell>
          <table:table-cell table:style-name="ce62" office:value-type="float" office:value="136648" calcext:value-type="float">
            <text:p><text:s text:c="3"/>136,648</text:p>
          </table:table-cell>
          <table:table-cell table:style-name="ce48" office:value-type="float" office:value="4773" calcext:value-type="float">
            <text:p><text:s text:c="3"/>4,773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7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9988" calcext:value-type="float">
            <text:p><text:s text:c="3"/>129,988</text:p>
          </table:table-cell>
          <table:table-cell table:style-name="ce62" office:value-type="float" office:value="125433" calcext:value-type="float">
            <text:p><text:s text:c="3"/>125,433</text:p>
          </table:table-cell>
          <table:table-cell table:style-name="ce49" office:value-type="float" office:value="4521" calcext:value-type="float">
            <text:p><text:s text:c="3"/>4,521</text:p>
          </table:table-cell>
          <table:table-cell table:style-name="ce62" office:value-type="float" office:value="34" calcext:value-type="float">
            <text:p><text:s text:c="3"/>34</text:p>
          </table:table-cell>
          <table:covered-table-cell table:style-name="ce68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2">
          <table:table-cell table:style-name="ce9"/>
          <table:table-cell table:style-name="ce31" office:value-type="string" calcext:value-type="string">
            <text:p>計</text:p>
          </table:table-cell>
          <table:table-cell table:style-name="ce47" office:value-type="float" office:value="283661" calcext:value-type="float">
            <text:p><text:s text:c="3"/>283,661</text:p>
          </table:table-cell>
          <table:table-cell table:style-name="ce63" office:value-type="float" office:value="274495" calcext:value-type="float">
            <text:p><text:s text:c="3"/>274,495</text:p>
          </table:table-cell>
          <table:table-cell table:style-name="ce47" office:value-type="float" office:value="9083" calcext:value-type="float">
            <text:p><text:s text:c="3"/>9,083</text:p>
          </table:table-cell>
          <table:table-cell table:style-name="ce63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9" office:value-type="float" office:value="17156" calcext:value-type="float" table:number-columns-spanned="2" table:number-rows-spanned="3">
            <text:p>17,156 </text:p>
          </table:table-cell>
          <table:covered-table-cell table:style-name="ce94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八十八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8042" calcext:value-type="float">
            <text:p><text:s text:c="3"/>148,042</text:p>
          </table:table-cell>
          <table:table-cell table:style-name="ce62" office:value-type="float" office:value="143281" calcext:value-type="float">
            <text:p><text:s text:c="3"/>143,281</text:p>
          </table:table-cell>
          <table:table-cell table:style-name="ce48" office:value-type="float" office:value="4720" calcext:value-type="float">
            <text:p><text:s text:c="3"/>4,720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7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10"/>
          <table:table-cell table:style-name="ce33" office:value-type="string" calcext:value-type="string">
            <text:p>女</text:p>
          </table:table-cell>
          <table:table-cell table:style-name="ce49" office:value-type="float" office:value="135619" calcext:value-type="float">
            <text:p><text:s text:c="3"/>135,619</text:p>
          </table:table-cell>
          <table:table-cell table:style-name="ce64" office:value-type="float" office:value="131214" calcext:value-type="float">
            <text:p><text:s text:c="3"/>131,214</text:p>
          </table:table-cell>
          <table:table-cell table:style-name="ce49" office:value-type="float" office:value="4363" calcext:value-type="float">
            <text:p><text:s text:c="3"/>4,363</text:p>
          </table:table-cell>
          <table:table-cell table:style-name="ce64" office:value-type="float" office:value="42" calcext:value-type="float">
            <text:p><text:s text:c="3"/>42</text:p>
          </table:table-cell>
          <table:covered-table-cell table:style-name="ce68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305312" calcext:value-type="float">
            <text:p><text:s text:c="3"/>305,312</text:p>
          </table:table-cell>
          <table:table-cell table:style-name="ce47" office:value-type="float" office:value="295294" calcext:value-type="float">
            <text:p><text:s text:c="3"/>295,294</text:p>
          </table:table-cell>
          <table:table-cell table:style-name="ce47" office:value-type="float" office:value="9952" calcext:value-type="float">
            <text:p><text:s text:c="3"/>9,952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6" office:value-type="float" office:value="23239" calcext:value-type="float" table:number-columns-spanned="2" table:number-rows-spanned="3">
            <text:p>23,239 </text:p>
          </table:table-cell>
          <table:covered-table-cell table:style-name="ce94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八十九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59726" calcext:value-type="float">
            <text:p><text:s text:c="3"/>159,726</text:p>
          </table:table-cell>
          <table:table-cell table:style-name="ce62" office:value-type="float" office:value="154636" calcext:value-type="float">
            <text:p><text:s text:c="3"/>154,636</text:p>
          </table:table-cell>
          <table:table-cell table:style-name="ce48" office:value-type="float" office:value="5048" calcext:value-type="float">
            <text:p><text:s text:c="3"/>5,048</text:p>
          </table:table-cell>
          <table:table-cell table:style-name="ce62" office:value-type="float" office:value="42" calcext:value-type="float">
            <text:p><text:s text:c="3"/>42</text:p>
          </table:table-cell>
          <table:covered-table-cell table:style-name="ce67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45586" calcext:value-type="float">
            <text:p><text:s text:c="3"/>145,586</text:p>
          </table:table-cell>
          <table:table-cell table:style-name="ce64" office:value-type="float" office:value="140658" calcext:value-type="float">
            <text:p><text:s text:c="3"/>140,658</text:p>
          </table:table-cell>
          <table:table-cell table:style-name="ce49" office:value-type="float" office:value="4904" calcext:value-type="float">
            <text:p><text:s text:c="3"/>4,904</text:p>
          </table:table-cell>
          <table:table-cell table:style-name="ce64" office:value-type="float" office:value="24" calcext:value-type="float">
            <text:p><text:s text:c="3"/>24</text:p>
          </table:table-cell>
          <table:covered-table-cell table:style-name="ce68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60354" calcext:value-type="float">
            <text:p><text:s text:c="3"/>260,354</text:p>
          </table:table-cell>
          <table:table-cell table:style-name="ce47" office:value-type="float" office:value="250858" calcext:value-type="float">
            <text:p><text:s text:c="3"/>250,858</text:p>
          </table:table-cell>
          <table:table-cell table:style-name="ce47" office:value-type="float" office:value="9433" calcext:value-type="float">
            <text:p><text:s text:c="3"/>9,433</text:p>
          </table:table-cell>
          <table:table-cell table:style-name="ce47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9" office:value-type="float" office:value="27746" calcext:value-type="float" table:number-columns-spanned="2" table:number-rows-spanned="3">
            <text:p>27,746 </text:p>
          </table:table-cell>
          <table:covered-table-cell table:style-name="ce94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九　十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35596" calcext:value-type="float">
            <text:p><text:s text:c="3"/>135,596</text:p>
          </table:table-cell>
          <table:table-cell table:style-name="ce62" office:value-type="float" office:value="130704" calcext:value-type="float">
            <text:p><text:s text:c="3"/>130,704</text:p>
          </table:table-cell>
          <table:table-cell table:style-name="ce48" office:value-type="float" office:value="4856" calcext:value-type="float">
            <text:p><text:s text:c="3"/>4,856</text:p>
          </table:table-cell>
          <table:table-cell table:style-name="ce62" office:value-type="float" office:value="36" calcext:value-type="float">
            <text:p><text:s text:c="3"/>36</text:p>
          </table:table-cell>
          <table:covered-table-cell table:style-name="ce67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4758" calcext:value-type="float">
            <text:p><text:s text:c="3"/>124,758</text:p>
          </table:table-cell>
          <table:table-cell table:style-name="ce64" office:value-type="float" office:value="120154" calcext:value-type="float">
            <text:p><text:s text:c="3"/>120,154</text:p>
          </table:table-cell>
          <table:table-cell table:style-name="ce49" office:value-type="float" office:value="4577" calcext:value-type="float">
            <text:p><text:s text:c="3"/>4,577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68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47530" calcext:value-type="float">
            <text:p><text:s text:c="3"/>247,530</text:p>
          </table:table-cell>
          <table:table-cell table:style-name="ce47" office:value-type="float" office:value="238521" calcext:value-type="float">
            <text:p><text:s text:c="3"/>238,521</text:p>
          </table:table-cell>
          <table:table-cell table:style-name="ce47" office:value-type="float" office:value="8945" calcext:value-type="float">
            <text:p><text:s text:c="3"/>8,945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9" office:value-type="float" office:value="30833" calcext:value-type="float" table:number-columns-spanned="2" table:number-rows-spanned="3">
            <text:p>30,833 </text:p>
          </table:table-cell>
          <table:covered-table-cell table:style-name="ce94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九十一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29537" calcext:value-type="float">
            <text:p><text:s text:c="3"/>129,537</text:p>
          </table:table-cell>
          <table:table-cell table:style-name="ce62" office:value-type="float" office:value="124804" calcext:value-type="float">
            <text:p><text:s text:c="3"/>124,804</text:p>
          </table:table-cell>
          <table:table-cell table:style-name="ce48" office:value-type="float" office:value="4698" calcext:value-type="float">
            <text:p><text:s text:c="3"/>4,69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7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17993" calcext:value-type="float">
            <text:p><text:s text:c="3"/>117,993</text:p>
          </table:table-cell>
          <table:table-cell table:style-name="ce64" office:value-type="float" office:value="113717" calcext:value-type="float">
            <text:p><text:s text:c="3"/>113,717</text:p>
          </table:table-cell>
          <table:table-cell table:style-name="ce49" office:value-type="float" office:value="4247" calcext:value-type="float">
            <text:p><text:s text:c="3"/>4,247</text:p>
          </table:table-cell>
          <table:table-cell table:style-name="ce64" office:value-type="float" office:value="29" calcext:value-type="float">
            <text:p><text:s text:c="3"/>29</text:p>
          </table:table-cell>
          <table:covered-table-cell table:style-name="ce68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27070" calcext:value-type="float">
            <text:p><text:s text:c="3"/>227,070</text:p>
          </table:table-cell>
          <table:table-cell table:style-name="ce47" office:value-type="float" office:value="218978" calcext:value-type="float">
            <text:p><text:s text:c="3"/>218,978</text:p>
          </table:table-cell>
          <table:table-cell table:style-name="ce48" office:value-type="float" office:value="8030" calcext:value-type="float">
            <text:p><text:s text:c="3"/>8,030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9" office:value-type="float" office:value="30348" calcext:value-type="float" table:number-columns-spanned="2" table:number-rows-spanned="3">
            <text:p>30,348 </text:p>
          </table:table-cell>
          <table:covered-table-cell table:style-name="ce94"/>
          <table:table-cell table:style-name="ce15" table:number-columns-repeated="1015"/>
        </table:table-row>
        <table:table-row table:style-name="ro2">
          <table:table-cell table:style-name="ce11" office:value-type="string" calcext:value-type="string">
            <text:p>九十二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18984" calcext:value-type="float">
            <text:p><text:s text:c="3"/>118,984</text:p>
          </table:table-cell>
          <table:table-cell table:style-name="ce62" office:value-type="float" office:value="114801" calcext:value-type="float">
            <text:p><text:s text:c="3"/>114,801</text:p>
          </table:table-cell>
          <table:table-cell table:style-name="ce48" office:value-type="float" office:value="4148" calcext:value-type="float">
            <text:p><text:s text:c="3"/>4,14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7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08086" calcext:value-type="float">
            <text:p><text:s text:c="3"/>108,086</text:p>
          </table:table-cell>
          <table:table-cell table:style-name="ce64" office:value-type="float" office:value="104177" calcext:value-type="float">
            <text:p><text:s text:c="3"/>104,177</text:p>
          </table:table-cell>
          <table:table-cell table:style-name="ce48" office:value-type="float" office:value="3882" calcext:value-type="float">
            <text:p><text:s text:c="3"/>3,882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68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2">
          <table:table-cell table:style-name="ce12"/>
          <table:table-cell table:style-name="ce31" office:value-type="string" calcext:value-type="string">
            <text:p>計</text:p>
          </table:table-cell>
          <table:table-cell table:style-name="ce47" office:value-type="float" office:value="216419" calcext:value-type="float">
            <text:p><text:s text:c="3"/>216,419</text:p>
          </table:table-cell>
          <table:table-cell table:style-name="ce47" office:value-type="float" office:value="208471" calcext:value-type="float">
            <text:p><text:s text:c="3"/>208,471</text:p>
          </table:table-cell>
          <table:table-cell table:style-name="ce47" office:value-type="float" office:value="7887" calcext:value-type="float">
            <text:p><text:s text:c="3"/>7,887</text:p>
          </table:table-cell>
          <table:table-cell table:style-name="ce47" office:value-type="float" office:value="61" calcext:value-type="float">
            <text:p><text:s text:c="3"/>61</text:p>
          </table:table-cell>
          <table:table-cell table:style-name="ce47" office:value-type="float" office:value="187753" calcext:value-type="float">
            <text:p><text:s text:c="3"/>187,753</text:p>
          </table:table-cell>
          <table:table-cell table:style-name="ce47" office:value-type="float" office:value="11206" calcext:value-type="float">
            <text:p><text:s text:c="3"/>11,206</text:p>
          </table:table-cell>
          <table:table-cell table:style-name="ce97" office:value-type="float" office:value="17460" calcext:value-type="float">
            <text:p><text:s text:c="3"/>17,460</text:p>
          </table:table-cell>
          <table:table-cell table:style-name="ce15" table:number-columns-repeated="1015"/>
        </table:table-row>
        <table:table-row table:style-name="ro2">
          <table:table-cell table:style-name="ce13" office:value-type="string" calcext:value-type="string">
            <text:p>九十三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13639" calcext:value-type="float">
            <text:p><text:s text:c="3"/>113,639</text:p>
          </table:table-cell>
          <table:table-cell table:style-name="ce50" office:value-type="float" office:value="109450" calcext:value-type="float">
            <text:p><text:s text:c="3"/>109,450</text:p>
          </table:table-cell>
          <table:table-cell table:style-name="ce48" office:value-type="float" office:value="4156" calcext:value-type="float">
            <text:p><text:s text:c="3"/>4,156</text:p>
          </table:table-cell>
          <table:table-cell table:style-name="ce50" office:value-type="float" office:value="33" calcext:value-type="float">
            <text:p><text:s text:c="3"/>33</text:p>
          </table:table-cell>
          <table:table-cell table:style-name="ce50" office:value-type="float" office:value="98704" calcext:value-type="float">
            <text:p><text:s text:c="3"/>98,704</text:p>
          </table:table-cell>
          <table:table-cell table:style-name="ce50" office:value-type="float" office:value="5885" calcext:value-type="float">
            <text:p><text:s text:c="3"/>5,885</text:p>
          </table:table-cell>
          <table:table-cell table:style-name="ce50" office:value-type="float" office:value="9050" calcext:value-type="float">
            <text:p><text:s text:c="3"/>9,050</text:p>
          </table:table-cell>
          <table:table-cell table:style-name="ce15" table:number-columns-repeated="1015"/>
        </table:table-row>
        <table:table-row table:style-name="ro2">
          <table:table-cell table:style-name="ce14"/>
          <table:table-cell table:style-name="ce33" office:value-type="string" calcext:value-type="string">
            <text:p>女</text:p>
          </table:table-cell>
          <table:table-cell table:style-name="ce51" office:value-type="float" office:value="102780" calcext:value-type="float">
            <text:p><text:s text:c="3"/>102,780</text:p>
          </table:table-cell>
          <table:table-cell table:style-name="ce51" office:value-type="float" office:value="99021" calcext:value-type="float">
            <text:p><text:s text:c="3"/>99,021</text:p>
          </table:table-cell>
          <table:table-cell table:style-name="ce49" office:value-type="float" office:value="3731" calcext:value-type="float">
            <text:p><text:s text:c="3"/>3,731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89049" calcext:value-type="float">
            <text:p><text:s text:c="3"/>89,049</text:p>
          </table:table-cell>
          <table:table-cell table:style-name="ce51" office:value-type="float" office:value="5321" calcext:value-type="float">
            <text:p><text:s text:c="3"/>5,321</text:p>
          </table:table-cell>
          <table:table-cell table:style-name="ce51" office:value-type="float" office:value="8410" calcext:value-type="float">
            <text:p><text:s text:c="3"/>8,410</text:p>
          </table:table-cell>
          <table:table-cell table:style-name="ce15" table:number-columns-repeated="1015"/>
        </table:table-row>
        <table:table-row table:style-name="ro2">
          <table:table-cell table:style-name="ce15"/>
          <table:table-cell table:style-name="ce31" office:value-type="string" calcext:value-type="string">
            <text:p>計</text:p>
          </table:table-cell>
          <table:table-cell table:style-name="ce47" office:value-type="float" office:value="205854" calcext:value-type="float">
            <text:p><text:s text:c="3"/>205,854</text:p>
          </table:table-cell>
          <table:table-cell table:style-name="ce47" office:value-type="float" office:value="197572" calcext:value-type="float">
            <text:p><text:s text:c="3"/>197,572</text:p>
          </table:table-cell>
          <table:table-cell table:style-name="ce48" office:value-type="float" office:value="8245" calcext:value-type="float">
            <text:p><text:s text:c="3"/>8,245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179345" calcext:value-type="float">
            <text:p><text:s text:c="3"/>179,345</text:p>
          </table:table-cell>
          <table:table-cell table:style-name="ce47" office:value-type="float" office:value="10022" calcext:value-type="float">
            <text:p><text:s text:c="3"/>10,022</text:p>
          </table:table-cell>
          <table:table-cell table:style-name="ce97" office:value-type="float" office:value="16487" calcext:value-type="float">
            <text:p><text:s text:c="3"/>16,487</text:p>
          </table:table-cell>
          <table:table-cell table:style-name="ce15" table:number-columns-repeated="1015"/>
        </table:table-row>
        <table:table-row table:style-name="ro2">
          <table:table-cell table:style-name="ce11" office:value-type="string" calcext:value-type="string">
            <text:p>九十四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07378" calcext:value-type="float">
            <text:p><text:s text:c="3"/>107,378</text:p>
          </table:table-cell>
          <table:table-cell table:style-name="ce48" office:value-type="float" office:value="103143" calcext:value-type="float">
            <text:p><text:s text:c="3"/>103,143</text:p>
          </table:table-cell>
          <table:table-cell table:style-name="ce48" office:value-type="float" office:value="4216" calcext:value-type="float">
            <text:p><text:s text:c="3"/>4,216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3527" calcext:value-type="float">
            <text:p><text:s text:c="3"/>93,527</text:p>
          </table:table-cell>
          <table:table-cell table:style-name="ce48" office:value-type="float" office:value="5219" calcext:value-type="float">
            <text:p><text:s text:c="3"/>5,219</text:p>
          </table:table-cell>
          <table:table-cell table:style-name="ce98" office:value-type="float" office:value="8632" calcext:value-type="float">
            <text:p><text:s text:c="3"/>8,632</text:p>
          </table:table-cell>
          <table:table-cell table:style-name="ce15" table:number-columns-repeated="1015"/>
        </table:table-row>
        <table:table-row table:style-name="ro2">
          <table: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8476" calcext:value-type="float">
            <text:p><text:s text:c="3"/>98,476</text:p>
          </table:table-cell>
          <table:table-cell table:style-name="ce49" office:value-type="float" office:value="94429" calcext:value-type="float">
            <text:p><text:s text:c="3"/>94,429</text:p>
          </table:table-cell>
          <table:table-cell table:style-name="ce49" office:value-type="float" office:value="4029" calcext:value-type="float">
            <text:p><text:s text:c="3"/>4,029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49" office:value-type="float" office:value="85818" calcext:value-type="float">
            <text:p><text:s text:c="3"/>85,818</text:p>
          </table:table-cell>
          <table:table-cell table:style-name="ce49" office:value-type="float" office:value="4803" calcext:value-type="float">
            <text:p><text:s text:c="3"/>4,803</text:p>
          </table:table-cell>
          <table:table-cell table:style-name="ce99" office:value-type="float" office:value="7855" calcext:value-type="float">
            <text:p><text:s text:c="3"/>7,855</text:p>
          </table:table-cell>
          <table:table-cell table:style-name="ce15" table:number-columns-repeated="1015"/>
        </table:table-row>
        <table:table-row table:style-name="ro2">
          <table:table-cell table:style-name="ce17" office:value-type="string" calcext:value-type="string" table:number-columns-spanned="1" table:number-rows-spanned="3">
            <text:p>九十五年 <text:s/>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59" calcext:value-type="float">
            <text:p><text:s text:c="3"/>204,459</text:p>
          </table:table-cell>
          <table:table-cell table:style-name="ce47" office:value-type="float" office:value="195864" calcext:value-type="float">
            <text:p><text:s text:c="3"/>195,864</text:p>
          </table:table-cell>
          <table:table-cell table:style-name="ce47" office:value-type="float" office:value="8560" calcext:value-type="float">
            <text:p><text:s text:c="3"/>8,560</text:p>
          </table:table-cell>
          <table:table-cell table:style-name="ce47" office:value-type="float" office:value="35" calcext:value-type="float">
            <text:p><text:s text:c="3"/>35</text:p>
          </table:table-cell>
          <table:table-cell table:style-name="ce47" office:value-type="float" office:value="180556" calcext:value-type="float">
            <text:p><text:s text:c="3"/>180,556</text:p>
          </table:table-cell>
          <table:table-cell table:style-name="ce47" office:value-type="float" office:value="10423" calcext:value-type="float">
            <text:p><text:s text:c="3"/>10,423</text:p>
          </table:table-cell>
          <table:table-cell table:style-name="ce97" office:value-type="float" office:value="13480" calcext:value-type="float">
            <text:p><text:s text:c="3"/>13,480</text:p>
          </table:table-cell>
          <table:table-cell table:style-name="ce15" table:number-columns-repeated="1015"/>
        </table:table-row>
        <table:table-row table:style-name="ro2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936" calcext:value-type="float">
            <text:p><text:s text:c="3"/>106,936</text:p>
          </table:table-cell>
          <table:table-cell table:style-name="ce48" office:value-type="float" office:value="102503" calcext:value-type="float">
            <text:p><text:s text:c="3"/>102,503</text:p>
          </table:table-cell>
          <table:table-cell table:style-name="ce48" office:value-type="float" office:value="4414" calcext:value-type="float">
            <text:p><text:s text:c="3"/>4,414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4517" calcext:value-type="float">
            <text:p><text:s text:c="3"/>94,517</text:p>
          </table:table-cell>
          <table:table-cell table:style-name="ce48" office:value-type="float" office:value="5479" calcext:value-type="float">
            <text:p><text:s text:c="3"/>5,479</text:p>
          </table:table-cell>
          <table:table-cell table:style-name="ce98" office:value-type="float" office:value="6940" calcext:value-type="float">
            <text:p><text:s text:c="3"/>6,940</text:p>
          </table:table-cell>
          <table:table-cell table:style-name="ce15" table:number-columns-repeated="1015"/>
        </table:table-row>
        <table:table-row table:style-name="ro2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7523" calcext:value-type="float">
            <text:p><text:s text:c="3"/>97,523</text:p>
          </table:table-cell>
          <table:table-cell table:style-name="ce49" office:value-type="float" office:value="93361" calcext:value-type="float">
            <text:p><text:s text:c="3"/>93,361</text:p>
          </table:table-cell>
          <table:table-cell table:style-name="ce49" office:value-type="float" office:value="4146" calcext:value-type="float">
            <text:p><text:s text:c="3"/>4,146</text:p>
          </table:table-cell>
          <table:table-cell table:style-name="ce49" office:value-type="float" office:value="16" calcext:value-type="float">
            <text:p><text:s text:c="3"/>16</text:p>
          </table:table-cell>
          <table:table-cell table:style-name="ce49" office:value-type="float" office:value="86039" calcext:value-type="float">
            <text:p><text:s text:c="3"/>86,039</text:p>
          </table:table-cell>
          <table:table-cell table:style-name="ce49" office:value-type="float" office:value="4944" calcext:value-type="float">
            <text:p><text:s text:c="3"/>4,944</text:p>
          </table:table-cell>
          <table:table-cell table:style-name="ce99" office:value-type="float" office:value="6540" calcext:value-type="float">
            <text:p><text:s text:c="3"/>6,540</text:p>
          </table:table-cell>
          <table:table-cell table:style-name="ce15" table:number-columns-repeated="1015"/>
        </table:table-row>
        <table:table-row table:style-name="ro2">
          <table:table-cell table:style-name="ce17" office:value-type="string" calcext:value-type="string" table:number-columns-spanned="1" table:number-rows-spanned="3">
            <text:p><text:s/>九十六年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14" calcext:value-type="float">
            <text:p><text:s text:c="3"/>204,414</text:p>
          </table:table-cell>
          <table:table-cell table:style-name="ce47" office:value-type="float" office:value="195375" calcext:value-type="float">
            <text:p><text:s text:c="3"/>195,375</text:p>
          </table:table-cell>
          <table:table-cell table:style-name="ce47" office:value-type="float" office:value="8979" calcext:value-type="float">
            <text:p><text:s text:c="3"/>8,979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183509" calcext:value-type="float">
            <text:p><text:s text:c="3"/>183,509</text:p>
          </table:table-cell>
          <table:table-cell table:style-name="ce47" office:value-type="float" office:value="10117" calcext:value-type="float">
            <text:p><text:s text:c="3"/>10,117</text:p>
          </table:table-cell>
          <table:table-cell table:style-name="ce97" office:value-type="float" office:value="10788" calcext:value-type="float">
            <text:p><text:s text:c="3"/>10,788</text:p>
          </table:table-cell>
          <table:table-cell table:style-name="ce15" table:number-columns-repeated="1015"/>
        </table:table-row>
        <table:table-row table:style-name="ro2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898" calcext:value-type="float">
            <text:p><text:s text:c="3"/>106,898</text:p>
          </table:table-cell>
          <table:table-cell table:style-name="ce48" office:value-type="float" office:value="102245" calcext:value-type="float">
            <text:p><text:s text:c="3"/>102,245</text:p>
          </table:table-cell>
          <table:table-cell table:style-name="ce48" office:value-type="float" office:value="4617" calcext:value-type="float">
            <text:p><text:s text:c="3"/>4,617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95896" calcext:value-type="float">
            <text:p><text:s text:c="3"/>95,896</text:p>
          </table:table-cell>
          <table:table-cell table:style-name="ce48" office:value-type="float" office:value="5328" calcext:value-type="float">
            <text:p><text:s text:c="3"/>5,328</text:p>
          </table:table-cell>
          <table:table-cell table:style-name="ce98" office:value-type="float" office:value="5674" calcext:value-type="float">
            <text:p><text:s text:c="3"/>5,674</text:p>
          </table:table-cell>
          <table:table-cell table:style-name="ce15" table:number-columns-repeated="1015"/>
        </table:table-row>
        <table:table-row table:style-name="ro2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49" office:value-type="float" office:value="97516" calcext:value-type="float">
            <text:p><text:s text:c="3"/>97,516</text:p>
          </table:table-cell>
          <table:table-cell table:style-name="ce49" office:value-type="float" office:value="93130" calcext:value-type="float">
            <text:p><text:s text:c="3"/>93,130</text:p>
          </table:table-cell>
          <table:table-cell table:style-name="ce49" office:value-type="float" office:value="4362" calcext:value-type="float">
            <text:p><text:s text:c="3"/>4,362</text:p>
          </table:table-cell>
          <table:table-cell table:style-name="ce49" office:value-type="float" office:value="24" calcext:value-type="float">
            <text:p><text:s text:c="3"/>24</text:p>
          </table:table-cell>
          <table:table-cell table:style-name="ce49" office:value-type="float" office:value="87613" calcext:value-type="float">
            <text:p><text:s text:c="3"/>87,613</text:p>
          </table:table-cell>
          <table:table-cell table:style-name="ce49" office:value-type="float" office:value="4789" calcext:value-type="float">
            <text:p><text:s text:c="3"/>4,789</text:p>
          </table:table-cell>
          <table:table-cell table:style-name="ce99" office:value-type="float" office:value="5114" calcext:value-type="float">
            <text:p><text:s text:c="3"/>5,114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37:.F37])" office:value-type="float" office:value="14687" calcext:value-type="float">
            <text:p><text:s text:c="3"/>14,687</text:p>
          </table:table-cell>
          <table:table-cell table:style-name="ce65" table:formula="of:=[.D38]+[.D39]" office:value-type="float" office:value="14048" calcext:value-type="float">
            <text:p><text:s text:c="3"/>14,048</text:p>
          </table:table-cell>
          <table:table-cell table:style-name="ce65" table:formula="of:=[.E38]+[.E39]" office:value-type="float" office:value="632" calcext:value-type="float">
            <text:p><text:s text:c="3"/>632</text:p>
          </table:table-cell>
          <table:table-cell table:style-name="ce65" table:formula="of:=[.F38]+[.F39]" office:value-type="float" office:value="7" calcext:value-type="float">
            <text:p><text:s text:c="3"/>7</text:p>
          </table:table-cell>
          <table:table-cell table:style-name="ce79" table:formula="of:=[.C37]-[.H37]-[.I37]" office:value-type="float" office:value="13130" calcext:value-type="float">
            <text:p><text:s text:c="3"/>13,130</text:p>
          </table:table-cell>
          <table:table-cell table:style-name="ce65" table:formula="of:=[.H38]+[.H39]" office:value-type="float" office:value="736" calcext:value-type="float">
            <text:p><text:s text:c="3"/>736</text:p>
          </table:table-cell>
          <table:table-cell table:style-name="ce65" table:formula="of:=[.I38]+[.I39]" office:value-type="float" office:value="821" calcext:value-type="float">
            <text:p><text:s text:c="3"/>821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六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38:.F38])" office:value-type="float" office:value="7745" calcext:value-type="float">
            <text:p><text:s text:c="3"/>7,745</text:p>
          </table:table-cell>
          <table:table-cell table:style-name="ce66" office:value-type="float" office:value="7412" calcext:value-type="float">
            <text:p><text:s text:c="3"/>7,412</text:p>
          </table:table-cell>
          <table:table-cell table:style-name="ce53" office:value-type="float" office:value="328" calcext:value-type="float">
            <text:p><text:s text:c="3"/>328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80" office:value-type="float" office:value="6919" calcext:value-type="float">
            <text:p><text:s text:c="3"/>6,919</text:p>
          </table:table-cell>
          <table:table-cell table:style-name="ce66" office:value-type="float" office:value="401" calcext:value-type="float">
            <text:p><text:s text:c="3"/>401</text:p>
          </table:table-cell>
          <table:table-cell table:style-name="ce66" office:value-type="float" office:value="425" calcext:value-type="float">
            <text:p><text:s text:c="3"/>425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39:.F39])" office:value-type="float" office:value="6942" calcext:value-type="float">
            <text:p><text:s text:c="3"/>6,942</text:p>
          </table:table-cell>
          <table:table-cell table:style-name="ce66" office:value-type="float" office:value="6636" calcext:value-type="float">
            <text:p><text:s text:c="3"/>6,636</text:p>
          </table:table-cell>
          <table:table-cell table:style-name="ce69" office:value-type="float" office:value="304" calcext:value-type="float">
            <text:p><text:s text:c="3"/>304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80" office:value-type="float" office:value="6211" calcext:value-type="float">
            <text:p><text:s text:c="3"/>6,211</text:p>
          </table:table-cell>
          <table:table-cell table:style-name="ce66" office:value-type="float" office:value="335" calcext:value-type="float">
            <text:p><text:s text:c="3"/>335</text:p>
          </table:table-cell>
          <table:table-cell table:style-name="ce66" office:value-type="float" office:value="396" calcext:value-type="float">
            <text:p><text:s text:c="3"/>396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40:.F40])" office:value-type="float" office:value="16737" calcext:value-type="float">
            <text:p><text:s text:c="3"/>16,737</text:p>
          </table:table-cell>
          <table:table-cell table:style-name="ce65" table:formula="of:=[.D41]+[.D42]" office:value-type="float" office:value="15949" calcext:value-type="float">
            <text:p><text:s text:c="3"/>15,949</text:p>
          </table:table-cell>
          <table:table-cell table:style-name="ce65" table:formula="of:=[.E41]+[.E42]" office:value-type="float" office:value="785" calcext:value-type="float">
            <text:p><text:s text:c="3"/>785</text:p>
          </table:table-cell>
          <table:table-cell table:style-name="ce65" table:formula="of:=[.F41]+[.F42]" office:value-type="float" office:value="3" calcext:value-type="float">
            <text:p><text:s text:c="3"/>3</text:p>
          </table:table-cell>
          <table:table-cell table:style-name="ce79" table:formula="of:=[.C40]-[.H40]-[.I40]" office:value-type="float" office:value="14898" calcext:value-type="float">
            <text:p><text:s text:c="3"/>14,898</text:p>
          </table:table-cell>
          <table:table-cell table:style-name="ce65" table:formula="of:=[.H41]+[.H42]" office:value-type="float" office:value="897" calcext:value-type="float">
            <text:p><text:s text:c="3"/>897</text:p>
          </table:table-cell>
          <table:table-cell table:style-name="ce65" table:formula="of:=[.I41]+[.I42]" office:value-type="float" office:value="942" calcext:value-type="float">
            <text:p><text:s text:c="3"/>942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七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41:.F41])" office:value-type="float" office:value="8692" calcext:value-type="float">
            <text:p><text:s text:c="3"/>8,692</text:p>
          </table:table-cell>
          <table:table-cell table:style-name="ce66" office:value-type="float" office:value="8309" calcext:value-type="float">
            <text:p><text:s text:c="3"/>8,309</text:p>
          </table:table-cell>
          <table:table-cell table:style-name="ce53" office:value-type="float" office:value="381" calcext:value-type="float">
            <text:p><text:s text:c="3"/>381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80" office:value-type="float" office:value="7703" calcext:value-type="float">
            <text:p><text:s text:c="3"/>7,703</text:p>
          </table:table-cell>
          <table:table-cell table:style-name="ce66" office:value-type="float" office:value="467" calcext:value-type="float">
            <text:p><text:s text:c="3"/>467</text:p>
          </table:table-cell>
          <table:table-cell table:style-name="ce66" office:value-type="float" office:value="522" calcext:value-type="float">
            <text:p><text:s text:c="3"/>522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42:.F42])" office:value-type="float" office:value="8045" calcext:value-type="float">
            <text:p><text:s text:c="3"/>8,045</text:p>
          </table:table-cell>
          <table:table-cell table:style-name="ce66" office:value-type="float" office:value="7640" calcext:value-type="float">
            <text:p><text:s text:c="3"/>7,640</text:p>
          </table:table-cell>
          <table:table-cell table:style-name="ce69" office:value-type="float" office:value="404" calcext:value-type="float">
            <text:p><text:s text:c="3"/>404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80" office:value-type="float" office:value="7195" calcext:value-type="float">
            <text:p><text:s text:c="3"/>7,195</text:p>
          </table:table-cell>
          <table:table-cell table:style-name="ce66" office:value-type="float" office:value="430" calcext:value-type="float">
            <text:p><text:s text:c="3"/>430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43:.F43])" office:value-type="float" office:value="18109" calcext:value-type="float">
            <text:p><text:s text:c="3"/>18,109</text:p>
          </table:table-cell>
          <table:table-cell table:style-name="ce65" table:formula="of:=[.D44]+[.D45]" office:value-type="float" office:value="17298" calcext:value-type="float">
            <text:p><text:s text:c="3"/>17,298</text:p>
          </table:table-cell>
          <table:table-cell table:style-name="ce65" table:formula="of:=[.E44]+[.E45]" office:value-type="float" office:value="799" calcext:value-type="float">
            <text:p><text:s text:c="3"/>799</text:p>
          </table:table-cell>
          <table:table-cell table:style-name="ce52" table:formula="of:=[.F44]+[.F45]" office:value-type="float" office:value="12" calcext:value-type="float">
            <text:p><text:s text:c="3"/>12</text:p>
          </table:table-cell>
          <table:table-cell table:style-name="ce79" table:formula="of:=[.C43]-[.H43]-[.I43]" office:value-type="float" office:value="16309" calcext:value-type="float">
            <text:p><text:s text:c="3"/>16,309</text:p>
          </table:table-cell>
          <table:table-cell table:style-name="ce65" table:formula="of:=[.H44]+[.H45]" office:value-type="float" office:value="854" calcext:value-type="float">
            <text:p><text:s text:c="3"/>854</text:p>
          </table:table-cell>
          <table:table-cell table:style-name="ce65" table:formula="of:=[.I44]+[.I45]" office:value-type="float" office:value="946" calcext:value-type="float">
            <text:p><text:s text:c="3"/>946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八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44:.F44])" office:value-type="float" office:value="9456" calcext:value-type="float">
            <text:p><text:s text:c="3"/>9,456</text:p>
          </table:table-cell>
          <table:table-cell table:style-name="ce66" office:value-type="float" office:value="9042" calcext:value-type="float">
            <text:p><text:s text:c="3"/>9,042</text:p>
          </table:table-cell>
          <table:table-cell table:style-name="ce53" office:value-type="float" office:value="405" calcext:value-type="float">
            <text:p><text:s text:c="3"/>405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80" office:value-type="float" office:value="8522" calcext:value-type="float">
            <text:p><text:s text:c="3"/>8,522</text:p>
          </table:table-cell>
          <table:table-cell table:style-name="ce66" office:value-type="float" office:value="444" calcext:value-type="float">
            <text:p><text:s text:c="3"/>444</text:p>
          </table:table-cell>
          <table:table-cell table:style-name="ce66" office:value-type="float" office:value="490" calcext:value-type="float">
            <text:p><text:s text:c="3"/>490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45:.F45])" office:value-type="float" office:value="8653" calcext:value-type="float">
            <text:p><text:s text:c="3"/>8,653</text:p>
          </table:table-cell>
          <table:table-cell table:style-name="ce66" office:value-type="float" office:value="8256" calcext:value-type="float">
            <text:p><text:s text:c="3"/>8,256</text:p>
          </table:table-cell>
          <table:table-cell table:style-name="ce69" office:value-type="float" office:value="394" calcext:value-type="float">
            <text:p><text:s text:c="3"/>394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80" office:value-type="float" office:value="7787" calcext:value-type="float">
            <text:p><text:s text:c="3"/>7,787</text:p>
          </table:table-cell>
          <table:table-cell table:style-name="ce66" office:value-type="float" office:value="410" calcext:value-type="float">
            <text:p><text:s text:c="3"/>410</text:p>
          </table:table-cell>
          <table:table-cell table:style-name="ce66" office:value-type="float" office:value="456" calcext:value-type="float">
            <text:p><text:s text:c="3"/>456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46:.F46])" office:value-type="float" office:value="14863" calcext:value-type="float">
            <text:p><text:s text:c="3"/>14,863</text:p>
          </table:table-cell>
          <table:table-cell table:style-name="ce65" table:formula="of:=[.D47]+[.D48]" office:value-type="float" office:value="14188" calcext:value-type="float">
            <text:p><text:s text:c="3"/>14,188</text:p>
          </table:table-cell>
          <table:table-cell table:style-name="ce65" table:formula="of:=[.E47]+[.E48]" office:value-type="float" office:value="671" calcext:value-type="float">
            <text:p><text:s text:c="3"/>671</text:p>
          </table:table-cell>
          <table:table-cell table:style-name="ce53" table:formula="of:=[.F47]+[.F48]" office:value-type="float" office:value="4" calcext:value-type="float">
            <text:p><text:s text:c="3"/>4</text:p>
          </table:table-cell>
          <table:table-cell table:style-name="ce79" table:formula="of:=[.C46]-[.H46]-[.I46]" office:value-type="float" office:value="13325" calcext:value-type="float">
            <text:p><text:s text:c="3"/>13,325</text:p>
          </table:table-cell>
          <table:table-cell table:style-name="ce65" table:formula="of:=[.H47]+[.H48]" office:value-type="float" office:value="768" calcext:value-type="float">
            <text:p><text:s text:c="3"/>768</text:p>
          </table:table-cell>
          <table:table-cell table:style-name="ce65" table:formula="of:=[.I47]+[.I48]" office:value-type="float" office:value="770" calcext:value-type="float">
            <text:p><text:s text:c="3"/>770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九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47:.F47])" office:value-type="float" office:value="7777" calcext:value-type="float">
            <text:p><text:s text:c="3"/>7,777</text:p>
          </table:table-cell>
          <table:table-cell table:style-name="ce66" office:value-type="float" office:value="7442" calcext:value-type="float">
            <text:p><text:s text:c="3"/>7,442</text:p>
          </table:table-cell>
          <table:table-cell table:style-name="ce53" office:value-type="float" office:value="333" calcext:value-type="float">
            <text:p><text:s text:c="3"/>333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80" office:value-type="float" office:value="6959" calcext:value-type="float">
            <text:p><text:s text:c="3"/>6,959</text:p>
          </table:table-cell>
          <table:table-cell table:style-name="ce66" office:value-type="float" office:value="400" calcext:value-type="float">
            <text:p><text:s text:c="3"/>400</text:p>
          </table:table-cell>
          <table:table-cell table:style-name="ce66" office:value-type="float" office:value="418" calcext:value-type="float">
            <text:p><text:s text:c="3"/>418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48:.F48])" office:value-type="float" office:value="7086" calcext:value-type="float">
            <text:p><text:s text:c="3"/>7,086</text:p>
          </table:table-cell>
          <table:table-cell table:style-name="ce66" office:value-type="float" office:value="6746" calcext:value-type="float">
            <text:p><text:s text:c="3"/>6,746</text:p>
          </table:table-cell>
          <table:table-cell table:style-name="ce69" office:value-type="float" office:value="338" calcext:value-type="float">
            <text:p><text:s text:c="3"/>338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80" office:value-type="float" office:value="6366" calcext:value-type="float">
            <text:p><text:s text:c="3"/>6,366</text:p>
          </table:table-cell>
          <table:table-cell table:style-name="ce66" office:value-type="float" office:value="368" calcext:value-type="float">
            <text:p><text:s text:c="3"/>368</text:p>
          </table:table-cell>
          <table:table-cell table:style-name="ce66" office:value-type="float" office:value="352" calcext:value-type="float">
            <text:p><text:s text:c="3"/>352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49:.F49])" office:value-type="float" office:value="19233" calcext:value-type="float">
            <text:p><text:s text:c="3"/>19,233</text:p>
          </table:table-cell>
          <table:table-cell table:style-name="ce65" table:formula="of:=[.D50]+[.D51]" office:value-type="float" office:value="18424" calcext:value-type="float">
            <text:p><text:s text:c="3"/>18,424</text:p>
          </table:table-cell>
          <table:table-cell table:style-name="ce65" table:formula="of:=[.E50]+[.E51]" office:value-type="float" office:value="807" calcext:value-type="float">
            <text:p><text:s text:c="3"/>807</text:p>
          </table:table-cell>
          <table:table-cell table:style-name="ce53" table:formula="of:=[.F50]+[.F51]" office:value-type="float" office:value="2" calcext:value-type="float">
            <text:p><text:s text:c="3"/>2</text:p>
          </table:table-cell>
          <table:table-cell table:style-name="ce79" table:formula="of:=[.C49]-[.H49]-[.I49]" office:value-type="float" office:value="17363" calcext:value-type="float">
            <text:p><text:s text:c="3"/>17,363</text:p>
          </table:table-cell>
          <table:table-cell table:style-name="ce65" table:formula="of:=[.H50]+[.H51]" office:value-type="float" office:value="942" calcext:value-type="float">
            <text:p><text:s text:c="3"/>942</text:p>
          </table:table-cell>
          <table:table-cell table:style-name="ce65" table:formula="of:=[.I50]+[.I51]" office:value-type="float" office:value="928" calcext:value-type="float">
            <text:p><text:s text:c="3"/>928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十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50:.F50])" office:value-type="float" office:value="10018" calcext:value-type="float">
            <text:p><text:s text:c="3"/>10,018</text:p>
          </table:table-cell>
          <table:table-cell table:style-name="ce66" office:value-type="float" office:value="9615" calcext:value-type="float">
            <text:p><text:s text:c="3"/>9,615</text:p>
          </table:table-cell>
          <table:table-cell table:style-name="ce53" office:value-type="float" office:value="402" calcext:value-type="float">
            <text:p><text:s text:c="3"/>402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9034" calcext:value-type="float">
            <text:p><text:s text:c="3"/>9,034</text:p>
          </table:table-cell>
          <table:table-cell table:style-name="ce66" office:value-type="float" office:value="481" calcext:value-type="float">
            <text:p><text:s text:c="3"/>481</text:p>
          </table:table-cell>
          <table:table-cell table:style-name="ce66" office:value-type="float" office:value="503" calcext:value-type="float">
            <text:p><text:s text:c="3"/>503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51:.F51])" office:value-type="float" office:value="9215" calcext:value-type="float">
            <text:p><text:s text:c="3"/>9,215</text:p>
          </table:table-cell>
          <table:table-cell table:style-name="ce66" office:value-type="float" office:value="8809" calcext:value-type="float">
            <text:p><text:s text:c="3"/>8,809</text:p>
          </table:table-cell>
          <table:table-cell table:style-name="ce69" office:value-type="float" office:value="405" calcext:value-type="float">
            <text:p><text:s text:c="3"/>405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80" office:value-type="float" office:value="8329" calcext:value-type="float">
            <text:p><text:s text:c="3"/>8,329</text:p>
          </table:table-cell>
          <table:table-cell table:style-name="ce66" office:value-type="float" office:value="461" calcext:value-type="float">
            <text:p><text:s text:c="3"/>461</text:p>
          </table:table-cell>
          <table:table-cell table:style-name="ce66" office:value-type="float" office:value="425" calcext:value-type="float">
            <text:p><text:s text:c="3"/>425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52:.F52])" office:value-type="float" office:value="19311" calcext:value-type="float">
            <text:p><text:s text:c="3"/>19,311</text:p>
          </table:table-cell>
          <table:table-cell table:style-name="ce65" table:formula="of:=[.D53]+[.D54]" office:value-type="float" office:value="18520" calcext:value-type="float">
            <text:p><text:s text:c="3"/>18,520</text:p>
          </table:table-cell>
          <table:table-cell table:style-name="ce65" table:formula="of:=[.E53]+[.E54]" office:value-type="float" office:value="787" calcext:value-type="float">
            <text:p><text:s text:c="3"/>787</text:p>
          </table:table-cell>
          <table:table-cell table:style-name="ce52" table:formula="of:=[.F53]+[.F54]" office:value-type="float" office:value="4" calcext:value-type="float">
            <text:p><text:s text:c="3"/>4</text:p>
          </table:table-cell>
          <table:table-cell table:style-name="ce79" table:formula="of:=[.C52]-[.H52]-[.I52]" office:value-type="float" office:value="17415" calcext:value-type="float">
            <text:p><text:s text:c="3"/>17,415</text:p>
          </table:table-cell>
          <table:table-cell table:style-name="ce65" table:formula="of:=[.H53]+[.H54]" office:value-type="float" office:value="1008" calcext:value-type="float">
            <text:p><text:s text:c="3"/>1,008</text:p>
          </table:table-cell>
          <table:table-cell table:style-name="ce65" table:formula="of:=[.I53]+[.I54]" office:value-type="float" office:value="888" calcext:value-type="float">
            <text:p><text:s text:c="3"/>888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十一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53:.F53])" office:value-type="float" office:value="10046" calcext:value-type="float">
            <text:p><text:s text:c="3"/>10,046</text:p>
          </table:table-cell>
          <table:table-cell table:style-name="ce66" office:value-type="float" office:value="9636" calcext:value-type="float">
            <text:p><text:s text:c="3"/>9,636</text:p>
          </table:table-cell>
          <table:table-cell table:style-name="ce53" office:value-type="float" office:value="408" calcext:value-type="float">
            <text:p><text:s text:c="3"/>408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80" office:value-type="float" office:value="9067" calcext:value-type="float">
            <text:p><text:s text:c="3"/>9,067</text:p>
          </table:table-cell>
          <table:table-cell table:style-name="ce66" office:value-type="float" office:value="510" calcext:value-type="float">
            <text:p><text:s text:c="3"/>510</text:p>
          </table:table-cell>
          <table:table-cell table:style-name="ce66" office:value-type="float" office:value="469" calcext:value-type="float">
            <text:p><text:s text:c="3"/>469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54:.F54])" office:value-type="float" office:value="9265" calcext:value-type="float">
            <text:p><text:s text:c="3"/>9,265</text:p>
          </table:table-cell>
          <table:table-cell table:style-name="ce66" office:value-type="float" office:value="8884" calcext:value-type="float">
            <text:p><text:s text:c="3"/>8,884</text:p>
          </table:table-cell>
          <table:table-cell table:style-name="ce69" office:value-type="float" office:value="379" calcext:value-type="float">
            <text:p><text:s text:c="3"/>379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80" office:value-type="float" office:value="8348" calcext:value-type="float">
            <text:p><text:s text:c="3"/>8,348</text:p>
          </table:table-cell>
          <table:table-cell table:style-name="ce66" office:value-type="float" office:value="498" calcext:value-type="float">
            <text:p><text:s text:c="3"/>498</text:p>
          </table:table-cell>
          <table:table-cell table:style-name="ce66" office:value-type="float" office:value="419" calcext:value-type="float">
            <text:p><text:s text:c="3"/>419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55:.F55])" office:value-type="float" office:value="19353" calcext:value-type="float">
            <text:p><text:s text:c="3"/>19,353</text:p>
          </table:table-cell>
          <table:table-cell table:style-name="ce65" table:formula="of:=[.D56]+[.D57]" office:value-type="float" office:value="18590" calcext:value-type="float">
            <text:p><text:s text:c="3"/>18,590</text:p>
          </table:table-cell>
          <table:table-cell table:style-name="ce65" table:formula="of:=[.E56]+[.E57]" office:value-type="float" office:value="757" calcext:value-type="float">
            <text:p><text:s text:c="3"/>757</text:p>
          </table:table-cell>
          <table:table-cell table:style-name="ce52" table:formula="of:=[.F56]+[.F57]" office:value-type="float" office:value="6" calcext:value-type="float">
            <text:p><text:s text:c="3"/>6</text:p>
          </table:table-cell>
          <table:table-cell table:style-name="ce79" table:formula="of:=[.C55]-[.H55]-[.I55]" office:value-type="float" office:value="17504" calcext:value-type="float">
            <text:p><text:s text:c="3"/>17,504</text:p>
          </table:table-cell>
          <table:table-cell table:style-name="ce65" table:formula="of:=[.H56]+[.H57]" office:value-type="float" office:value="940" calcext:value-type="float">
            <text:p><text:s text:c="3"/>940</text:p>
          </table:table-cell>
          <table:table-cell table:style-name="ce65" table:formula="of:=[.I56]+[.I57]" office:value-type="float" office:value="909" calcext:value-type="float">
            <text:p><text:s text:c="3"/>909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十二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56:.F56])" office:value-type="float" office:value="10167" calcext:value-type="float">
            <text:p><text:s text:c="3"/>10,167</text:p>
          </table:table-cell>
          <table:table-cell table:style-name="ce66" office:value-type="float" office:value="9770" calcext:value-type="float">
            <text:p><text:s text:c="3"/>9,770</text:p>
          </table:table-cell>
          <table:table-cell table:style-name="ce53" office:value-type="float" office:value="394" calcext:value-type="float">
            <text:p><text:s text:c="3"/>394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80" office:value-type="float" office:value="9192" calcext:value-type="float">
            <text:p><text:s text:c="3"/>9,192</text:p>
          </table:table-cell>
          <table:table-cell table:style-name="ce66" office:value-type="float" office:value="486" calcext:value-type="float">
            <text:p><text:s text:c="3"/>486</text:p>
          </table:table-cell>
          <table:table-cell table:style-name="ce66" office:value-type="float" office:value="489" calcext:value-type="float">
            <text:p><text:s text:c="3"/>489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57:.F57])" office:value-type="float" office:value="9186" calcext:value-type="float">
            <text:p><text:s text:c="3"/>9,186</text:p>
          </table:table-cell>
          <table:table-cell table:style-name="ce66" office:value-type="float" office:value="8820" calcext:value-type="float">
            <text:p><text:s text:c="3"/>8,820</text:p>
          </table:table-cell>
          <table:table-cell table:style-name="ce53" office:value-type="float" office:value="363" calcext:value-type="float">
            <text:p><text:s text:c="3"/>363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80" office:value-type="float" office:value="8312" calcext:value-type="float">
            <text:p><text:s text:c="3"/>8,312</text:p>
          </table:table-cell>
          <table:table-cell table:style-name="ce66" office:value-type="float" office:value="454" calcext:value-type="float">
            <text:p><text:s text:c="3"/>45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15" table:number-columns-repeated="1015"/>
        </table:table-row>
        <table:table-row table:style-name="ro2">
          <table:table-cell table:style-name="ce17" office:value-type="string" calcext:value-type="string" table:number-columns-spanned="1" table:number-rows-spanned="3">
            <text:p><text:s/>九十七年 <text:s text:c="3"/>截至六月止</text:p>
          </table:table-cell>
          <table:table-cell table:style-name="ce31" office:value-type="string" calcext:value-type="string">
            <text:p>計</text:p>
          </table:table-cell>
          <table:table-cell table:style-name="ce54" table:formula="of:=SUM([.C61];[.C64];[.C67];[.C70];[.C73];[.C76])" office:value-type="float" office:value="95789" calcext:value-type="float">
            <text:p><text:s text:c="3"/>95,789</text:p>
          </table:table-cell>
          <table:table-cell table:style-name="ce54" table:formula="of:=SUM([.D61];[.D64];[.D67];[.D70];[.D73];[.D76])" office:value-type="float" office:value="91733" calcext:value-type="float">
            <text:p><text:s text:c="3"/>91,733</text:p>
          </table:table-cell>
          <table:table-cell table:style-name="ce54" table:formula="of:=SUM([.E61];[.E64];[.E67];[.E70];[.E73];[.E76])" office:value-type="float" office:value="4042" calcext:value-type="float">
            <text:p><text:s text:c="3"/>4,042</text:p>
          </table:table-cell>
          <table:table-cell table:style-name="ce54" table:formula="of:=SUM([.F61];[.F64];[.F67];[.F70];[.F73];[.F76])" office:value-type="float" office:value="14" calcext:value-type="float">
            <text:p><text:s text:c="3"/>14</text:p>
          </table:table-cell>
          <table:table-cell table:style-name="ce54" table:formula="of:=SUM([.G61];[.G64];[.G67];[.G70];[.G73];[.G76])" office:value-type="float" office:value="86368" calcext:value-type="float">
            <text:p><text:s text:c="3"/>86,368</text:p>
          </table:table-cell>
          <table:table-cell table:style-name="ce54" table:formula="of:=SUM([.H61];[.H64];[.H67];[.H70];[.H73];[.H76])" office:value-type="float" office:value="4817" calcext:value-type="float">
            <text:p><text:s text:c="3"/>4,817</text:p>
          </table:table-cell>
          <table:table-cell table:style-name="ce100" table:formula="of:=SUM([.I61];[.I64];[.I67];[.I70];[.I73];[.I76])" office:value-type="float" office:value="4604" calcext:value-type="float">
            <text:p><text:s text:c="3"/>4,604</text:p>
          </table:table-cell>
          <table:table-cell table:style-name="ce15" table:number-columns-repeated="1015"/>
        </table:table-row>
        <table:table-row table:style-name="ro2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55" table:formula="of:=SUM([.C62];[.C65];[.C68];[.C71];[.C74];[.C77])" office:value-type="float" office:value="50243" calcext:value-type="float">
            <text:p><text:s text:c="3"/>50,243</text:p>
          </table:table-cell>
          <table:table-cell table:style-name="ce55" table:formula="of:=SUM([.D62];[.D65];[.D68];[.D71];[.D74];[.D77])" office:value-type="float" office:value="48219" calcext:value-type="float">
            <text:p><text:s text:c="3"/>48,219</text:p>
          </table:table-cell>
          <table:table-cell table:style-name="ce55" table:formula="of:=SUM([.E62];[.E65];[.E68];[.E71];[.E74];[.E77])" office:value-type="float" office:value="2016" calcext:value-type="float">
            <text:p><text:s text:c="3"/>2,016</text:p>
          </table:table-cell>
          <table:table-cell table:style-name="ce55" table:formula="of:=SUM([.F62];[.F65];[.F68];[.F71];[.F74];[.F77])" office:value-type="float" office:value="8" calcext:value-type="float">
            <text:p><text:s text:c="3"/>8</text:p>
          </table:table-cell>
          <table:table-cell table:style-name="ce55" table:formula="of:=SUM([.G62];[.G65];[.G68];[.G71];[.G74];[.G77])" office:value-type="float" office:value="45291" calcext:value-type="float">
            <text:p><text:s text:c="3"/>45,291</text:p>
          </table:table-cell>
          <table:table-cell table:style-name="ce55" table:formula="of:=SUM([.H62];[.H65];[.H68];[.H71];[.H74];[.H77])" office:value-type="float" office:value="2532" calcext:value-type="float">
            <text:p><text:s text:c="3"/>2,532</text:p>
          </table:table-cell>
          <table:table-cell table:style-name="ce50" table:formula="of:=SUM([.I62];[.I65];[.I68];[.I71];[.I74];[.I77])" office:value-type="float" office:value="2420" calcext:value-type="float">
            <text:p><text:s text:c="3"/>2,420</text:p>
          </table:table-cell>
          <table:table-cell table:style-name="ce15" table:number-columns-repeated="1015"/>
        </table:table-row>
        <table:table-row table:style-name="ro2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56" table:formula="of:=SUM([.C63];[.C66];[.C69];[.C72];[.C75];[.C78])" office:value-type="float" office:value="45546" calcext:value-type="float">
            <text:p><text:s text:c="3"/>45,546</text:p>
          </table:table-cell>
          <table:table-cell table:style-name="ce56" table:formula="of:=SUM([.D63];[.D66];[.D69];[.D72];[.D75];[.D78])" office:value-type="float" office:value="43514" calcext:value-type="float">
            <text:p><text:s text:c="3"/>43,514</text:p>
          </table:table-cell>
          <table:table-cell table:style-name="ce56" table:formula="of:=SUM([.E63];[.E66];[.E69];[.E72];[.E75];[.E78])" office:value-type="float" office:value="2026" calcext:value-type="float">
            <text:p><text:s text:c="3"/>2,026</text:p>
          </table:table-cell>
          <table:table-cell table:style-name="ce56" table:formula="of:=SUM([.F63];[.F66];[.F69];[.F72];[.F75];[.F78])" office:value-type="float" office:value="6" calcext:value-type="float">
            <text:p><text:s text:c="3"/>6</text:p>
          </table:table-cell>
          <table:table-cell table:style-name="ce56" table:formula="of:=SUM([.G63];[.G66];[.G69];[.G72];[.G75];[.G78])" office:value-type="float" office:value="41077" calcext:value-type="float">
            <text:p><text:s text:c="3"/>41,077</text:p>
          </table:table-cell>
          <table:table-cell table:style-name="ce56" table:formula="of:=SUM([.H63];[.H66];[.H69];[.H72];[.H75];[.H78])" office:value-type="float" office:value="2285" calcext:value-type="float">
            <text:p><text:s text:c="3"/>2,285</text:p>
          </table:table-cell>
          <table:table-cell table:style-name="ce51" table:formula="of:=SUM([.I63];[.I66];[.I69];[.I72];[.I75];[.I78])" office:value-type="float" office:value="2184" calcext:value-type="float">
            <text:p><text:s text:c="3"/>2,184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61:.F61])" office:value-type="float" office:value="18323" calcext:value-type="float">
            <text:p><text:s text:c="3"/>18,323</text:p>
          </table:table-cell>
          <table:table-cell table:style-name="ce65" table:formula="of:=[.D62]+[.D63]" office:value-type="float" office:value="17550" calcext:value-type="float">
            <text:p><text:s text:c="3"/>17,550</text:p>
          </table:table-cell>
          <table:table-cell table:style-name="ce65" table:formula="of:=[.E62]+[.E63]" office:value-type="float" office:value="768" calcext:value-type="float">
            <text:p><text:s text:c="3"/>768</text:p>
          </table:table-cell>
          <table:table-cell table:style-name="ce52" table:formula="of:=[.F62]+[.F63]" office:value-type="float" office:value="5" calcext:value-type="float">
            <text:p><text:s text:c="3"/>5</text:p>
          </table:table-cell>
          <table:table-cell table:style-name="ce81" table:formula="of:=[.C61]-[.H61]-[.I61]" office:value-type="float" office:value="16558" calcext:value-type="float">
            <text:p><text:s text:c="3"/>16,558</text:p>
          </table:table-cell>
          <table:table-cell table:style-name="ce65" table:formula="of:=[.H62]+[.H63]" office:value-type="float" office:value="898" calcext:value-type="float">
            <text:p><text:s text:c="3"/>898</text:p>
          </table:table-cell>
          <table:table-cell table:style-name="ce65" table:formula="of:=[.I62]+[.I63]" office:value-type="float" office:value="867" calcext:value-type="float">
            <text:p><text:s text:c="3"/>867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一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62:.F62])" office:value-type="float" office:value="9590" calcext:value-type="float">
            <text:p><text:s text:c="3"/>9,590</text:p>
          </table:table-cell>
          <table:table-cell table:style-name="ce66" office:value-type="float" office:value="9205" calcext:value-type="float">
            <text:p><text:s text:c="3"/>9,205</text:p>
          </table:table-cell>
          <table:table-cell table:style-name="ce53" office:value-type="float" office:value="382" calcext:value-type="float">
            <text:p><text:s text:c="3"/>382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80" office:value-type="float" office:value="8666" calcext:value-type="float">
            <text:p><text:s text:c="3"/>8,666</text:p>
          </table:table-cell>
          <table:table-cell table:style-name="ce66" office:value-type="float" office:value="479" calcext:value-type="float">
            <text:p><text:s text:c="3"/>479</text:p>
          </table:table-cell>
          <table:table-cell table:style-name="ce66" office:value-type="float" office:value="445" calcext:value-type="float">
            <text:p><text:s text:c="3"/>445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63:.F63])" office:value-type="float" office:value="8733" calcext:value-type="float">
            <text:p><text:s text:c="3"/>8,733</text:p>
          </table:table-cell>
          <table:table-cell table:style-name="ce66" office:value-type="float" office:value="8345" calcext:value-type="float">
            <text:p><text:s text:c="3"/>8,345</text:p>
          </table:table-cell>
          <table:table-cell table:style-name="ce69" office:value-type="float" office:value="386" calcext:value-type="float">
            <text:p><text:s text:c="3"/>386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80" office:value-type="float" office:value="7892" calcext:value-type="float">
            <text:p><text:s text:c="3"/>7,892</text:p>
          </table:table-cell>
          <table:table-cell table:style-name="ce66" office:value-type="float" office:value="419" calcext:value-type="float">
            <text:p><text:s text:c="3"/>419</text:p>
          </table:table-cell>
          <table:table-cell table:style-name="ce66" office:value-type="float" office:value="422" calcext:value-type="float">
            <text:p><text:s text:c="3"/>422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64:.F64])" office:value-type="float" office:value="16065" calcext:value-type="float">
            <text:p><text:s text:c="3"/>16,065</text:p>
          </table:table-cell>
          <table:table-cell table:style-name="ce65" table:formula="of:=[.D65]+[.D66]" office:value-type="float" office:value="15405" calcext:value-type="float">
            <text:p><text:s text:c="3"/>15,405</text:p>
          </table:table-cell>
          <table:table-cell table:style-name="ce65" table:formula="of:=[.E65]+[.E66]" office:value-type="float" office:value="658" calcext:value-type="float">
            <text:p><text:s text:c="3"/>658</text:p>
          </table:table-cell>
          <table:table-cell table:style-name="ce52" table:formula="of:=[.F65]+[.F66]" office:value-type="float" office:value="2" calcext:value-type="float">
            <text:p><text:s text:c="3"/>2</text:p>
          </table:table-cell>
          <table:table-cell table:style-name="ce81" table:formula="of:=[.C64]-[.H64]-[.I64]" office:value-type="float" office:value="14459" calcext:value-type="float">
            <text:p><text:s text:c="3"/>14,459</text:p>
          </table:table-cell>
          <table:table-cell table:style-name="ce65" table:formula="of:=[.H65]+[.H66]" office:value-type="float" office:value="814" calcext:value-type="float">
            <text:p><text:s text:c="3"/>814</text:p>
          </table:table-cell>
          <table:table-cell table:style-name="ce65" table:formula="of:=[.I65]+[.I66]" office:value-type="float" office:value="792" calcext:value-type="float">
            <text:p><text:s text:c="3"/>792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二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65:.F65])" office:value-type="float" office:value="8373" calcext:value-type="float">
            <text:p><text:s text:c="3"/>8,373</text:p>
          </table:table-cell>
          <table:table-cell table:style-name="ce66" office:value-type="float" office:value="8054" calcext:value-type="float">
            <text:p><text:s text:c="3"/>8,054</text:p>
          </table:table-cell>
          <table:table-cell table:style-name="ce53" office:value-type="float" office:value="319" calcext:value-type="float">
            <text:p><text:s text:c="3"/>319</text:p>
          </table:table-cell>
          <table:table-cell table:style-name="ce66" office:value-type="float" office:value="0" calcext:value-type="float">
            <text:p>—</text:p>
          </table:table-cell>
          <table:table-cell table:style-name="ce80" office:value-type="float" office:value="7522" calcext:value-type="float">
            <text:p><text:s text:c="3"/>7,522</text:p>
          </table:table-cell>
          <table:table-cell table:style-name="ce66" office:value-type="float" office:value="430" calcext:value-type="float">
            <text:p><text:s text:c="3"/>430</text:p>
          </table:table-cell>
          <table:table-cell table:style-name="ce66" office:value-type="float" office:value="421" calcext:value-type="float">
            <text:p><text:s text:c="3"/>421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66:.F66])" office:value-type="float" office:value="7692" calcext:value-type="float">
            <text:p><text:s text:c="3"/>7,692</text:p>
          </table:table-cell>
          <table:table-cell table:style-name="ce66" office:value-type="float" office:value="7351" calcext:value-type="float">
            <text:p><text:s text:c="3"/>7,351</text:p>
          </table:table-cell>
          <table:table-cell table:style-name="ce69" office:value-type="float" office:value="339" calcext:value-type="float">
            <text:p><text:s text:c="3"/>339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80" office:value-type="float" office:value="6937" calcext:value-type="float">
            <text:p><text:s text:c="3"/>6,937</text:p>
          </table:table-cell>
          <table:table-cell table:style-name="ce66" office:value-type="float" office:value="384" calcext:value-type="float">
            <text:p><text:s text:c="3"/>384</text:p>
          </table:table-cell>
          <table:table-cell table:style-name="ce66" office:value-type="float" office:value="371" calcext:value-type="float">
            <text:p><text:s text:c="3"/>371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67:.F67])" office:value-type="float" office:value="16114" calcext:value-type="float">
            <text:p><text:s text:c="3"/>16,114</text:p>
          </table:table-cell>
          <table:table-cell table:style-name="ce65" table:formula="of:=[.D68]+[.D69]" office:value-type="float" office:value="15422" calcext:value-type="float">
            <text:p><text:s text:c="3"/>15,422</text:p>
          </table:table-cell>
          <table:table-cell table:style-name="ce65" table:formula="of:=[.E68]+[.E69]" office:value-type="float" office:value="692" calcext:value-type="float">
            <text:p><text:s text:c="3"/>692</text:p>
          </table:table-cell>
          <table:table-cell table:style-name="ce52" table:formula="of:=[.F68]+[.F69]" office:value-type="float" office:value="0" calcext:value-type="float">
            <text:p>—</text:p>
          </table:table-cell>
          <table:table-cell table:style-name="ce81" table:formula="of:=[.C67]-[.H67]-[.I67]" office:value-type="float" office:value="14528" calcext:value-type="float">
            <text:p><text:s text:c="3"/>14,528</text:p>
          </table:table-cell>
          <table:table-cell table:style-name="ce65" table:formula="of:=[.H68]+[.H69]" office:value-type="float" office:value="827" calcext:value-type="float">
            <text:p><text:s text:c="3"/>827</text:p>
          </table:table-cell>
          <table:table-cell table:style-name="ce65" table:formula="of:=[.I68]+[.I69]" office:value-type="float" office:value="759" calcext:value-type="float">
            <text:p><text:s text:c="3"/>759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三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68:.F68])" office:value-type="float" office:value="8439" calcext:value-type="float">
            <text:p><text:s text:c="3"/>8,439</text:p>
          </table:table-cell>
          <table:table-cell table:style-name="ce66" office:value-type="float" office:value="8106" calcext:value-type="float">
            <text:p><text:s text:c="3"/>8,106</text:p>
          </table:table-cell>
          <table:table-cell table:style-name="ce53" office:value-type="float" office:value="333" calcext:value-type="float">
            <text:p><text:s text:c="3"/>333</text:p>
          </table:table-cell>
          <table:table-cell table:style-name="ce66" office:value-type="float" office:value="0" calcext:value-type="float">
            <text:p>—</text:p>
          </table:table-cell>
          <table:table-cell table:style-name="ce80" office:value-type="float" office:value="7597" calcext:value-type="float">
            <text:p><text:s text:c="3"/>7,597</text:p>
          </table:table-cell>
          <table:table-cell table:style-name="ce66" office:value-type="float" office:value="445" calcext:value-type="float">
            <text:p><text:s text:c="3"/>445</text:p>
          </table:table-cell>
          <table:table-cell table:style-name="ce66" office:value-type="float" office:value="397" calcext:value-type="float">
            <text:p><text:s text:c="3"/>397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69:.F69])" office:value-type="float" office:value="7675" calcext:value-type="float">
            <text:p><text:s text:c="3"/>7,675</text:p>
          </table:table-cell>
          <table:table-cell table:style-name="ce66" office:value-type="float" office:value="7316" calcext:value-type="float">
            <text:p><text:s text:c="3"/>7,316</text:p>
          </table:table-cell>
          <table:table-cell table:style-name="ce69" office:value-type="float" office:value="359" calcext:value-type="float">
            <text:p><text:s text:c="3"/>359</text:p>
          </table:table-cell>
          <table:table-cell table:style-name="ce73" office:value-type="float" office:value="0" calcext:value-type="float">
            <text:p>—</text:p>
          </table:table-cell>
          <table:table-cell table:style-name="ce80" office:value-type="float" office:value="6931" calcext:value-type="float">
            <text:p><text:s text:c="3"/>6,931</text:p>
          </table:table-cell>
          <table:table-cell table:style-name="ce66" office:value-type="float" office:value="382" calcext:value-type="float">
            <text:p><text:s text:c="3"/>382</text:p>
          </table:table-cell>
          <table:table-cell table:style-name="ce66" office:value-type="float" office:value="362" calcext:value-type="float">
            <text:p><text:s text:c="3"/>362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70:.F70])" office:value-type="float" office:value="15549" calcext:value-type="float">
            <text:p><text:s text:c="3"/>15,549</text:p>
          </table:table-cell>
          <table:table-cell table:style-name="ce65" table:formula="of:=[.D71]+[.D72]" office:value-type="float" office:value="14838" calcext:value-type="float">
            <text:p><text:s text:c="3"/>14,838</text:p>
          </table:table-cell>
          <table:table-cell table:style-name="ce65" table:formula="of:=[.E71]+[.E72]" office:value-type="float" office:value="708" calcext:value-type="float">
            <text:p><text:s text:c="3"/>708</text:p>
          </table:table-cell>
          <table:table-cell table:style-name="ce52" table:formula="of:=[.F71]+[.F72]" office:value-type="float" office:value="3" calcext:value-type="float">
            <text:p><text:s text:c="3"/>3</text:p>
          </table:table-cell>
          <table:table-cell table:style-name="ce81" table:formula="of:=[.C70]-[.H70]-[.I70]" office:value-type="float" office:value="14050" calcext:value-type="float">
            <text:p><text:s text:c="3"/>14,050</text:p>
          </table:table-cell>
          <table:table-cell table:style-name="ce65" table:formula="of:=[.H71]+[.H72]" office:value-type="float" office:value="785" calcext:value-type="float">
            <text:p><text:s text:c="3"/>785</text:p>
          </table:table-cell>
          <table:table-cell table:style-name="ce65" table:formula="of:=[.I71]+[.I72]" office:value-type="float" office:value="714" calcext:value-type="float">
            <text:p><text:s text:c="3"/>714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四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71:.F71])" office:value-type="float" office:value="8229" calcext:value-type="float">
            <text:p><text:s text:c="3"/>8,229</text:p>
          </table:table-cell>
          <table:table-cell table:style-name="ce66" office:value-type="float" office:value="7856" calcext:value-type="float">
            <text:p><text:s text:c="3"/>7,856</text:p>
          </table:table-cell>
          <table:table-cell table:style-name="ce53" office:value-type="float" office:value="371" calcext:value-type="float">
            <text:p><text:s text:c="3"/>371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80" office:value-type="float" office:value="7427" calcext:value-type="float">
            <text:p><text:s text:c="3"/>7,427</text:p>
          </table:table-cell>
          <table:table-cell table:style-name="ce66" office:value-type="float" office:value="421" calcext:value-type="float">
            <text:p><text:s text:c="3"/>421</text:p>
          </table:table-cell>
          <table:table-cell table:style-name="ce66" office:value-type="float" office:value="381" calcext:value-type="float">
            <text:p><text:s text:c="3"/>381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72:.F72])" office:value-type="float" office:value="7320" calcext:value-type="float">
            <text:p><text:s text:c="3"/>7,320</text:p>
          </table:table-cell>
          <table:table-cell table:style-name="ce66" office:value-type="float" office:value="6982" calcext:value-type="float">
            <text:p><text:s text:c="3"/>6,982</text:p>
          </table:table-cell>
          <table:table-cell table:style-name="ce69" office:value-type="float" office:value="337" calcext:value-type="float">
            <text:p><text:s text:c="3"/>337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80" office:value-type="float" office:value="6623" calcext:value-type="float">
            <text:p><text:s text:c="3"/>6,623</text:p>
          </table:table-cell>
          <table:table-cell table:style-name="ce66" office:value-type="float" office:value="364" calcext:value-type="float">
            <text:p><text:s text:c="3"/>364</text:p>
          </table:table-cell>
          <table:table-cell table:style-name="ce66" office:value-type="float" office:value="333" calcext:value-type="float">
            <text:p><text:s text:c="3"/>333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73:.F73])" office:value-type="float" office:value="15309" calcext:value-type="float">
            <text:p><text:s text:c="3"/>15,309</text:p>
          </table:table-cell>
          <table:table-cell table:style-name="ce65" table:formula="of:=[.D74]+[.D75]" office:value-type="float" office:value="14678" calcext:value-type="float">
            <text:p><text:s text:c="3"/>14,678</text:p>
          </table:table-cell>
          <table:table-cell table:style-name="ce65" table:formula="of:=[.E74]+[.E75]" office:value-type="float" office:value="628" calcext:value-type="float">
            <text:p><text:s text:c="3"/>628</text:p>
          </table:table-cell>
          <table:table-cell table:style-name="ce52" table:formula="of:=[.F74]+[.F75]" office:value-type="float" office:value="3" calcext:value-type="float">
            <text:p><text:s text:c="3"/>3</text:p>
          </table:table-cell>
          <table:table-cell table:style-name="ce81" table:formula="of:=[.C73]-[.H73]-[.I73]" office:value-type="float" office:value="13813" calcext:value-type="float">
            <text:p><text:s text:c="3"/>13,813</text:p>
          </table:table-cell>
          <table:table-cell table:style-name="ce65" table:formula="of:=[.H74]+[.H75]" office:value-type="float" office:value="749" calcext:value-type="float">
            <text:p><text:s text:c="3"/>749</text:p>
          </table:table-cell>
          <table:table-cell table:style-name="ce65" table:formula="of:=[.I74]+[.I75]" office:value-type="float" office:value="747" calcext:value-type="float">
            <text:p><text:s text:c="3"/>747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五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74:.F74])" office:value-type="float" office:value="8067" calcext:value-type="float">
            <text:p><text:s text:c="3"/>8,067</text:p>
          </table:table-cell>
          <table:table-cell table:style-name="ce66" office:value-type="float" office:value="7733" calcext:value-type="float">
            <text:p><text:s text:c="3"/>7,733</text:p>
          </table:table-cell>
          <table:table-cell table:style-name="ce53" office:value-type="float" office:value="332" calcext:value-type="float">
            <text:p><text:s text:c="3"/>332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80" office:value-type="float" office:value="7291" calcext:value-type="float">
            <text:p><text:s text:c="3"/>7,291</text:p>
          </table:table-cell>
          <table:table-cell table:style-name="ce66" office:value-type="float" office:value="377" calcext:value-type="float">
            <text:p><text:s text:c="3"/>377</text:p>
          </table:table-cell>
          <table:table-cell table:style-name="ce66" office:value-type="float" office:value="399" calcext:value-type="float">
            <text:p><text:s text:c="3"/>399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75:.F75])" office:value-type="float" office:value="7242" calcext:value-type="float">
            <text:p><text:s text:c="3"/>7,242</text:p>
          </table:table-cell>
          <table:table-cell table:style-name="ce66" office:value-type="float" office:value="6945" calcext:value-type="float">
            <text:p><text:s text:c="3"/>6,945</text:p>
          </table:table-cell>
          <table:table-cell table:style-name="ce69" office:value-type="float" office:value="296" calcext:value-type="float">
            <text:p><text:s text:c="3"/>296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80" office:value-type="float" office:value="6522" calcext:value-type="float">
            <text:p><text:s text:c="3"/>6,522</text:p>
          </table:table-cell>
          <table:table-cell table:style-name="ce66" office:value-type="float" office:value="372" calcext:value-type="float">
            <text:p><text:s text:c="3"/>372</text:p>
          </table:table-cell>
          <table:table-cell table:style-name="ce66" office:value-type="float" office:value="348" calcext:value-type="float">
            <text:p><text:s text:c="3"/>348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76:.F76])" office:value-type="float" office:value="14429" calcext:value-type="float">
            <text:p><text:s text:c="3"/>14,429</text:p>
          </table:table-cell>
          <table:table-cell table:style-name="ce65" table:formula="of:=[.D77]+[.D78]" office:value-type="float" office:value="13840" calcext:value-type="float">
            <text:p><text:s text:c="3"/>13,840</text:p>
          </table:table-cell>
          <table:table-cell table:style-name="ce65" table:formula="of:=[.E77]+[.E78]" office:value-type="float" office:value="588" calcext:value-type="float">
            <text:p><text:s text:c="3"/>588</text:p>
          </table:table-cell>
          <table:table-cell table:style-name="ce52" table:formula="of:=[.F77]+[.F78]" office:value-type="float" office:value="1" calcext:value-type="float">
            <text:p><text:s text:c="3"/>1</text:p>
          </table:table-cell>
          <table:table-cell table:style-name="ce81" table:formula="of:=[.C76]-[.H76]-[.I76]" office:value-type="float" office:value="12960" calcext:value-type="float">
            <text:p><text:s text:c="3"/>12,960</text:p>
          </table:table-cell>
          <table:table-cell table:style-name="ce65" table:formula="of:=[.H77]+[.H78]" office:value-type="float" office:value="744" calcext:value-type="float">
            <text:p><text:s text:c="3"/>744</text:p>
          </table:table-cell>
          <table:table-cell table:style-name="ce65" table:formula="of:=[.I77]+[.I78]" office:value-type="float" office:value="725" calcext:value-type="float">
            <text:p><text:s text:c="3"/>725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六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77:.F77])" office:value-type="float" office:value="7545" calcext:value-type="float">
            <text:p><text:s text:c="3"/>7,545</text:p>
          </table:table-cell>
          <table:table-cell table:style-name="ce66" office:value-type="float" office:value="7265" calcext:value-type="float">
            <text:p><text:s text:c="3"/>7,265</text:p>
          </table:table-cell>
          <table:table-cell table:style-name="ce53" office:value-type="float" office:value="279" calcext:value-type="float">
            <text:p><text:s text:c="3"/>279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6788" calcext:value-type="float">
            <text:p><text:s text:c="3"/>6,788</text:p>
          </table:table-cell>
          <table:table-cell table:style-name="ce66" office:value-type="float" office:value="380" calcext:value-type="float">
            <text:p><text:s text:c="3"/>380</text:p>
          </table:table-cell>
          <table:table-cell table:style-name="ce66" office:value-type="float" office:value="377" calcext:value-type="float">
            <text:p><text:s text:c="3"/>377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78:.F78])" office:value-type="float" office:value="6884" calcext:value-type="float">
            <text:p><text:s text:c="3"/>6,884</text:p>
          </table:table-cell>
          <table:table-cell table:style-name="ce66" office:value-type="float" office:value="6575" calcext:value-type="float">
            <text:p><text:s text:c="3"/>6,575</text:p>
          </table:table-cell>
          <table:table-cell table:style-name="ce69" office:value-type="float" office:value="309" calcext:value-type="float">
            <text:p><text:s text:c="3"/>309</text:p>
          </table:table-cell>
          <table:table-cell table:style-name="ce75" office:value-type="float" office:value="0" calcext:value-type="float">
            <text:p>—</text:p>
          </table:table-cell>
          <table:table-cell table:style-name="ce80" office:value-type="float" office:value="6172" calcext:value-type="float">
            <text:p><text:s text:c="3"/>6,172</text:p>
          </table:table-cell>
          <table:table-cell table:style-name="ce66" office:value-type="float" office:value="364" calcext:value-type="float">
            <text:p><text:s text:c="3"/>364</text:p>
          </table:table-cell>
          <table:table-cell table:style-name="ce66" office:value-type="float" office:value="348" calcext:value-type="float">
            <text:p><text:s text:c="3"/>348</text:p>
          </table:table-cell>
          <table:table-cell table:style-name="ce15" table:number-columns-repeated="1015"/>
        </table:table-row>
        <table:table-row table:style-name="ro7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39" office:value-type="string" calcext:value-type="string">
            <text:p>計</text:p>
          </table:table-cell>
          <table:table-cell table:style-name="ce57" table:formula="of:=ROUND(([.C76]-[.C37])/[.C37]*100;2)" office:value-type="float" office:value="-1.76" calcext:value-type="float">
            <text:p><text:s text:c="3"/>－1.76</text:p>
          </table:table-cell>
          <table:table-cell table:style-name="ce57" table:formula="of:=ROUND(([.D76]-[.D37])/[.D37]*100;2)" office:value-type="float" office:value="-1.48" calcext:value-type="float">
            <text:p><text:s text:c="3"/>－1.48</text:p>
          </table:table-cell>
          <table:table-cell table:style-name="ce57" table:formula="of:=ROUND(([.E76]-[.E37])/[.E37]*100;2)" office:value-type="float" office:value="-6.96" calcext:value-type="float">
            <text:p><text:s text:c="3"/>－6.96</text:p>
          </table:table-cell>
          <table:table-cell table:style-name="ce57" table:formula="of:=ROUND(([.F76]-[.F37])/[.F37]*100;2)" office:value-type="float" office:value="-85.71" calcext:value-type="float">
            <text:p><text:s text:c="3"/>－85.71</text:p>
          </table:table-cell>
          <table:table-cell table:style-name="ce57" table:formula="of:=ROUND(([.G76]-[.G37])/[.G37]*100;2)" office:value-type="float" office:value="-1.29" calcext:value-type="float">
            <text:p><text:s text:c="3"/>－1.29</text:p>
          </table:table-cell>
          <table:table-cell table:style-name="ce57" table:formula="of:=ROUND(([.H76]-[.H37])/[.H37]*100;2)" office:value-type="float" office:value="1.09" calcext:value-type="float">
            <text:p><text:s/>1.09</text:p>
          </table:table-cell>
          <table:table-cell table:style-name="ce101" table:formula="of:=ROUND(([.I76]-[.I37])/[.I37]*100;2)" office:value-type="float" office:value="-11.69" calcext:value-type="float">
            <text:p><text:s text:c="3"/>－11.69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table:formula="of:=ROUND(([.C77]-[.C38])/[.C38]*100;2)" office:value-type="float" office:value="-2.58" calcext:value-type="float">
            <text:p><text:s text:c="3"/>－2.58</text:p>
          </table:table-cell>
          <table:table-cell table:style-name="ce58" table:formula="of:=ROUND(([.D77]-[.D38])/[.D38]*100;2)" office:value-type="float" office:value="-1.98" calcext:value-type="float">
            <text:p><text:s text:c="3"/>－1.98</text:p>
          </table:table-cell>
          <table:table-cell table:style-name="ce58" table:formula="of:=ROUND(([.E77]-[.E38])/[.E38]*100;2)" office:value-type="float" office:value="-14.94" calcext:value-type="float">
            <text:p><text:s text:c="3"/>－14.94</text:p>
          </table:table-cell>
          <table:table-cell table:style-name="ce58" table:formula="of:=ROUND(([.F77]-[.F38])/[.F38]*100;2)" office:value-type="float" office:value="-80" calcext:value-type="float">
            <text:p><text:s text:c="3"/>－80.00</text:p>
          </table:table-cell>
          <table:table-cell table:style-name="ce58" table:formula="of:=ROUND(([.G77]-[.G38])/[.G38]*100;2)" office:value-type="float" office:value="-1.89" calcext:value-type="float">
            <text:p><text:s text:c="3"/>－1.89</text:p>
          </table:table-cell>
          <table:table-cell table:style-name="ce58" table:formula="of:=ROUND(([.H77]-[.H38])/[.H38]*100;2)" office:value-type="float" office:value="-5.24" calcext:value-type="float">
            <text:p><text:s text:c="3"/>－5.24</text:p>
          </table:table-cell>
          <table:table-cell table:style-name="ce102" table:formula="of:=ROUND(([.I77]-[.I38])/[.I38]*100;2)" office:value-type="float" office:value="-11.29" calcext:value-type="float">
            <text:p><text:s text:c="3"/>－11.29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59" table:formula="of:=ROUND(([.C78]-[.C39])/[.C39]*100;2)" office:value-type="float" office:value="-0.84" calcext:value-type="float">
            <text:p><text:s text:c="3"/>－0.84</text:p>
          </table:table-cell>
          <table:table-cell table:style-name="ce59" table:formula="of:=ROUND(([.D78]-[.D39])/[.D39]*100;2)" office:value-type="float" office:value="-0.92" calcext:value-type="float">
            <text:p><text:s text:c="3"/>－0.92</text:p>
          </table:table-cell>
          <table:table-cell table:style-name="ce59" table:formula="of:=ROUND(([.E78]-[.E39])/[.E39]*100;2)" office:value-type="float" office:value="1.64" calcext:value-type="float">
            <text:p><text:s/>1.64</text:p>
          </table:table-cell>
          <table:table-cell table:style-name="ce59" table:formula="of:=ROUND(([.F78]-[.F39])/[.F39]*100;2)" office:value-type="float" office:value="-100" calcext:value-type="float">
            <text:p><text:s text:c="3"/>－100.00</text:p>
          </table:table-cell>
          <table:table-cell table:style-name="ce59" table:formula="of:=ROUND(([.G78]-[.G39])/[.G39]*100;2)" office:value-type="float" office:value="-0.63" calcext:value-type="float">
            <text:p><text:s text:c="3"/>－0.63</text:p>
          </table:table-cell>
          <table:table-cell table:style-name="ce59" table:formula="of:=ROUND(([.H78]-[.H39])/[.H39]*100;2)" office:value-type="float" office:value="8.66" calcext:value-type="float">
            <text:p><text:s/>8.66</text:p>
          </table:table-cell>
          <table:table-cell table:style-name="ce103" table:formula="of:=ROUND(([.I78]-[.I39])/[.I39]*100;2)" office:value-type="float" office:value="-12.12" calcext:value-type="float">
            <text:p><text:s text:c="3"/>－12.12</text:p>
          </table:table-cell>
          <table:table-cell table:style-name="ce15" table:number-columns-repeated="1015"/>
        </table:table-row>
        <table:table-row table:style-name="ro7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6" office:value-type="string" calcext:value-type="string">
            <text:p>計</text:p>
          </table:table-cell>
          <table:table-cell table:style-name="ce60" table:formula="of:=ROUND(([.C76]-[.C73])/[.C73]*100;2)" office:value-type="float" office:value="-5.75" calcext:value-type="float">
            <text:p><text:s text:c="3"/>－5.75</text:p>
          </table:table-cell>
          <table:table-cell table:style-name="ce60" table:formula="of:=ROUND(([.D76]-[.D73])/[.D73]*100;2)" office:value-type="float" office:value="-5.71" calcext:value-type="float">
            <text:p><text:s text:c="3"/>－5.71</text:p>
          </table:table-cell>
          <table:table-cell table:style-name="ce60" table:formula="of:=ROUND(([.E76]-[.E73])/[.E73]*100;2)" office:value-type="float" office:value="-6.37" calcext:value-type="float">
            <text:p><text:s text:c="3"/>－6.37</text:p>
          </table:table-cell>
          <table:table-cell table:style-name="ce60" table:formula="of:=ROUND(([.F76]-[.F73])/[.F73]*100;2)" office:value-type="float" office:value="-66.67" calcext:value-type="float">
            <text:p><text:s text:c="3"/>－66.67</text:p>
          </table:table-cell>
          <table:table-cell table:style-name="ce60" table:formula="of:=ROUND(([.G76]-[.G73])/[.G73]*100;2)" office:value-type="float" office:value="-6.18" calcext:value-type="float">
            <text:p><text:s text:c="3"/>－6.18</text:p>
          </table:table-cell>
          <table:table-cell table:style-name="ce60" table:formula="of:=ROUND(([.H76]-[.H73])/[.H73]*100;2)" office:value-type="float" office:value="-0.67" calcext:value-type="float">
            <text:p><text:s text:c="3"/>－0.67</text:p>
          </table:table-cell>
          <table:table-cell table:style-name="ce104" table:formula="of:=ROUND(([.I76]-[.I73])/[.I73]*100;2)" office:value-type="float" office:value="-2.95" calcext:value-type="float">
            <text:p><text:s text:c="3"/>－2.95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table:formula="of:=ROUND(([.C77]-[.C74])/[.C74]*100;2)" office:value-type="float" office:value="-6.47" calcext:value-type="float">
            <text:p><text:s text:c="3"/>－6.47</text:p>
          </table:table-cell>
          <table:table-cell table:style-name="ce58" table:formula="of:=ROUND(([.D77]-[.D74])/[.D74]*100;2)" office:value-type="float" office:value="-6.05" calcext:value-type="float">
            <text:p><text:s text:c="3"/>－6.05</text:p>
          </table:table-cell>
          <table:table-cell table:style-name="ce58" table:formula="of:=ROUND(([.E77]-[.E74])/[.E74]*100;2)" office:value-type="float" office:value="-15.96" calcext:value-type="float">
            <text:p><text:s text:c="3"/>－15.96</text:p>
          </table:table-cell>
          <table:table-cell table:style-name="ce58" table:formula="of:=ROUND(([.F77]-[.F74])/[.F74]*100;2)" office:value-type="float" office:value="-50" calcext:value-type="float">
            <text:p><text:s text:c="3"/>－50.00</text:p>
          </table:table-cell>
          <table:table-cell table:style-name="ce58" table:formula="of:=ROUND(([.G77]-[.G74])/[.G74]*100;2)" office:value-type="float" office:value="-6.9" calcext:value-type="float">
            <text:p><text:s text:c="3"/>－6.90</text:p>
          </table:table-cell>
          <table:table-cell table:style-name="ce58" table:formula="of:=ROUND(([.H77]-[.H74])/[.H74]*100;2)" office:value-type="float" office:value="0.8" calcext:value-type="float">
            <text:p><text:s/>0.80</text:p>
          </table:table-cell>
          <table:table-cell table:style-name="ce102" table:formula="of:=ROUND(([.I77]-[.I74])/[.I74]*100;2)" office:value-type="float" office:value="-5.51" calcext:value-type="float">
            <text:p><text:s text:c="3"/>－5.51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59" table:formula="of:=ROUND(([.C78]-[.C75])/[.C75]*100;2)" office:value-type="float" office:value="-4.94" calcext:value-type="float">
            <text:p><text:s text:c="3"/>－4.94</text:p>
          </table:table-cell>
          <table:table-cell table:style-name="ce59" table:formula="of:=ROUND(([.D78]-[.D75])/[.D75]*100;2)" office:value-type="float" office:value="-5.33" calcext:value-type="float">
            <text:p><text:s text:c="3"/>－5.33</text:p>
          </table:table-cell>
          <table:table-cell table:style-name="ce59" table:formula="of:=ROUND(([.E78]-[.E75])/[.E75]*100;2)" office:value-type="float" office:value="4.39" calcext:value-type="float">
            <text:p><text:s/>4.39</text:p>
          </table:table-cell>
          <table:table-cell table:style-name="ce59" table:formula="of:=ROUND(([.F78]-[.F75])/[.F75]*100;2)" office:value-type="float" office:value="-100" calcext:value-type="float">
            <text:p><text:s text:c="3"/>－100.00</text:p>
          </table:table-cell>
          <table:table-cell table:style-name="ce59" table:formula="of:=ROUND(([.G78]-[.G75])/[.G75]*100;2)" office:value-type="float" office:value="-5.37" calcext:value-type="float">
            <text:p><text:s text:c="3"/>－5.37</text:p>
          </table:table-cell>
          <table:table-cell table:style-name="ce59" table:formula="of:=ROUND(([.H78]-[.H75])/[.H75]*100;2)" office:value-type="float" office:value="-2.15" calcext:value-type="float">
            <text:p><text:s text:c="3"/>－2.15</text:p>
          </table:table-cell>
          <table:table-cell table:style-name="ce103" table:formula="of:=ROUND(([.I78]-[.I75])/[.I75]*100;2)" office:value-type="float" office:value="0" calcext:value-type="float">
            <text:p>－</text:p>
          </table:table-cell>
          <table:table-cell table:style-name="ce15" table:number-columns-repeated="1015"/>
        </table:table-row>
        <table:table-row table:style-name="ro8">
          <table:table-cell table:style-name="ce26" office:value-type="string" calcext:value-type="string">
            <text:p>說明：1.本表按登記日期統計，86年以前未有是項統計。</text:p>
          </table:table-cell>
          <table:table-cell table:style-name="ce41" table:number-columns-repeated="4"/>
          <table:table-cell table:style-name="ce76"/>
          <table:table-cell table:style-name="ce82" table:number-columns-spanned="3" table:number-rows-spanned="1"/>
          <table:covered-table-cell table:number-columns-repeated="2" table:style-name="ce82"/>
          <table:table-cell table:style-name="ce15" table:number-columns-repeated="1015"/>
        </table:table-row>
        <table:table-row table:style-name="ro7">
          <table:table-cell table:style-name="ce26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2" table:number-columns-repeated="4"/>
          <table:table-cell table:number-columns-repeated="1019"/>
        </table:table-row>
        <table:table-row table:style-name="ro9" table:number-rows-repeated="4">
          <table:table-cell table:number-columns-repeated="1024"/>
        </table:table-row>
        <table:table-row table:style-name="ro10" table:number-rows-repeated="104848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 table:print-ranges="縣市別.A1:縣市別.I94">
        <table:table-column table:style-name="co5" table:default-cell-style-name="ce27"/>
        <table:table-column table:style-name="co6" table:default-cell-style-name="ce27"/>
        <table:table-column table:style-name="co5" table:default-cell-style-name="ce27"/>
        <table:table-column table:style-name="co7" table:number-columns-repeated="3" table:default-cell-style-name="ce27"/>
        <table:table-column table:style-name="co8" table:number-columns-repeated="2" table:default-cell-style-name="ce27"/>
        <table:table-column table:style-name="co9" table:default-cell-style-name="ce27"/>
        <table:table-column table:style-name="co4" table:number-columns-repeated="248" table:default-cell-style-name="ce27"/>
        <table:table-column table:style-name="co4" table:number-columns-repeated="767" table:default-cell-style-name="Default"/>
        <table:table-header-rows>
          <table:table-row table:style-name="ro11">
            <table:table-cell table:style-name="ce108" office:value-type="string" calcext:value-type="string" table:number-columns-spanned="9" table:number-rows-spanned="1">
              <text:p>表三 <text:s/>嬰兒出生數按婚生、非婚生、無依兒童及生母原屬國籍分（續）</text:p>
            </table:table-cell>
            <table:covered-table-cell table:number-columns-repeated="8" table:style-name="ce117"/>
            <table:table-cell table:style-name="ce133"/>
            <table:table-cell table:style-name="ce107" table:number-columns-repeated="1014"/>
          </table:table-row>
          <table:table-row table:style-name="ro12">
            <table:table-cell table:style-name="ce109" office:value-type="string" calcext:value-type="string" table:number-columns-spanned="9" table:number-rows-spanned="1">
              <text:p><text:s/>中 華 民 國 97 年 6 月 份</text:p>
            </table:table-cell>
            <table:covered-table-cell table:number-columns-repeated="8" table:style-name="ce109"/>
            <table:table-cell table:style-name="ce107" table:number-columns-repeated="1015"/>
          </table:table-row>
          <table:table-row table:style-name="ro4">
            <table:table-cell table:style-name="ce3" office:value-type="string" calcext:value-type="string" table:number-columns-spanned="1" table:number-rows-spanned="4">
              <text:p>區</text:p>
              <text:p><text:span text:style-name="T1"/></text:p>
              <text:p><text:span text:style-name="T2">域</text:span></text:p>
              <text:p><text:span text:style-name="T2"/></text:p>
              <text:p><text:span text:style-name="T2">別</text:span></text:p>
            </table:table-cell>
            <table:table-cell table:style-name="ce28" office:value-type="string" calcext:value-type="string" table:number-columns-spanned="1" table:number-rows-spanned="4">
              <text:p>性</text:p>
              <text:p/>
              <text:p/>
              <text:p/>
              <text:p>別</text:p>
            </table:table-cell>
            <table:table-cell table:style-name="ce43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122"/>
            <table:covered-table-cell table:style-name="ce123"/>
            <table:table-cell table:style-name="ce77" office:value-type="string" calcext:value-type="string" table:number-columns-spanned="3" table:number-rows-spanned="1">
              <text:p>  <text:span text:style-name="T2">生母國籍（地區）</text:span></text:p>
            </table:table-cell>
            <table:covered-table-cell table:number-columns-repeated="2" table:style-name="ce128"/>
            <table:table-cell table:number-columns-repeated="1015"/>
          </table:table-row>
          <table:table-row table:style-name="ro12">
            <table:covered-table-cell table:style-name="ce4"/>
            <table:covered-table-cell table:style-name="ce29"/>
            <table:table-cell table:style-name="ce44" office:value-type="string" calcext:value-type="string" table:number-columns-spanned="1" table:number-rows-spanned="3">
              <text:p>合</text:p>
              <text:p/>
              <text:p>計</text:p>
            </table:table-cell>
            <table:table-cell table:style-name="ce44" office:value-type="string" calcext:value-type="string" table:number-columns-spanned="1" table:number-rows-spanned="3">
              <text:p>婚</text:p>
              <text:p/>
              <text:p>生</text:p>
            </table:table-cell>
            <table:table-cell table:style-name="ce44" office:value-type="string" calcext:value-type="string" table:number-columns-spanned="1" table:number-rows-spanned="3">
              <text:p>非<text:span text:style-name="T3"> </text:span></text:p>
              <text:p><text:span text:style-name="T2">婚</text:span></text:p>
              <text:p><text:span text:style-name="T2">生</text:span></text:p>
            </table:table-cell>
            <table:table-cell table:style-name="ce44" office:value-type="string" calcext:value-type="string" table:number-columns-spanned="1" table:number-rows-spanned="3">
              <text:p>無依</text:p>
              <text:p/>
              <text:p>兒童</text:p>
            </table:table-cell>
            <table:table-cell table:style-name="ce44" office:value-type="string" calcext:value-type="string" table:number-columns-spanned="1" table:number-rows-spanned="3">
              <text:p>本</text:p>
              <text:p/>
              <text:p>國</text:p>
            </table:table-cell>
            <table:table-cell table:style-name="ce3" office:value-type="string" calcext:value-type="string" table:number-columns-spanned="1" table:number-rows-spanned="3">
              <text:p>大陸　</text:p>
              <text:p>港澳</text:p>
              <text:p>地區</text:p>
            </table:table-cell>
            <table:table-cell table:style-name="ce91" office:value-type="string" calcext:value-type="string" table:number-columns-spanned="1" table:number-rows-spanned="3">
              <text:p>外</text:p>
              <text:p>國</text:p>
              <text:p>籍</text:p>
            </table:table-cell>
            <table:table-cell table:number-columns-repeated="1015"/>
          </table:table-row>
          <table:table-row table:style-name="ro13">
            <table:covered-table-cell table:style-name="ce4"/>
            <table:covered-table-cell table:style-name="ce29"/>
            <table:covered-table-cell table:number-columns-repeated="2" table:style-name="ce45"/>
            <table:covered-table-cell table:style-name="ce67"/>
            <table:covered-table-cell table:style-name="ce71"/>
            <table:covered-table-cell table:style-name="ce45"/>
            <table:covered-table-cell table:style-name="ce129"/>
            <table:covered-table-cell table:style-name="ce92"/>
            <table:table-cell table:number-columns-repeated="1015"/>
          </table:table-row>
          <table:table-row table:style-name="ro5">
            <table:covered-table-cell table:style-name="ce5"/>
            <table:covered-table-cell table:style-name="ce30"/>
            <table:covered-table-cell table:number-columns-repeated="2" table:style-name="ce46"/>
            <table:covered-table-cell table:style-name="ce68"/>
            <table:covered-table-cell table:style-name="ce72"/>
            <table:covered-table-cell table:style-name="ce46"/>
            <table:covered-table-cell table:style-name="ce130"/>
            <table:covered-table-cell table:style-name="ce93"/>
            <table:table-cell table:number-columns-repeated="1015"/>
          </table:table-row>
        </table:table-header-rows>
        <table:table-row table:style-name="ro14">
          <table:table-cell table:style-name="ce110"/>
          <table:table-cell table:style-name="ce31" office:value-type="string" calcext:value-type="string">
            <text:p>計</text:p>
          </table:table-cell>
          <table:table-cell table:style-name="ce98" table:formula="of:=[.C10]+[.C85]" office:value-type="float" office:value="14429" calcext:value-type="float">
            <text:p><text:s text:c="3"/>14,429</text:p>
          </table:table-cell>
          <table:table-cell table:style-name="ce98" table:formula="of:=[.D10]+[.D85]" office:value-type="float" office:value="13840" calcext:value-type="float">
            <text:p><text:s text:c="3"/>13,840</text:p>
          </table:table-cell>
          <table:table-cell table:style-name="ce98" table:formula="of:=[.E10]+[.E85]" office:value-type="float" office:value="588" calcext:value-type="float">
            <text:p><text:s text:c="3"/>588</text:p>
          </table:table-cell>
          <table:table-cell table:style-name="ce98" table:formula="of:=[.F10]+[.F85]" office:value-type="float" office:value="1" calcext:value-type="float">
            <text:p><text:s text:c="3"/>1</text:p>
          </table:table-cell>
          <table:table-cell table:style-name="ce98" table:formula="of:=[.G10]+[.G85]" office:value-type="float" office:value="12960" calcext:value-type="float">
            <text:p><text:s text:c="3"/>12,960</text:p>
          </table:table-cell>
          <table:table-cell table:style-name="ce98" table:formula="of:=[.H10]+[.H85]" office:value-type="float" office:value="744" calcext:value-type="float">
            <text:p><text:s text:c="3"/>744</text:p>
          </table:table-cell>
          <table:table-cell table:style-name="ce98" table:formula="of:=[.I10]+[.I85]" office:value-type="float" office:value="725" calcext:value-type="float">
            <text:p><text:s text:c="3"/>725</text:p>
          </table:table-cell>
          <table:table-cell table:style-name="ce15" table:number-columns-repeated="1015"/>
        </table:table-row>
        <table:table-row table:style-name="ro14">
          <table:table-cell table:style-name="ce111" office:value-type="string" calcext:value-type="string">
            <text:p>總 <text:s text:c="6"/>計</text:p>
          </table:table-cell>
          <table:table-cell table:style-name="ce32" office:value-type="string" calcext:value-type="string">
            <text:p>男</text:p>
          </table:table-cell>
          <table:table-cell table:style-name="ce98" table:formula="of:=[.C11]+[.C86]" office:value-type="float" office:value="7545" calcext:value-type="float">
            <text:p><text:s text:c="3"/>7,545</text:p>
          </table:table-cell>
          <table:table-cell table:style-name="ce98" table:formula="of:=[.D11]+[.D86]" office:value-type="float" office:value="7265" calcext:value-type="float">
            <text:p><text:s text:c="3"/>7,265</text:p>
          </table:table-cell>
          <table:table-cell table:style-name="ce98" table:formula="of:=[.E11]+[.E86]" office:value-type="float" office:value="279" calcext:value-type="float">
            <text:p><text:s text:c="3"/>279</text:p>
          </table:table-cell>
          <table:table-cell table:style-name="ce98" table:formula="of:=[.F11]+[.F86]" office:value-type="float" office:value="1" calcext:value-type="float">
            <text:p><text:s text:c="3"/>1</text:p>
          </table:table-cell>
          <table:table-cell table:style-name="ce98" table:formula="of:=[.G11]+[.G86]" office:value-type="float" office:value="6788" calcext:value-type="float">
            <text:p><text:s text:c="3"/>6,788</text:p>
          </table:table-cell>
          <table:table-cell table:style-name="ce98" table:formula="of:=[.H11]+[.H86]" office:value-type="float" office:value="380" calcext:value-type="float">
            <text:p><text:s text:c="3"/>380</text:p>
          </table:table-cell>
          <table:table-cell table:style-name="ce98" table:formula="of:=[.I11]+[.I86]" office:value-type="float" office:value="377" calcext:value-type="float">
            <text:p><text:s text:c="3"/>377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98" table:formula="of:=[.C12]+[.C87]" office:value-type="float" office:value="6884" calcext:value-type="float">
            <text:p><text:s text:c="3"/>6,884</text:p>
          </table:table-cell>
          <table:table-cell table:style-name="ce98" table:formula="of:=[.D12]+[.D87]" office:value-type="float" office:value="6575" calcext:value-type="float">
            <text:p><text:s text:c="3"/>6,575</text:p>
          </table:table-cell>
          <table:table-cell table:style-name="ce98" table:formula="of:=[.E12]+[.E87]" office:value-type="float" office:value="309" calcext:value-type="float">
            <text:p><text:s text:c="3"/>309</text:p>
          </table:table-cell>
          <table:table-cell table:style-name="ce98" table:formula="of:=[.F12]+[.F87]" office:value-type="float" office:value="0" calcext:value-type="float">
            <text:p>—</text:p>
          </table:table-cell>
          <table:table-cell table:style-name="ce98" table:formula="of:=[.G12]+[.G87]" office:value-type="float" office:value="6172" calcext:value-type="float">
            <text:p><text:s text:c="3"/>6,172</text:p>
          </table:table-cell>
          <table:table-cell table:style-name="ce98" table:formula="of:=[.H12]+[.H87]" office:value-type="float" office:value="364" calcext:value-type="float">
            <text:p><text:s text:c="3"/>364</text:p>
          </table:table-cell>
          <table:table-cell table:style-name="ce98" table:formula="of:=[.I12]+[.I87]" office:value-type="float" office:value="348" calcext:value-type="float">
            <text:p><text:s text:c="3"/>348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table:formula="of:=[.C13]+[.C79]+[.C82]" office:value-type="float" office:value="14367" calcext:value-type="float">
            <text:p><text:s text:c="3"/>14,367</text:p>
          </table:table-cell>
          <table:table-cell table:style-name="ce63" table:formula="of:=[.D13]+[.D79]+[.D82]" office:value-type="float" office:value="13780" calcext:value-type="float">
            <text:p><text:s text:c="3"/>13,780</text:p>
          </table:table-cell>
          <table:table-cell table:style-name="ce63" table:formula="of:=[.E13]+[.E79]+[.E82]" office:value-type="float" office:value="586" calcext:value-type="float">
            <text:p><text:s text:c="3"/>586</text:p>
          </table:table-cell>
          <table:table-cell table:style-name="ce124" table:formula="of:=[.F13]+[.F79]+[.F82]" office:value-type="float" office:value="1" calcext:value-type="float">
            <text:p><text:s text:c="3"/>1</text:p>
          </table:table-cell>
          <table:table-cell table:style-name="ce124" table:formula="of:=[.G13]+[.G79]+[.G82]" office:value-type="float" office:value="12910" calcext:value-type="float">
            <text:p><text:s text:c="3"/>12,910</text:p>
          </table:table-cell>
          <table:table-cell table:style-name="ce124" table:formula="of:=[.H13]+[.H79]+[.H82]" office:value-type="float" office:value="735" calcext:value-type="float">
            <text:p><text:s text:c="3"/>735</text:p>
          </table:table-cell>
          <table:table-cell table:style-name="ce124" table:formula="of:=[.I13]+[.I79]+[.I82]" office:value-type="float" office:value="722" calcext:value-type="float">
            <text:p><text:s text:c="3"/>722</text:p>
          </table:table-cell>
          <table:table-cell table:style-name="ce15" table:number-columns-repeated="1015"/>
        </table:table-row>
        <table:table-row table:style-name="ro14">
          <table:table-cell table:style-name="ce112" office:value-type="string" calcext:value-type="string">
            <text:p>臺灣地區</text:p>
          </table:table-cell>
          <table:table-cell table:style-name="ce32" office:value-type="string" calcext:value-type="string">
            <text:p>男</text:p>
          </table:table-cell>
          <table:table-cell table:style-name="ce118" table:formula="of:=[.C14]+[.C80]+[.C83]" office:value-type="float" office:value="7513" calcext:value-type="float">
            <text:p><text:s text:c="3"/>7,513</text:p>
          </table:table-cell>
          <table:table-cell table:style-name="ce118" table:formula="of:=[.D14]+[.D80]+[.D83]" office:value-type="float" office:value="7235" calcext:value-type="float">
            <text:p><text:s text:c="3"/>7,235</text:p>
          </table:table-cell>
          <table:table-cell table:style-name="ce118" table:formula="of:=[.E14]+[.E80]+[.E83]" office:value-type="float" office:value="277" calcext:value-type="float">
            <text:p><text:s text:c="3"/>277</text:p>
          </table:table-cell>
          <table:table-cell table:style-name="ce125" table:formula="of:=[.F14]+[.F80]+[.F83]" office:value-type="float" office:value="1" calcext:value-type="float">
            <text:p><text:s text:c="3"/>1</text:p>
          </table:table-cell>
          <table:table-cell table:style-name="ce125" table:formula="of:=[.G14]+[.G80]+[.G83]" office:value-type="float" office:value="6762" calcext:value-type="float">
            <text:p><text:s text:c="3"/>6,762</text:p>
          </table:table-cell>
          <table:table-cell table:style-name="ce125" table:formula="of:=[.H14]+[.H80]+[.H83]" office:value-type="float" office:value="375" calcext:value-type="float">
            <text:p><text:s text:c="3"/>375</text:p>
          </table:table-cell>
          <table:table-cell table:style-name="ce125" table:formula="of:=[.I14]+[.I80]+[.I83]" office:value-type="float" office:value="376" calcext:value-type="float">
            <text:p><text:s text:c="3"/>376</text:p>
          </table:table-cell>
          <table:table-cell table:style-name="ce15" table:number-columns-repeated="1015"/>
        </table:table-row>
        <table:table-row table:style-name="ro14">
          <table:table-cell table:style-name="ce10"/>
          <table:table-cell table:style-name="ce33" office:value-type="string" calcext:value-type="string">
            <text:p>女</text:p>
          </table:table-cell>
          <table:table-cell table:style-name="ce119" table:formula="of:=[.C15]+[.C81]+[.C84]" office:value-type="float" office:value="6854" calcext:value-type="float">
            <text:p><text:s text:c="3"/>6,854</text:p>
          </table:table-cell>
          <table:table-cell table:style-name="ce119" table:formula="of:=[.D15]+[.D81]+[.D84]" office:value-type="float" office:value="6545" calcext:value-type="float">
            <text:p><text:s text:c="3"/>6,545</text:p>
          </table:table-cell>
          <table:table-cell table:style-name="ce119" table:formula="of:=[.E15]+[.E81]+[.E84]" office:value-type="float" office:value="309" calcext:value-type="float">
            <text:p><text:s text:c="3"/>309</text:p>
          </table:table-cell>
          <table:table-cell table:style-name="ce126" table:formula="of:=[.F15]+[.F81]+[.F84]" office:value-type="float" office:value="0" calcext:value-type="float">
            <text:p>—</text:p>
          </table:table-cell>
          <table:table-cell table:style-name="ce126" table:formula="of:=[.G15]+[.G81]+[.G84]" office:value-type="float" office:value="6148" calcext:value-type="float">
            <text:p><text:s text:c="3"/>6,148</text:p>
          </table:table-cell>
          <table:table-cell table:style-name="ce126" table:formula="of:=[.H15]+[.H81]+[.H84]" office:value-type="float" office:value="360" calcext:value-type="float">
            <text:p><text:s text:c="3"/>360</text:p>
          </table:table-cell>
          <table:table-cell table:style-name="ce126" table:formula="of:=[.I15]+[.I81]+[.I84]" office:value-type="float" office:value="346" calcext:value-type="float">
            <text:p><text:s text:c="3"/>346</text:p>
          </table:table-cell>
          <table:table-cell table:style-name="ce15" table:number-columns-repeated="1015"/>
        </table:table-row>
        <table:table-row table:style-name="ro14">
          <table:table-cell table:style-name="ce6"/>
          <table:table-cell table:style-name="ce31" office:value-type="string" calcext:value-type="string">
            <text:p>計</text:p>
          </table:table-cell>
          <table:table-cell table:style-name="ce98" table:formula="of:=[.C16]+[.C19]+[.C22]+[.C25]+[.C28]+[.C31]+[.C34]+[.C37]+[.C40]+[.C43]+[.C46]+[.C49]+[.C52]+[.C55]+[.C58]+[.C61]+[.C64]+[.C67]+[.C70]+[.C73]+[.C76]" office:value-type="float" office:value="11983" calcext:value-type="float">
            <text:p><text:s text:c="3"/>11,983</text:p>
          </table:table-cell>
          <table:table-cell table:style-name="ce98" table:formula="of:=[.D16]+[.D19]+[.D22]+[.D25]+[.D28]+[.D31]+[.D34]+[.D37]+[.D40]+[.D43]+[.D46]+[.D49]+[.D52]+[.D55]+[.D58]+[.D61]+[.D64]+[.D67]+[.D70]+[.D73]+[.D76]" office:value-type="float" office:value="11475" calcext:value-type="float">
            <text:p><text:s text:c="3"/>11,475</text:p>
          </table:table-cell>
          <table:table-cell table:style-name="ce98" table:formula="of:=[.E16]+[.E19]+[.E22]+[.E25]+[.E28]+[.E31]+[.E34]+[.E37]+[.E40]+[.E43]+[.E46]+[.E49]+[.E52]+[.E55]+[.E58]+[.E61]+[.E64]+[.E67]+[.E70]+[.E73]+[.E76]" office:value-type="float" office:value="507" calcext:value-type="float">
            <text:p><text:s text:c="3"/>507</text:p>
          </table:table-cell>
          <table:table-cell table:style-name="ce98" table:formula="of:=[.F16]+[.F19]+[.F22]+[.F25]+[.F28]+[.F31]+[.F34]+[.F37]+[.F40]+[.F43]+[.F46]+[.F49]+[.F52]+[.F55]+[.F58]+[.F61]+[.F64]+[.F67]+[.F70]+[.F73]+[.F76]" office:value-type="float" office:value="1" calcext:value-type="float">
            <text:p><text:s text:c="3"/>1</text:p>
          </table:table-cell>
          <table:table-cell table:style-name="ce98" table:formula="of:=[.G16]+[.G19]+[.G22]+[.G25]+[.G28]+[.G31]+[.G34]+[.G37]+[.G40]+[.G43]+[.G46]+[.G49]+[.G52]+[.G55]+[.G58]+[.G61]+[.G64]+[.G67]+[.G70]+[.G73]+[.G76]" office:value-type="float" office:value="10715" calcext:value-type="float">
            <text:p><text:s text:c="3"/>10,715</text:p>
          </table:table-cell>
          <table:table-cell table:style-name="ce98" table:formula="of:=[.H16]+[.H19]+[.H22]+[.H25]+[.H28]+[.H31]+[.H34]+[.H37]+[.H40]+[.H43]+[.H46]+[.H49]+[.H52]+[.H55]+[.H58]+[.H61]+[.H64]+[.H67]+[.H70]+[.H73]+[.H76]" office:value-type="float" office:value="620" calcext:value-type="float">
            <text:p><text:s text:c="3"/>620</text:p>
          </table:table-cell>
          <table:table-cell table:style-name="ce98" table:formula="of:=[.I16]+[.I19]+[.I22]+[.I25]+[.I28]+[.I31]+[.I34]+[.I37]+[.I40]+[.I43]+[.I46]+[.I49]+[.I52]+[.I55]+[.I58]+[.I61]+[.I64]+[.I67]+[.I70]+[.I73]+[.I76]" office:value-type="float" office:value="648" calcext:value-type="float">
            <text:p><text:s text:c="3"/>648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臺<text:span text:style-name="T4"> </text:span><text:span text:style-name="T5">灣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style-name="ce98" table:formula="of:=[.C17]+[.C20]+[.C23]+[.C26]+[.C29]+[.C32]+[.C35]+[.C38]+[.C41]+[.C44]+[.C47]+[.C50]+[.C53]+[.C56]+[.C59]+[.C62]+[.C65]+[.C68]+[.C71]+[.C74]+[.C77]" office:value-type="float" office:value="6286" calcext:value-type="float">
            <text:p><text:s text:c="3"/>6,286</text:p>
          </table:table-cell>
          <table:table-cell table:style-name="ce98" table:formula="of:=[.D17]+[.D20]+[.D23]+[.D26]+[.D29]+[.D32]+[.D35]+[.D38]+[.D41]+[.D44]+[.D47]+[.D50]+[.D53]+[.D56]+[.D59]+[.D62]+[.D65]+[.D68]+[.D71]+[.D74]+[.D77]" office:value-type="float" office:value="6042" calcext:value-type="float">
            <text:p><text:s text:c="3"/>6,042</text:p>
          </table:table-cell>
          <table:table-cell table:style-name="ce98" table:formula="of:=[.E17]+[.E20]+[.E23]+[.E26]+[.E29]+[.E32]+[.E35]+[.E38]+[.E41]+[.E44]+[.E47]+[.E50]+[.E53]+[.E56]+[.E59]+[.E62]+[.E65]+[.E68]+[.E71]+[.E74]+[.E77]" office:value-type="float" office:value="243" calcext:value-type="float">
            <text:p><text:s text:c="3"/>243</text:p>
          </table:table-cell>
          <table:table-cell table:style-name="ce98" table:formula="of:=[.F17]+[.F20]+[.F23]+[.F26]+[.F29]+[.F32]+[.F35]+[.F38]+[.F41]+[.F44]+[.F47]+[.F50]+[.F53]+[.F56]+[.F59]+[.F62]+[.F65]+[.F68]+[.F71]+[.F74]+[.F77]" office:value-type="float" office:value="1" calcext:value-type="float">
            <text:p><text:s text:c="3"/>1</text:p>
          </table:table-cell>
          <table:table-cell table:style-name="ce98" table:formula="of:=[.G17]+[.G20]+[.G23]+[.G26]+[.G29]+[.G32]+[.G35]+[.G38]+[.G41]+[.G44]+[.G47]+[.G50]+[.G53]+[.G56]+[.G59]+[.G62]+[.G65]+[.G68]+[.G71]+[.G74]+[.G77]" office:value-type="float" office:value="5631" calcext:value-type="float">
            <text:p><text:s text:c="3"/>5,631</text:p>
          </table:table-cell>
          <table:table-cell table:style-name="ce98" table:formula="of:=[.H17]+[.H20]+[.H23]+[.H26]+[.H29]+[.H32]+[.H35]+[.H38]+[.H41]+[.H44]+[.H47]+[.H50]+[.H53]+[.H56]+[.H59]+[.H62]+[.H65]+[.H68]+[.H71]+[.H74]+[.H77]" office:value-type="float" office:value="317" calcext:value-type="float">
            <text:p><text:s text:c="3"/>317</text:p>
          </table:table-cell>
          <table:table-cell table:style-name="ce98" table:formula="of:=[.I17]+[.I20]+[.I23]+[.I26]+[.I29]+[.I32]+[.I35]+[.I38]+[.I41]+[.I44]+[.I47]+[.I50]+[.I53]+[.I56]+[.I59]+[.I62]+[.I65]+[.I68]+[.I71]+[.I74]+[.I77]" office:value-type="float" office:value="338" calcext:value-type="float">
            <text:p><text:s text:c="3"/>338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33" office:value-type="string" calcext:value-type="string">
            <text:p>女</text:p>
          </table:table-cell>
          <table:table-cell table:style-name="ce49" table:formula="of:=[.C18]+[.C21]+[.C24]+[.C27]+[.C30]+[.C33]+[.C36]+[.C39]+[.C42]+[.C45]+[.C48]+[.C51]+[.C54]+[.C57]+[.C60]+[.C63]+[.C66]+[.C69]+[.C72]+[.C75]+[.C78]" office:value-type="float" office:value="5697" calcext:value-type="float">
            <text:p><text:s text:c="3"/>5,697</text:p>
          </table:table-cell>
          <table:table-cell table:style-name="ce49" table:formula="of:=[.D18]+[.D21]+[.D24]+[.D27]+[.D30]+[.D33]+[.D36]+[.D39]+[.D42]+[.D45]+[.D48]+[.D51]+[.D54]+[.D57]+[.D60]+[.D63]+[.D66]+[.D69]+[.D72]+[.D75]+[.D78]" office:value-type="float" office:value="5433" calcext:value-type="float">
            <text:p><text:s text:c="3"/>5,433</text:p>
          </table:table-cell>
          <table:table-cell table:style-name="ce49" table:formula="of:=[.E18]+[.E21]+[.E24]+[.E27]+[.E30]+[.E33]+[.E36]+[.E39]+[.E42]+[.E45]+[.E48]+[.E51]+[.E54]+[.E57]+[.E60]+[.E63]+[.E66]+[.E69]+[.E72]+[.E75]+[.E78]" office:value-type="float" office:value="264" calcext:value-type="float">
            <text:p><text:s text:c="3"/>264</text:p>
          </table:table-cell>
          <table:table-cell table:style-name="ce49" table:formula="of:=[.F18]+[.F21]+[.F24]+[.F27]+[.F30]+[.F33]+[.F36]+[.F39]+[.F42]+[.F45]+[.F48]+[.F51]+[.F54]+[.F57]+[.F60]+[.F63]+[.F66]+[.F69]+[.F72]+[.F75]+[.F78]" office:value-type="float" office:value="0" calcext:value-type="float">
            <text:p>—</text:p>
          </table:table-cell>
          <table:table-cell table:style-name="ce49" table:formula="of:=[.G18]+[.G21]+[.G24]+[.G27]+[.G30]+[.G33]+[.G36]+[.G39]+[.G42]+[.G45]+[.G48]+[.G51]+[.G54]+[.G57]+[.G60]+[.G63]+[.G66]+[.G69]+[.G72]+[.G75]+[.G78]" office:value-type="float" office:value="5084" calcext:value-type="float">
            <text:p><text:s text:c="3"/>5,084</text:p>
          </table:table-cell>
          <table:table-cell table:style-name="ce49" table:formula="of:=[.H18]+[.H21]+[.H24]+[.H27]+[.H30]+[.H33]+[.H36]+[.H39]+[.H42]+[.H45]+[.H48]+[.H51]+[.H54]+[.H57]+[.H60]+[.H63]+[.H66]+[.H69]+[.H72]+[.H75]+[.H78]" office:value-type="float" office:value="303" calcext:value-type="float">
            <text:p><text:s text:c="3"/>303</text:p>
          </table:table-cell>
          <table:table-cell table:style-name="ce99" table:formula="of:=[.I18]+[.I21]+[.I24]+[.I27]+[.I30]+[.I33]+[.I36]+[.I39]+[.I42]+[.I45]+[.I48]+[.I51]+[.I54]+[.I57]+[.I60]+[.I63]+[.I66]+[.I69]+[.I72]+[.I75]+[.I78]" office:value-type="float" office:value="310" calcext:value-type="float">
            <text:p><text:s text:c="3"/>310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16]+[.E16]+[.F16]" office:value-type="float" office:value="2284" calcext:value-type="float">
            <text:p><text:s text:c="3"/>2,284</text:p>
          </table:table-cell>
          <table:table-cell table:style-name="ce120" office:value-type="float" office:value="2175" calcext:value-type="float">
            <text:p><text:s text:c="3"/>2,175</text:p>
          </table:table-cell>
          <table:table-cell table:style-name="ce73" office:value-type="float" office:value="109" calcext:value-type="float">
            <text:p><text:s text:c="3"/>109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2019" calcext:value-type="float">
            <text:p><text:s text:c="3"/>2,019</text:p>
          </table:table-cell>
          <table:table-cell table:style-name="ce120" office:value-type="float" office:value="145" calcext:value-type="float">
            <text:p><text:s text:c="3"/>145</text:p>
          </table:table-cell>
          <table:table-cell table:style-name="ce131" office:value-type="float" office:value="120" calcext:value-type="float">
            <text:p><text:s text:c="3"/>12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北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17]+[.E17]+[.F17]" office:value-type="float" office:value="1199" calcext:value-type="float">
            <text:p><text:s text:c="3"/>1,199</text:p>
          </table:table-cell>
          <table:table-cell table:style-name="ce73" office:value-type="float" office:value="1141" calcext:value-type="float">
            <text:p><text:s text:c="3"/>1,141</text:p>
          </table:table-cell>
          <table:table-cell table:style-name="ce73" office:value-type="float" office:value="58" calcext:value-type="float">
            <text:p><text:s text:c="3"/>58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1073" calcext:value-type="float">
            <text:p><text:s text:c="3"/>1,073</text:p>
          </table:table-cell>
          <table:table-cell table:style-name="ce73" office:value-type="float" office:value="71" calcext:value-type="float">
            <text:p><text:s text:c="3"/>71</text:p>
          </table:table-cell>
          <table:table-cell table:style-name="ce66" office:value-type="float" office:value="55" calcext:value-type="float">
            <text:p><text:s text:c="3"/>55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4" table:formula="of:=[.D18]+[.E18]+[.F18]" office:value-type="float" office:value="1085" calcext:value-type="float">
            <text:p><text:s text:c="3"/>1,085</text:p>
          </table:table-cell>
          <table:table-cell table:style-name="ce74" office:value-type="float" office:value="1034" calcext:value-type="float">
            <text:p><text:s text:c="3"/>1,034</text:p>
          </table:table-cell>
          <table:table-cell table:style-name="ce74" office:value-type="float" office:value="51" calcext:value-type="float">
            <text:p><text:s text:c="3"/>51</text:p>
          </table:table-cell>
          <table:table-cell table:style-name="ce74" office:value-type="float" office:value="0" calcext:value-type="float">
            <text:p>—</text:p>
          </table:table-cell>
          <table:table-cell table:style-name="ce69" office:value-type="float" office:value="946" calcext:value-type="float">
            <text:p><text:s text:c="3"/>946</text:p>
          </table:table-cell>
          <table:table-cell table:style-name="ce74" office:value-type="float" office:value="74" calcext:value-type="float">
            <text:p><text:s text:c="3"/>74</text:p>
          </table:table-cell>
          <table:table-cell table:style-name="ce132" office:value-type="float" office:value="65" calcext:value-type="float">
            <text:p><text:s text:c="3"/>65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19]+[.E19]+[.F19]" office:value-type="float" office:value="275" calcext:value-type="float">
            <text:p><text:s text:c="3"/>275</text:p>
          </table:table-cell>
          <table:table-cell table:style-name="ce120" office:value-type="float" office:value="264" calcext:value-type="float">
            <text:p><text:s text:c="3"/>264</text:p>
          </table:table-cell>
          <table:table-cell table:style-name="ce73" office:value-type="float" office:value="11" calcext:value-type="float">
            <text:p><text:s text:c="3"/>11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241" calcext:value-type="float">
            <text:p><text:s text:c="3"/>241</text:p>
          </table:table-cell>
          <table:table-cell table:style-name="ce120" office:value-type="float" office:value="9" calcext:value-type="float">
            <text:p><text:s text:c="3"/>9</text:p>
          </table:table-cell>
          <table:table-cell table:style-name="ce131" office:value-type="float" office:value="25" calcext:value-type="float">
            <text:p><text:s text:c="3"/>25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宜蘭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20]+[.E20]+[.F20]" office:value-type="float" office:value="151" calcext:value-type="float">
            <text:p><text:s text:c="3"/>151</text:p>
          </table:table-cell>
          <table:table-cell table:style-name="ce73" office:value-type="float" office:value="148" calcext:value-type="float">
            <text:p><text:s text:c="3"/>148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134" calcext:value-type="float">
            <text:p><text:s text:c="3"/>134</text:p>
          </table:table-cell>
          <table:table-cell table:style-name="ce73" office:value-type="float" office:value="5" calcext:value-type="float">
            <text:p><text:s text:c="3"/>5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4" table:formula="of:=[.D21]+[.E21]+[.F21]" office:value-type="float" office:value="124" calcext:value-type="float">
            <text:p><text:s text:c="3"/>124</text:p>
          </table:table-cell>
          <table:table-cell table:style-name="ce74" office:value-type="float" office:value="116" calcext:value-type="float">
            <text:p><text:s text:c="3"/>116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74" office:value-type="float" office:value="0" calcext:value-type="float">
            <text:p>—</text:p>
          </table:table-cell>
          <table:table-cell table:style-name="ce69" office:value-type="float" office:value="107" calcext:value-type="float">
            <text:p><text:s text:c="3"/>107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132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22]+[.E22]+[.F22]" office:value-type="float" office:value="1394" calcext:value-type="float">
            <text:p><text:s text:c="3"/>1,394</text:p>
          </table:table-cell>
          <table:table-cell table:style-name="ce120" office:value-type="float" office:value="1342" calcext:value-type="float">
            <text:p><text:s text:c="3"/>1,342</text:p>
          </table:table-cell>
          <table:table-cell table:style-name="ce73" office:value-type="float" office:value="52" calcext:value-type="float">
            <text:p><text:s text:c="3"/>52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1239" calcext:value-type="float">
            <text:p><text:s text:c="3"/>1,239</text:p>
          </table:table-cell>
          <table:table-cell table:style-name="ce120" office:value-type="float" office:value="82" calcext:value-type="float">
            <text:p><text:s text:c="3"/>82</text:p>
          </table:table-cell>
          <table:table-cell table:style-name="ce131" office:value-type="float" office:value="73" calcext:value-type="float">
            <text:p><text:s text:c="3"/>73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桃園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23]+[.E23]+[.F23]" office:value-type="float" office:value="707" calcext:value-type="float">
            <text:p><text:s text:c="3"/>707</text:p>
          </table:table-cell>
          <table:table-cell table:style-name="ce73" office:value-type="float" office:value="680" calcext:value-type="float">
            <text:p><text:s text:c="3"/>680</text:p>
          </table:table-cell>
          <table:table-cell table:style-name="ce73" office:value-type="float" office:value="27" calcext:value-type="float">
            <text:p><text:s text:c="3"/>27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632" calcext:value-type="float">
            <text:p><text:s text:c="3"/>632</text:p>
          </table:table-cell>
          <table:table-cell table:style-name="ce73" office:value-type="float" office:value="36" calcext:value-type="float">
            <text:p><text:s text:c="3"/>36</text:p>
          </table:table-cell>
          <table:table-cell table:style-name="ce66" office:value-type="float" office:value="39" calcext:value-type="float">
            <text:p><text:s text:c="3"/>39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4" table:formula="of:=[.D24]+[.E24]+[.F24]" office:value-type="float" office:value="687" calcext:value-type="float">
            <text:p><text:s text:c="3"/>687</text:p>
          </table:table-cell>
          <table:table-cell table:style-name="ce74" office:value-type="float" office:value="662" calcext:value-type="float">
            <text:p><text:s text:c="3"/>662</text:p>
          </table:table-cell>
          <table:table-cell table:style-name="ce74" office:value-type="float" office:value="25" calcext:value-type="float">
            <text:p><text:s text:c="3"/>25</text:p>
          </table:table-cell>
          <table:table-cell table:style-name="ce74" office:value-type="float" office:value="0" calcext:value-type="float">
            <text:p>—</text:p>
          </table:table-cell>
          <table:table-cell table:style-name="ce69" office:value-type="float" office:value="607" calcext:value-type="float">
            <text:p><text:s text:c="3"/>607</text:p>
          </table:table-cell>
          <table:table-cell table:style-name="ce74" office:value-type="float" office:value="46" calcext:value-type="float">
            <text:p><text:s text:c="3"/>46</text:p>
          </table:table-cell>
          <table:table-cell table:style-name="ce132" office:value-type="float" office:value="34" calcext:value-type="float">
            <text:p><text:s text:c="3"/>34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25]+[.E25]+[.F25]" office:value-type="float" office:value="448" calcext:value-type="float">
            <text:p><text:s text:c="3"/>448</text:p>
          </table:table-cell>
          <table:table-cell table:style-name="ce120" office:value-type="float" office:value="432" calcext:value-type="float">
            <text:p><text:s text:c="3"/>432</text:p>
          </table:table-cell>
          <table:table-cell table:style-name="ce73" office:value-type="float" office:value="16" calcext:value-type="float">
            <text:p><text:s text:c="3"/>16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405" calcext:value-type="float">
            <text:p><text:s text:c="3"/>405</text:p>
          </table:table-cell>
          <table:table-cell table:style-name="ce120" office:value-type="float" office:value="23" calcext:value-type="float">
            <text:p><text:s text:c="3"/>23</text:p>
          </table:table-cell>
          <table:table-cell table:style-name="ce131" office:value-type="float" office:value="20" calcext:value-type="float">
            <text:p><text:s text:c="3"/>20</text:p>
          </table:table-cell>
          <table:table-cell table:style-name="ce15" table:number-columns-repeated="1015"/>
        </table:table-row>
        <table:table-row table:style-name="ro14">
          <table:table-cell table:style-name="ce114" office:value-type="string" calcext:value-type="string">
            <text:p>新竹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26]+[.E26]+[.F26]" office:value-type="float" office:value="248" calcext:value-type="float">
            <text:p><text:s text:c="3"/>248</text:p>
          </table:table-cell>
          <table:table-cell table:style-name="ce73" office:value-type="float" office:value="240" calcext:value-type="float">
            <text:p><text:s text:c="3"/>240</text:p>
          </table:table-cell>
          <table:table-cell table:style-name="ce73" office:value-type="float" office:value="8" calcext:value-type="float">
            <text:p><text:s text:c="3"/>8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23" calcext:value-type="float">
            <text:p><text:s text:c="3"/>223</text:p>
          </table:table-cell>
          <table:table-cell table:style-name="ce73" office:value-type="float" office:value="15" calcext:value-type="float">
            <text:p><text:s text:c="3"/>15</text:p>
          </table:table-cell>
          <table:table-cell table:style-name="ce66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4" table:formula="of:=[.D27]+[.E27]+[.F27]" office:value-type="float" office:value="200" calcext:value-type="float">
            <text:p><text:s text:c="3"/>200</text:p>
          </table:table-cell>
          <table:table-cell table:style-name="ce74" office:value-type="float" office:value="192" calcext:value-type="float">
            <text:p><text:s text:c="3"/>192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182" calcext:value-type="float">
            <text:p><text:s text:c="3"/>182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132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20" table:formula="of:=[.D28]+[.E28]+[.F28]" office:value-type="float" office:value="370" calcext:value-type="float">
            <text:p><text:s text:c="3"/>370</text:p>
          </table:table-cell>
          <table:table-cell table:style-name="ce120" office:value-type="float" office:value="354" calcext:value-type="float">
            <text:p><text:s text:c="3"/>354</text:p>
          </table:table-cell>
          <table:table-cell table:style-name="ce73" office:value-type="float" office:value="16" calcext:value-type="float">
            <text:p><text:s text:c="3"/>16</text:p>
          </table:table-cell>
          <table:table-cell table:style-name="ce120" office:value-type="float" office:value="0" calcext:value-type="float">
            <text:p>—</text:p>
          </table:table-cell>
          <table:table-cell table:style-name="ce52" office:value-type="float" office:value="310" calcext:value-type="float">
            <text:p><text:s text:c="3"/>310</text:p>
          </table:table-cell>
          <table:table-cell table:style-name="ce120" office:value-type="float" office:value="24" calcext:value-type="float">
            <text:p><text:s text:c="3"/>24</text:p>
          </table:table-cell>
          <table:table-cell table:style-name="ce131" office:value-type="float" office:value="36" calcext:value-type="float">
            <text:p><text:s text:c="3"/>36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苗栗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29]+[.E29]+[.F29]" office:value-type="float" office:value="193" calcext:value-type="float">
            <text:p><text:s text:c="3"/>193</text:p>
          </table:table-cell>
          <table:table-cell table:style-name="ce73" office:value-type="float" office:value="187" calcext:value-type="float">
            <text:p><text:s text:c="3"/>187</text:p>
          </table:table-cell>
          <table:table-cell table:style-name="ce73" office:value-type="float" office:value="6" calcext:value-type="float">
            <text:p><text:s text:c="3"/>6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156" calcext:value-type="float">
            <text:p><text:s text:c="3"/>156</text:p>
          </table:table-cell>
          <table:table-cell table:style-name="ce73" office:value-type="float" office:value="15" calcext:value-type="float">
            <text:p><text:s text:c="3"/>15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74" table:formula="of:=[.D30]+[.E30]+[.F30]" office:value-type="float" office:value="177" calcext:value-type="float">
            <text:p><text:s text:c="3"/>177</text:p>
          </table:table-cell>
          <table:table-cell table:style-name="ce74" office:value-type="float" office:value="167" calcext:value-type="float">
            <text:p><text:s text:c="3"/>167</text:p>
          </table:table-cell>
          <table:table-cell table:style-name="ce74" office:value-type="float" office:value="10" calcext:value-type="float">
            <text:p><text:s text:c="3"/>10</text:p>
          </table:table-cell>
          <table:table-cell table:style-name="ce74" office:value-type="float" office:value="0" calcext:value-type="float">
            <text:p>—</text:p>
          </table:table-cell>
          <table:table-cell table:style-name="ce69" office:value-type="float" office:value="154" calcext:value-type="float">
            <text:p><text:s text:c="3"/>154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132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31]+[.E31]+[.F31]" office:value-type="float" office:value="1075" calcext:value-type="float">
            <text:p><text:s text:c="3"/>1,075</text:p>
          </table:table-cell>
          <table:table-cell table:style-name="ce120" office:value-type="float" office:value="1036" calcext:value-type="float">
            <text:p><text:s text:c="3"/>1,036</text:p>
          </table:table-cell>
          <table:table-cell table:style-name="ce73" office:value-type="float" office:value="39" calcext:value-type="float">
            <text:p><text:s text:c="3"/>39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983" calcext:value-type="float">
            <text:p><text:s text:c="3"/>983</text:p>
          </table:table-cell>
          <table:table-cell table:style-name="ce120" office:value-type="float" office:value="44" calcext:value-type="float">
            <text:p><text:s text:c="3"/>44</text:p>
          </table:table-cell>
          <table:table-cell table:style-name="ce131" office:value-type="float" office:value="48" calcext:value-type="float">
            <text:p><text:s text:c="3"/>48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32]+[.E32]+[.F32]" office:value-type="float" office:value="538" calcext:value-type="float">
            <text:p><text:s text:c="3"/>538</text:p>
          </table:table-cell>
          <table:table-cell table:style-name="ce73" office:value-type="float" office:value="524" calcext:value-type="float">
            <text:p><text:s text:c="3"/>524</text:p>
          </table:table-cell>
          <table:table-cell table:style-name="ce73" office:value-type="float" office:value="14" calcext:value-type="float">
            <text:p><text:s text:c="3"/>14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490" calcext:value-type="float">
            <text:p><text:s text:c="3"/>490</text:p>
          </table:table-cell>
          <table:table-cell table:style-name="ce73" office:value-type="float" office:value="25" calcext:value-type="float">
            <text:p><text:s text:c="3"/>25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4" table:formula="of:=[.D33]+[.E33]+[.F33]" office:value-type="float" office:value="537" calcext:value-type="float">
            <text:p><text:s text:c="3"/>537</text:p>
          </table:table-cell>
          <table:table-cell table:style-name="ce74" office:value-type="float" office:value="512" calcext:value-type="float">
            <text:p><text:s text:c="3"/>512</text:p>
          </table:table-cell>
          <table:table-cell table:style-name="ce74" office:value-type="float" office:value="25" calcext:value-type="float">
            <text:p><text:s text:c="3"/>25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493" calcext:value-type="float">
            <text:p><text:s text:c="3"/>493</text:p>
          </table:table-cell>
          <table:table-cell table:style-name="ce74" office:value-type="float" office:value="19" calcext:value-type="float">
            <text:p><text:s text:c="3"/>19</text:p>
          </table:table-cell>
          <table:table-cell table:style-name="ce132" office:value-type="float" office:value="25" calcext:value-type="float">
            <text:p><text:s text:c="3"/>25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34]+[.E34]+[.F34]" office:value-type="float" office:value="896" calcext:value-type="float">
            <text:p><text:s text:c="3"/>896</text:p>
          </table:table-cell>
          <table:table-cell table:style-name="ce120" office:value-type="float" office:value="867" calcext:value-type="float">
            <text:p><text:s text:c="3"/>867</text:p>
          </table:table-cell>
          <table:table-cell table:style-name="ce73" office:value-type="float" office:value="29" calcext:value-type="float">
            <text:p><text:s text:c="3"/>29</text:p>
          </table:table-cell>
          <table:table-cell table:style-name="ce120" office:value-type="float" office:value="0" calcext:value-type="float">
            <text:p>—</text:p>
          </table:table-cell>
          <table:table-cell table:style-name="ce52" office:value-type="float" office:value="790" calcext:value-type="float">
            <text:p><text:s text:c="3"/>790</text:p>
          </table:table-cell>
          <table:table-cell table:style-name="ce120" office:value-type="float" office:value="53" calcext:value-type="float">
            <text:p><text:s text:c="3"/>53</text:p>
          </table:table-cell>
          <table:table-cell table:style-name="ce131" office:value-type="float" office:value="53" calcext:value-type="float">
            <text:p><text:s text:c="3"/>53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彰化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35]+[.E35]+[.F35]" office:value-type="float" office:value="470" calcext:value-type="float">
            <text:p><text:s text:c="3"/>470</text:p>
          </table:table-cell>
          <table:table-cell table:style-name="ce73" office:value-type="float" office:value="453" calcext:value-type="float">
            <text:p><text:s text:c="3"/>453</text:p>
          </table:table-cell>
          <table:table-cell table:style-name="ce73" office:value-type="float" office:value="17" calcext:value-type="float">
            <text:p><text:s text:c="3"/>17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412" calcext:value-type="float">
            <text:p><text:s text:c="3"/>412</text:p>
          </table:table-cell>
          <table:table-cell table:style-name="ce73" office:value-type="float" office:value="28" calcext:value-type="float">
            <text:p><text:s text:c="3"/>28</text:p>
          </table:table-cell>
          <table:table-cell table:style-name="ce66" office:value-type="float" office:value="30" calcext:value-type="float">
            <text:p><text:s text:c="3"/>30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4" table:formula="of:=[.D36]+[.E36]+[.F36]" office:value-type="float" office:value="426" calcext:value-type="float">
            <text:p><text:s text:c="3"/>426</text:p>
          </table:table-cell>
          <table:table-cell table:style-name="ce74" office:value-type="float" office:value="414" calcext:value-type="float">
            <text:p><text:s text:c="3"/>414</text:p>
          </table:table-cell>
          <table:table-cell table:style-name="ce74" office:value-type="float" office:value="12" calcext:value-type="float">
            <text:p><text:s text:c="3"/>12</text:p>
          </table:table-cell>
          <table:table-cell table:style-name="ce74" office:value-type="float" office:value="0" calcext:value-type="float">
            <text:p>—</text:p>
          </table:table-cell>
          <table:table-cell table:style-name="ce69" office:value-type="float" office:value="378" calcext:value-type="float">
            <text:p><text:s text:c="3"/>378</text:p>
          </table:table-cell>
          <table:table-cell table:style-name="ce74" office:value-type="float" office:value="25" calcext:value-type="float">
            <text:p><text:s text:c="3"/>25</text:p>
          </table:table-cell>
          <table:table-cell table:style-name="ce132" office:value-type="float" office:value="23" calcext:value-type="float">
            <text:p><text:s text:c="3"/>23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37]+[.E37]+[.F37]" office:value-type="float" office:value="333" calcext:value-type="float">
            <text:p><text:s text:c="3"/>333</text:p>
          </table:table-cell>
          <table:table-cell table:style-name="ce120" office:value-type="float" office:value="317" calcext:value-type="float">
            <text:p><text:s text:c="3"/>317</text:p>
          </table:table-cell>
          <table:table-cell table:style-name="ce73" office:value-type="float" office:value="16" calcext:value-type="float">
            <text:p><text:s text:c="3"/>16</text:p>
          </table:table-cell>
          <table:table-cell table:style-name="ce120" office:value-type="float" office:value="0" calcext:value-type="float">
            <text:p>—</text:p>
          </table:table-cell>
          <table:table-cell table:style-name="ce52" office:value-type="float" office:value="303" calcext:value-type="float">
            <text:p><text:s text:c="3"/>303</text:p>
          </table:table-cell>
          <table:table-cell table:style-name="ce120" office:value-type="float" office:value="12" calcext:value-type="float">
            <text:p><text:s text:c="3"/>12</text:p>
          </table:table-cell>
          <table:table-cell table:style-name="ce131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南投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38]+[.E38]+[.F38]" office:value-type="float" office:value="174" calcext:value-type="float">
            <text:p><text:s text:c="3"/>174</text:p>
          </table:table-cell>
          <table:table-cell table:style-name="ce73" office:value-type="float" office:value="167" calcext:value-type="float">
            <text:p><text:s text:c="3"/>167</text:p>
          </table:table-cell>
          <table:table-cell table:style-name="ce73" office:value-type="float" office:value="7" calcext:value-type="float">
            <text:p><text:s text:c="3"/>7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154" calcext:value-type="float">
            <text:p><text:s text:c="3"/>154</text:p>
          </table:table-cell>
          <table:table-cell table:style-name="ce73" office:value-type="float" office:value="6" calcext:value-type="float">
            <text:p><text:s text:c="3"/>6</text:p>
          </table:table-cell>
          <table:table-cell table:style-name="ce66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4" table:formula="of:=[.D39]+[.E39]+[.F39]" office:value-type="float" office:value="159" calcext:value-type="float">
            <text:p><text:s text:c="3"/>159</text:p>
          </table:table-cell>
          <table:table-cell table:style-name="ce74" office:value-type="float" office:value="150" calcext:value-type="float">
            <text:p><text:s text:c="3"/>150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74" office:value-type="float" office:value="0" calcext:value-type="float">
            <text:p>—</text:p>
          </table:table-cell>
          <table:table-cell table:style-name="ce69" office:value-type="float" office:value="149" calcext:value-type="float">
            <text:p><text:s text:c="3"/>149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132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40]+[.E40]+[.F40]" office:value-type="float" office:value="487" calcext:value-type="float">
            <text:p><text:s text:c="3"/>487</text:p>
          </table:table-cell>
          <table:table-cell table:style-name="ce120" office:value-type="float" office:value="470" calcext:value-type="float">
            <text:p><text:s text:c="3"/>470</text:p>
          </table:table-cell>
          <table:table-cell table:style-name="ce73" office:value-type="float" office:value="17" calcext:value-type="float">
            <text:p><text:s text:c="3"/>17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436" calcext:value-type="float">
            <text:p><text:s text:c="3"/>436</text:p>
          </table:table-cell>
          <table:table-cell table:style-name="ce120" office:value-type="float" office:value="21" calcext:value-type="float">
            <text:p><text:s text:c="3"/>21</text:p>
          </table:table-cell>
          <table:table-cell table:style-name="ce131" office:value-type="float" office:value="30" calcext:value-type="float">
            <text:p><text:s text:c="3"/>3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雲林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41]+[.E41]+[.F41]" office:value-type="float" office:value="274" calcext:value-type="float">
            <text:p><text:s text:c="3"/>274</text:p>
          </table:table-cell>
          <table:table-cell table:style-name="ce73" office:value-type="float" office:value="265" calcext:value-type="float">
            <text:p><text:s text:c="3"/>265</text:p>
          </table:table-cell>
          <table:table-cell table:style-name="ce73" office:value-type="float" office:value="9" calcext:value-type="float">
            <text:p><text:s text:c="3"/>9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47" calcext:value-type="float">
            <text:p><text:s text:c="3"/>247</text:p>
          </table:table-cell>
          <table:table-cell table:style-name="ce73" office:value-type="float" office:value="10" calcext:value-type="float">
            <text:p><text:s text:c="3"/>10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4" table:formula="of:=[.D42]+[.E42]+[.F42]" office:value-type="float" office:value="213" calcext:value-type="float">
            <text:p><text:s text:c="3"/>213</text:p>
          </table:table-cell>
          <table:table-cell table:style-name="ce74" office:value-type="float" office:value="205" calcext:value-type="float">
            <text:p><text:s text:c="3"/>205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189" calcext:value-type="float">
            <text:p><text:s text:c="3"/>189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style-name="ce132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43]+[.E43]+[.F43]" office:value-type="float" office:value="349" calcext:value-type="float">
            <text:p><text:s text:c="3"/>349</text:p>
          </table:table-cell>
          <table:table-cell table:style-name="ce120" office:value-type="float" office:value="339" calcext:value-type="float">
            <text:p><text:s text:c="3"/>339</text:p>
          </table:table-cell>
          <table:table-cell table:style-name="ce73" office:value-type="float" office:value="10" calcext:value-type="float">
            <text:p><text:s text:c="3"/>10</text:p>
          </table:table-cell>
          <table:table-cell table:style-name="ce120" office:value-type="float" office:value="0" calcext:value-type="float">
            <text:p>—</text:p>
          </table:table-cell>
          <table:table-cell table:style-name="ce52" office:value-type="float" office:value="291" calcext:value-type="float">
            <text:p><text:s text:c="3"/>291</text:p>
          </table:table-cell>
          <table:table-cell table:style-name="ce120" office:value-type="float" office:value="26" calcext:value-type="float">
            <text:p><text:s text:c="3"/>26</text:p>
          </table:table-cell>
          <table:table-cell table:style-name="ce131" office:value-type="float" office:value="32" calcext:value-type="float">
            <text:p><text:s text:c="3"/>32</text:p>
          </table:table-cell>
          <table:table-cell table:style-name="ce15" table:number-columns-repeated="1015"/>
        </table:table-row>
        <table:table-row table:style-name="ro14">
          <table:table-cell table:style-name="ce114" office:value-type="string" calcext:value-type="string">
            <text:p>嘉義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44]+[.E44]+[.F44]" office:value-type="float" office:value="186" calcext:value-type="float">
            <text:p><text:s text:c="3"/>186</text:p>
          </table:table-cell>
          <table:table-cell table:style-name="ce73" office:value-type="float" office:value="179" calcext:value-type="float">
            <text:p><text:s text:c="3"/>179</text:p>
          </table:table-cell>
          <table:table-cell table:style-name="ce73" office:value-type="float" office:value="7" calcext:value-type="float">
            <text:p><text:s text:c="3"/>7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154" calcext:value-type="float">
            <text:p><text:s text:c="3"/>154</text:p>
          </table:table-cell>
          <table:table-cell table:style-name="ce73" office:value-type="float" office:value="14" calcext:value-type="float">
            <text:p><text:s text:c="3"/>14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4" table:formula="of:=[.D45]+[.E45]+[.F45]" office:value-type="float" office:value="163" calcext:value-type="float">
            <text:p><text:s text:c="3"/>163</text:p>
          </table:table-cell>
          <table:table-cell table:style-name="ce74" office:value-type="float" office:value="160" calcext:value-type="float">
            <text:p><text:s text:c="3"/>160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74" office:value-type="float" office:value="0" calcext:value-type="float">
            <text:p>—</text:p>
          </table:table-cell>
          <table:table-cell table:style-name="ce69" office:value-type="float" office:value="137" calcext:value-type="float">
            <text:p><text:s text:c="3"/>137</text:p>
          </table:table-cell>
          <table:table-cell table:style-name="ce74" office:value-type="float" office:value="12" calcext:value-type="float">
            <text:p><text:s text:c="3"/>12</text:p>
          </table:table-cell>
          <table:table-cell table:style-name="ce132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20" table:formula="of:=[.D46]+[.E46]+[.F46]" office:value-type="float" office:value="574" calcext:value-type="float">
            <text:p><text:s text:c="3"/>574</text:p>
          </table:table-cell>
          <table:table-cell table:style-name="ce120" office:value-type="float" office:value="558" calcext:value-type="float">
            <text:p><text:s text:c="3"/>558</text:p>
          </table:table-cell>
          <table:table-cell table:style-name="ce73" office:value-type="float" office:value="16" calcext:value-type="float">
            <text:p><text:s text:c="3"/>16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525" calcext:value-type="float">
            <text:p><text:s text:c="3"/>525</text:p>
          </table:table-cell>
          <table:table-cell table:style-name="ce120" office:value-type="float" office:value="19" calcext:value-type="float">
            <text:p><text:s text:c="3"/>19</text:p>
          </table:table-cell>
          <table:table-cell table:style-name="ce131" office:value-type="float" office:value="30" calcext:value-type="float">
            <text:p><text:s text:c="3"/>30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臺南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47]+[.E47]+[.F47]" office:value-type="float" office:value="298" calcext:value-type="float">
            <text:p><text:s text:c="3"/>298</text:p>
          </table:table-cell>
          <table:table-cell table:style-name="ce73" office:value-type="float" office:value="290" calcext:value-type="float">
            <text:p><text:s text:c="3"/>290</text:p>
          </table:table-cell>
          <table:table-cell table:style-name="ce73" office:value-type="float" office:value="8" calcext:value-type="float">
            <text:p><text:s text:c="3"/>8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72" calcext:value-type="float">
            <text:p><text:s text:c="3"/>272</text:p>
          </table:table-cell>
          <table:table-cell table:style-name="ce73" office:value-type="float" office:value="10" calcext:value-type="float">
            <text:p><text:s text:c="3"/>10</text:p>
          </table:table-cell>
          <table:table-cell table:style-name="ce66" office:value-type="float" office:value="16" calcext:value-type="float">
            <text:p><text:s text:c="3"/>16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74" table:formula="of:=[.D48]+[.E48]+[.F48]" office:value-type="float" office:value="276" calcext:value-type="float">
            <text:p><text:s text:c="3"/>276</text:p>
          </table:table-cell>
          <table:table-cell table:style-name="ce74" office:value-type="float" office:value="268" calcext:value-type="float">
            <text:p><text:s text:c="3"/>268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253" calcext:value-type="float">
            <text:p><text:s text:c="3"/>253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132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49]+[.E49]+[.F49]" office:value-type="float" office:value="768" calcext:value-type="float">
            <text:p><text:s text:c="3"/>768</text:p>
          </table:table-cell>
          <table:table-cell table:style-name="ce120" office:value-type="float" office:value="727" calcext:value-type="float">
            <text:p><text:s text:c="3"/>727</text:p>
          </table:table-cell>
          <table:table-cell table:style-name="ce73" office:value-type="float" office:value="41" calcext:value-type="float">
            <text:p><text:s text:c="3"/>41</text:p>
          </table:table-cell>
          <table:table-cell table:style-name="ce120" office:value-type="float" office:value="0" calcext:value-type="float">
            <text:p>—</text:p>
          </table:table-cell>
          <table:table-cell table:style-name="ce52" office:value-type="float" office:value="699" calcext:value-type="float">
            <text:p><text:s text:c="3"/>699</text:p>
          </table:table-cell>
          <table:table-cell table:style-name="ce120" office:value-type="float" office:value="38" calcext:value-type="float">
            <text:p><text:s text:c="3"/>38</text:p>
          </table:table-cell>
          <table:table-cell table:style-name="ce131" office:value-type="float" office:value="31" calcext:value-type="float">
            <text:p><text:s text:c="3"/>31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高雄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50]+[.E50]+[.F50]" office:value-type="float" office:value="398" calcext:value-type="float">
            <text:p><text:s text:c="3"/>398</text:p>
          </table:table-cell>
          <table:table-cell table:style-name="ce73" office:value-type="float" office:value="383" calcext:value-type="float">
            <text:p><text:s text:c="3"/>383</text:p>
          </table:table-cell>
          <table:table-cell table:style-name="ce73" office:value-type="float" office:value="15" calcext:value-type="float">
            <text:p><text:s text:c="3"/>15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362" calcext:value-type="float">
            <text:p><text:s text:c="3"/>362</text:p>
          </table:table-cell>
          <table:table-cell table:style-name="ce73" office:value-type="float" office:value="20" calcext:value-type="float">
            <text:p><text:s text:c="3"/>20</text:p>
          </table:table-cell>
          <table:table-cell table:style-name="ce66" office:value-type="float" office:value="16" calcext:value-type="float">
            <text:p><text:s text:c="3"/>16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4" table:formula="of:=[.D51]+[.E51]+[.F51]" office:value-type="float" office:value="370" calcext:value-type="float">
            <text:p><text:s text:c="3"/>370</text:p>
          </table:table-cell>
          <table:table-cell table:style-name="ce74" office:value-type="float" office:value="344" calcext:value-type="float">
            <text:p><text:s text:c="3"/>344</text:p>
          </table:table-cell>
          <table:table-cell table:style-name="ce74" office:value-type="float" office:value="26" calcext:value-type="float">
            <text:p><text:s text:c="3"/>26</text:p>
          </table:table-cell>
          <table:table-cell table:style-name="ce74" office:value-type="float" office:value="0" calcext:value-type="float">
            <text:p>—</text:p>
          </table:table-cell>
          <table:table-cell table:style-name="ce69" office:value-type="float" office:value="337" calcext:value-type="float">
            <text:p><text:s text:c="3"/>337</text:p>
          </table:table-cell>
          <table:table-cell table:style-name="ce74" office:value-type="float" office:value="18" calcext:value-type="float">
            <text:p><text:s text:c="3"/>18</text:p>
          </table:table-cell>
          <table:table-cell table:style-name="ce132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5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52]+[.E52]+[.F52]" office:value-type="float" office:value="505" calcext:value-type="float">
            <text:p><text:s text:c="3"/>505</text:p>
          </table:table-cell>
          <table:table-cell table:style-name="ce120" office:value-type="float" office:value="470" calcext:value-type="float">
            <text:p><text:s text:c="3"/>470</text:p>
          </table:table-cell>
          <table:table-cell table:style-name="ce73" office:value-type="float" office:value="35" calcext:value-type="float">
            <text:p><text:s text:c="3"/>35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445" calcext:value-type="float">
            <text:p><text:s text:c="3"/>445</text:p>
          </table:table-cell>
          <table:table-cell table:style-name="ce120" office:value-type="float" office:value="24" calcext:value-type="float">
            <text:p><text:s text:c="3"/>24</text:p>
          </table:table-cell>
          <table:table-cell table:style-name="ce131" office:value-type="float" office:value="36" calcext:value-type="float">
            <text:p><text:s text:c="3"/>36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屏東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53]+[.E53]+[.F53]" office:value-type="float" office:value="280" calcext:value-type="float">
            <text:p><text:s text:c="3"/>280</text:p>
          </table:table-cell>
          <table:table-cell table:style-name="ce73" office:value-type="float" office:value="261" calcext:value-type="float">
            <text:p><text:s text:c="3"/>261</text:p>
          </table:table-cell>
          <table:table-cell table:style-name="ce73" office:value-type="float" office:value="19" calcext:value-type="float">
            <text:p><text:s text:c="3"/>19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46" calcext:value-type="float">
            <text:p><text:s text:c="3"/>246</text:p>
          </table:table-cell>
          <table:table-cell table:style-name="ce73" office:value-type="float" office:value="12" calcext:value-type="float">
            <text:p><text:s text:c="3"/>12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4" table:formula="of:=[.D54]+[.E54]+[.F54]" office:value-type="float" office:value="225" calcext:value-type="float">
            <text:p><text:s text:c="3"/>225</text:p>
          </table:table-cell>
          <table:table-cell table:style-name="ce74" office:value-type="float" office:value="209" calcext:value-type="float">
            <text:p><text:s text:c="3"/>209</text:p>
          </table:table-cell>
          <table:table-cell table:style-name="ce74" office:value-type="float" office:value="16" calcext:value-type="float">
            <text:p><text:s text:c="3"/>16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199" calcext:value-type="float">
            <text:p><text:s text:c="3"/>199</text:p>
          </table:table-cell>
          <table:table-cell table:style-name="ce74" office:value-type="float" office:value="12" calcext:value-type="float">
            <text:p><text:s text:c="3"/>12</text:p>
          </table:table-cell>
          <table:table-cell table:style-name="ce132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55]+[.E55]+[.F55]" office:value-type="float" office:value="134" calcext:value-type="float">
            <text:p><text:s text:c="3"/>134</text:p>
          </table:table-cell>
          <table:table-cell table:style-name="ce120" office:value-type="float" office:value="122" calcext:value-type="float">
            <text:p><text:s text:c="3"/>122</text:p>
          </table:table-cell>
          <table:table-cell table:style-name="ce73" office:value-type="float" office:value="12" calcext:value-type="float">
            <text:p><text:s text:c="3"/>12</text:p>
          </table:table-cell>
          <table:table-cell table:style-name="ce120" office:value-type="float" office:value="0" calcext:value-type="float">
            <text:p>—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131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東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56]+[.E56]+[.F56]" office:value-type="float" office:value="77" calcext:value-type="float">
            <text:p><text:s text:c="3"/>77</text:p>
          </table:table-cell>
          <table:table-cell table:style-name="ce73" office:value-type="float" office:value="71" calcext:value-type="float">
            <text:p><text:s text:c="3"/>71</text:p>
          </table:table-cell>
          <table:table-cell table:style-name="ce73" office:value-type="float" office:value="6" calcext:value-type="float">
            <text:p><text:s text:c="3"/>6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69" calcext:value-type="float">
            <text:p><text:s text:c="3"/>69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4" table:formula="of:=[.D57]+[.E57]+[.F57]" office:value-type="float" office:value="57" calcext:value-type="float">
            <text:p><text:s text:c="3"/>57</text:p>
          </table:table-cell>
          <table:table-cell table:style-name="ce74" office:value-type="float" office:value="51" calcext:value-type="float">
            <text:p><text:s text:c="3"/>51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74" office:value-type="float" office:value="0" calcext:value-type="float">
            <text:p>—</text:p>
          </table:table-cell>
          <table:table-cell table:style-name="ce69" office:value-type="float" office:value="52" calcext:value-type="float">
            <text:p><text:s text:c="3"/>52</text:p>
          </table:table-cell>
          <table:table-cell table:style-name="ce74" office:value-type="float" office:value="0" calcext:value-type="float">
            <text:p>—</text:p>
          </table:table-cell>
          <table:table-cell table:style-name="ce132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58]+[.E58]+[.F58]" office:value-type="float" office:value="211" calcext:value-type="float">
            <text:p><text:s text:c="3"/>211</text:p>
          </table:table-cell>
          <table:table-cell table:style-name="ce120" office:value-type="float" office:value="188" calcext:value-type="float">
            <text:p><text:s text:c="3"/>188</text:p>
          </table:table-cell>
          <table:table-cell table:style-name="ce73" office:value-type="float" office:value="22" calcext:value-type="float">
            <text:p><text:s text:c="3"/>22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53" office:value-type="float" office:value="188" calcext:value-type="float">
            <text:p><text:s text:c="3"/>188</text:p>
          </table:table-cell>
          <table:table-cell table:style-name="ce120" office:value-type="float" office:value="11" calcext:value-type="float">
            <text:p><text:s text:c="3"/>11</text:p>
          </table:table-cell>
          <table:table-cell table:style-name="ce131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花蓮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59]+[.E59]+[.F59]" office:value-type="float" office:value="105" calcext:value-type="float">
            <text:p><text:s text:c="3"/>105</text:p>
          </table:table-cell>
          <table:table-cell table:style-name="ce73" office:value-type="float" office:value="97" calcext:value-type="float">
            <text:p><text:s text:c="3"/>97</text:p>
          </table:table-cell>
          <table:table-cell table:style-name="ce73" office:value-type="float" office:value="7" calcext:value-type="float">
            <text:p><text:s text:c="3"/>7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53" office:value-type="float" office:value="95" calcext:value-type="float">
            <text:p><text:s text:c="3"/>95</text:p>
          </table:table-cell>
          <table:table-cell table:style-name="ce73" office:value-type="float" office:value="5" calcext:value-type="float">
            <text:p><text:s text:c="3"/>5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4" table:formula="of:=[.D60]+[.E60]+[.F60]" office:value-type="float" office:value="106" calcext:value-type="float">
            <text:p><text:s text:c="3"/>106</text:p>
          </table:table-cell>
          <table:table-cell table:style-name="ce74" office:value-type="float" office:value="91" calcext:value-type="float">
            <text:p><text:s text:c="3"/>91</text:p>
          </table:table-cell>
          <table:table-cell table:style-name="ce74" office:value-type="float" office:value="15" calcext:value-type="float">
            <text:p><text:s text:c="3"/>15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93" calcext:value-type="float">
            <text:p><text:s text:c="3"/>93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132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61]+[.E61]+[.F61]" office:value-type="float" office:value="55" calcext:value-type="float">
            <text:p><text:s text:c="3"/>55</text:p>
          </table:table-cell>
          <table:table-cell table:style-name="ce120" office:value-type="float" office:value="54" calcext:value-type="float">
            <text:p><text:s text:c="3"/>54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style-name="ce52" office:value-type="float" office:value="47" calcext:value-type="float">
            <text:p><text:s text:c="3"/>47</text:p>
          </table:table-cell>
          <table:table-cell table:style-name="ce120" office:value-type="float" office:value="4" calcext:value-type="float">
            <text:p><text:s text:c="3"/>4</text:p>
          </table:table-cell>
          <table:table-cell table:style-name="ce131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4" office:value-type="string" calcext:value-type="string">
            <text:p>澎湖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62]+[.E62]+[.F62]" office:value-type="float" office:value="33" calcext:value-type="float">
            <text:p><text:s text:c="3"/>33</text:p>
          </table:table-cell>
          <table:table-cell table:style-name="ce73" office:value-type="float" office:value="32" calcext:value-type="float">
            <text:p><text:s text:c="3"/>32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4" table:formula="of:=[.D63]+[.E63]+[.F63]" office:value-type="float" office:value="22" calcext:value-type="float">
            <text:p><text:s text:c="3"/>22</text:p>
          </table:table-cell>
          <table:table-cell table:style-name="ce74" office:value-type="float" office:value="22" calcext:value-type="float">
            <text:p><text:s text:c="3"/>22</text:p>
          </table:table-cell>
          <table:table-cell table:number-columns-repeated="2" table:style-name="ce74" office:value-type="float" office:value="0" calcext:value-type="float">
            <text:p>—</text:p>
          </table:table-cell>
          <table:table-cell table:style-name="ce69" office:value-type="float" office:value="18" calcext:value-type="float">
            <text:p><text:s text:c="3"/>18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132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20" table:formula="of:=[.D64]+[.E64]+[.F64]" office:value-type="float" office:value="209" calcext:value-type="float">
            <text:p><text:s text:c="3"/>209</text:p>
          </table:table-cell>
          <table:table-cell table:style-name="ce120" office:value-type="float" office:value="199" calcext:value-type="float">
            <text:p><text:s text:c="3"/>199</text:p>
          </table:table-cell>
          <table:table-cell table:style-name="ce73" office:value-type="float" office:value="10" calcext:value-type="float">
            <text:p><text:s text:c="3"/>10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180" calcext:value-type="float">
            <text:p><text:s text:c="3"/>180</text:p>
          </table:table-cell>
          <table:table-cell table:style-name="ce120" office:value-type="float" office:value="16" calcext:value-type="float">
            <text:p><text:s text:c="3"/>16</text:p>
          </table:table-cell>
          <table:table-cell table:style-name="ce131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基隆市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65]+[.E65]+[.F65]" office:value-type="float" office:value="111" calcext:value-type="float">
            <text:p><text:s text:c="3"/>111</text:p>
          </table:table-cell>
          <table:table-cell table:style-name="ce73" office:value-type="float" office:value="106" calcext:value-type="float">
            <text:p><text:s text:c="3"/>106</text:p>
          </table:table-cell>
          <table:table-cell table:style-name="ce73" office:value-type="float" office:value="5" calcext:value-type="float">
            <text:p><text:s text:c="3"/>5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99" calcext:value-type="float">
            <text:p><text:s text:c="3"/>99</text:p>
          </table:table-cell>
          <table:table-cell table:style-name="ce66" office:value-type="float" office:value="7" calcext:value-type="float">
            <text:p><text:s text:c="3"/>7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74" table:formula="of:=[.D66]+[.E66]+[.F66]" office:value-type="float" office:value="98" calcext:value-type="float">
            <text:p><text:s text:c="3"/>98</text:p>
          </table:table-cell>
          <table:table-cell table:style-name="ce74" office:value-type="float" office:value="93" calcext:value-type="float">
            <text:p><text:s text:c="3"/>93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132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67]+[.E67]+[.F67]" office:value-type="float" office:value="383" calcext:value-type="float">
            <text:p><text:s text:c="3"/>383</text:p>
          </table:table-cell>
          <table:table-cell table:style-name="ce120" office:value-type="float" office:value="373" calcext:value-type="float">
            <text:p><text:s text:c="3"/>373</text:p>
          </table:table-cell>
          <table:table-cell table:style-name="ce73" office:value-type="float" office:value="10" calcext:value-type="float">
            <text:p><text:s text:c="3"/>10</text:p>
          </table:table-cell>
          <table:table-cell table:style-name="ce120" office:value-type="float" office:value="0" calcext:value-type="float">
            <text:p>—</text:p>
          </table:table-cell>
          <table:table-cell table:style-name="ce52" office:value-type="float" office:value="358" calcext:value-type="float">
            <text:p><text:s text:c="3"/>358</text:p>
          </table:table-cell>
          <table:table-cell table:style-name="ce120" office:value-type="float" office:value="10" calcext:value-type="float">
            <text:p><text:s text:c="3"/>10</text:p>
          </table:table-cell>
          <table:table-cell table:style-name="ce131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新竹市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68]+[.E68]+[.F68]" office:value-type="float" office:value="208" calcext:value-type="float">
            <text:p><text:s text:c="3"/>208</text:p>
          </table:table-cell>
          <table:table-cell table:style-name="ce73" office:value-type="float" office:value="207" calcext:value-type="float">
            <text:p><text:s text:c="3"/>207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194" calcext:value-type="float">
            <text:p><text:s text:c="3"/>194</text:p>
          </table:table-cell>
          <table:table-cell table:style-name="ce73" office:value-type="float" office:value="6" calcext:value-type="float">
            <text:p><text:s text:c="3"/>6</text:p>
          </table:table-cell>
          <table:table-cell table:style-name="ce66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4" table:formula="of:=[.D69]+[.E69]+[.F69]" office:value-type="float" office:value="175" calcext:value-type="float">
            <text:p><text:s text:c="3"/>175</text:p>
          </table:table-cell>
          <table:table-cell table:style-name="ce74" office:value-type="float" office:value="166" calcext:value-type="float">
            <text:p><text:s text:c="3"/>166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74" office:value-type="float" office:value="0" calcext:value-type="float">
            <text:p>—</text:p>
          </table:table-cell>
          <table:table-cell table:style-name="ce69" office:value-type="float" office:value="164" calcext:value-type="float">
            <text:p><text:s text:c="3"/>164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132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70]+[.E70]+[.F70]" office:value-type="float" office:value="646" calcext:value-type="float">
            <text:p><text:s text:c="3"/>646</text:p>
          </table:table-cell>
          <table:table-cell table:style-name="ce120" office:value-type="float" office:value="625" calcext:value-type="float">
            <text:p><text:s text:c="3"/>625</text:p>
          </table:table-cell>
          <table:table-cell table:style-name="ce73" office:value-type="float" office:value="21" calcext:value-type="float">
            <text:p><text:s text:c="3"/>21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599" calcext:value-type="float">
            <text:p><text:s text:c="3"/>599</text:p>
          </table:table-cell>
          <table:table-cell table:style-name="ce120" office:value-type="float" office:value="22" calcext:value-type="float">
            <text:p><text:s text:c="3"/>22</text:p>
          </table:table-cell>
          <table:table-cell table:style-name="ce131" office:value-type="float" office:value="25" calcext:value-type="float">
            <text:p><text:s text:c="3"/>25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市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71]+[.E71]+[.F71]" office:value-type="float" office:value="331" calcext:value-type="float">
            <text:p><text:s text:c="3"/>331</text:p>
          </table:table-cell>
          <table:table-cell table:style-name="ce73" office:value-type="float" office:value="319" calcext:value-type="float">
            <text:p><text:s text:c="3"/>319</text:p>
          </table:table-cell>
          <table:table-cell table:style-name="ce73" office:value-type="float" office:value="12" calcext:value-type="float">
            <text:p><text:s text:c="3"/>12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311" calcext:value-type="float">
            <text:p><text:s text:c="3"/>311</text:p>
          </table:table-cell>
          <table:table-cell table:style-name="ce73" office:value-type="float" office:value="7" calcext:value-type="float">
            <text:p><text:s text:c="3"/>7</text:p>
          </table:table-cell>
          <table:table-cell table:style-name="ce66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4" table:formula="of:=[.D72]+[.E72]+[.F72]" office:value-type="float" office:value="315" calcext:value-type="float">
            <text:p><text:s text:c="3"/>315</text:p>
          </table:table-cell>
          <table:table-cell table:style-name="ce74" office:value-type="float" office:value="306" calcext:value-type="float">
            <text:p><text:s text:c="3"/>306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288" calcext:value-type="float">
            <text:p><text:s text:c="3"/>288</text:p>
          </table:table-cell>
          <table:table-cell table:style-name="ce74" office:value-type="float" office:value="15" calcext:value-type="float">
            <text:p><text:s text:c="3"/>15</text:p>
          </table:table-cell>
          <table:table-cell table:style-name="ce132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73]+[.E73]+[.F73]" office:value-type="float" office:value="177" calcext:value-type="float">
            <text:p><text:s text:c="3"/>177</text:p>
          </table:table-cell>
          <table:table-cell table:style-name="ce120" office:value-type="float" office:value="172" calcext:value-type="float">
            <text:p><text:s text:c="3"/>172</text:p>
          </table:table-cell>
          <table:table-cell table:style-name="ce73" office:value-type="float" office:value="5" calcext:value-type="float">
            <text:p><text:s text:c="3"/>5</text:p>
          </table:table-cell>
          <table:table-cell table:style-name="ce120" office:value-type="float" office:value="0" calcext:value-type="float">
            <text:p>—</text:p>
          </table:table-cell>
          <table:table-cell table:style-name="ce52" office:value-type="float" office:value="156" calcext:value-type="float">
            <text:p><text:s text:c="3"/>156</text:p>
          </table:table-cell>
          <table:table-cell table:style-name="ce120" office:value-type="float" office:value="14" calcext:value-type="float">
            <text:p><text:s text:c="3"/>14</text:p>
          </table:table-cell>
          <table:table-cell table:style-name="ce131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嘉義市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74]+[.E74]+[.F74]" office:value-type="float" office:value="90" calcext:value-type="float">
            <text:p><text:s text:c="3"/>90</text:p>
          </table:table-cell>
          <table:table-cell table:style-name="ce73" office:value-type="float" office:value="86" calcext:value-type="float">
            <text:p><text:s text:c="3"/>86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79" calcext:value-type="float">
            <text:p><text:s text:c="3"/>79</text:p>
          </table:table-cell>
          <table:table-cell table:style-name="ce73" office:value-type="float" office:value="9" calcext:value-type="float">
            <text:p><text:s text:c="3"/>9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4" table:formula="of:=[.D75]+[.E75]+[.F75]" office:value-type="float" office:value="87" calcext:value-type="float">
            <text:p><text:s text:c="3"/>87</text:p>
          </table:table-cell>
          <table:table-cell table:style-name="ce74" office:value-type="float" office:value="86" calcext:value-type="float">
            <text:p><text:s text:c="3"/>86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74" office:value-type="float" office:value="0" calcext:value-type="float">
            <text:p>—</text:p>
          </table:table-cell>
          <table:table-cell table:style-name="ce69" office:value-type="float" office:value="77" calcext:value-type="float">
            <text:p><text:s text:c="3"/>77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132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76]+[.E76]+[.F76]" office:value-type="float" office:value="410" calcext:value-type="float">
            <text:p><text:s text:c="3"/>410</text:p>
          </table:table-cell>
          <table:table-cell table:style-name="ce120" office:value-type="float" office:value="391" calcext:value-type="float">
            <text:p><text:s text:c="3"/>391</text:p>
          </table:table-cell>
          <table:table-cell table:style-name="ce73" office:value-type="float" office:value="19" calcext:value-type="float">
            <text:p><text:s text:c="3"/>19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380" calcext:value-type="float">
            <text:p><text:s text:c="3"/>380</text:p>
          </table:table-cell>
          <table:table-cell table:style-name="ce120" office:value-type="float" office:value="21" calcext:value-type="float">
            <text:p><text:s text:c="3"/>21</text:p>
          </table:table-cell>
          <table:table-cell table:style-name="ce131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南市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77]+[.E77]+[.F77]" office:value-type="float" office:value="215" calcext:value-type="float">
            <text:p><text:s text:c="3"/>215</text:p>
          </table:table-cell>
          <table:table-cell table:style-name="ce73" office:value-type="float" office:value="206" calcext:value-type="float">
            <text:p><text:s text:c="3"/>206</text:p>
          </table:table-cell>
          <table:table-cell table:style-name="ce73" office:value-type="float" office:value="9" calcext:value-type="float">
            <text:p><text:s text:c="3"/>9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00" calcext:value-type="float">
            <text:p><text:s text:c="3"/>200</text:p>
          </table:table-cell>
          <table:table-cell table:style-name="ce73" office:value-type="float" office:value="11" calcext:value-type="float">
            <text:p><text:s text:c="3"/>11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4" table:formula="of:=[.D78]+[.E78]+[.F78]" office:value-type="float" office:value="195" calcext:value-type="float">
            <text:p><text:s text:c="3"/>195</text:p>
          </table:table-cell>
          <table:table-cell table:style-name="ce74" office:value-type="float" office:value="185" calcext:value-type="float">
            <text:p><text:s text:c="3"/>185</text:p>
          </table:table-cell>
          <table:table-cell table:style-name="ce74" office:value-type="float" office:value="10" calcext:value-type="float">
            <text:p><text:s text:c="3"/>10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180" calcext:value-type="float">
            <text:p><text:s text:c="3"/>180</text:p>
          </table:table-cell>
          <table:table-cell table:style-name="ce74" office:value-type="float" office:value="10" calcext:value-type="float">
            <text:p><text:s text:c="3"/>10</text:p>
          </table:table-cell>
          <table:table-cell table:style-name="ce132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1" office:value-type="string" calcext:value-type="string">
            <text:p>計</text:p>
          </table:table-cell>
          <table:table-cell table:style-name="ce63" table:formula="of:=[.D79]+[.E79]+[.F79]" office:value-type="float" office:value="1558" calcext:value-type="float">
            <text:p><text:s text:c="3"/>1,558</text:p>
          </table:table-cell>
          <table:table-cell table:style-name="ce63" office:value-type="float" office:value="1510" calcext:value-type="float">
            <text:p><text:s text:c="3"/>1,510</text:p>
          </table:table-cell>
          <table:table-cell table:style-name="ce118" office:value-type="float" office:value="48" calcext:value-type="float">
            <text:p><text:s text:c="3"/>48</text:p>
          </table:table-cell>
          <table:table-cell table:style-name="ce63" office:value-type="float" office:value="0" calcext:value-type="float">
            <text:p>—</text:p>
          </table:table-cell>
          <table:table-cell table:style-name="ce47" office:value-type="float" office:value="1436" calcext:value-type="float">
            <text:p><text:s text:c="3"/>1,436</text:p>
          </table:table-cell>
          <table:table-cell table:style-name="ce63" office:value-type="float" office:value="80" calcext:value-type="float">
            <text:p><text:s text:c="3"/>80</text:p>
          </table:table-cell>
          <table:table-cell table:style-name="ce124" office:value-type="float" office:value="42" calcext:value-type="float">
            <text:p><text:s text:c="3"/>42</text:p>
          </table:table-cell>
          <table:table-cell table:style-name="ce15" table:number-columns-repeated="1015"/>
        </table:table-row>
        <table:table-row table:style-name="ro14">
          <table:table-cell table:style-name="ce116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18" table:formula="of:=[.D80]+[.E80]+[.F80]" office:value-type="float" office:value="799" calcext:value-type="float">
            <text:p><text:s text:c="3"/>799</text:p>
          </table:table-cell>
          <table:table-cell table:style-name="ce118" office:value-type="float" office:value="778" calcext:value-type="float">
            <text:p><text:s text:c="3"/>778</text:p>
          </table:table-cell>
          <table:table-cell table:style-name="ce118" office:value-type="float" office:value="21" calcext:value-type="float">
            <text:p><text:s text:c="3"/>21</text:p>
          </table:table-cell>
          <table:table-cell table:style-name="ce118" office:value-type="float" office:value="0" calcext:value-type="float">
            <text:p>—</text:p>
          </table:table-cell>
          <table:table-cell table:style-name="ce48" office:value-type="float" office:value="736" calcext:value-type="float">
            <text:p><text:s text:c="3"/>736</text:p>
          </table:table-cell>
          <table:table-cell table:style-name="ce118" office:value-type="float" office:value="43" calcext:value-type="float">
            <text:p><text:s text:c="3"/>43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119" table:formula="of:=[.D81]+[.E81]+[.F81]" office:value-type="float" office:value="759" calcext:value-type="float">
            <text:p><text:s text:c="3"/>759</text:p>
          </table:table-cell>
          <table:table-cell table:style-name="ce119" office:value-type="float" office:value="732" calcext:value-type="float">
            <text:p><text:s text:c="3"/>732</text:p>
          </table:table-cell>
          <table:table-cell table:style-name="ce119" office:value-type="float" office:value="27" calcext:value-type="float">
            <text:p><text:s text:c="3"/>27</text:p>
          </table:table-cell>
          <table:table-cell table:style-name="ce119" office:value-type="float" office:value="0" calcext:value-type="float">
            <text:p>—</text:p>
          </table:table-cell>
          <table:table-cell table:style-name="ce49" office:value-type="float" office:value="700" calcext:value-type="float">
            <text:p><text:s text:c="3"/>700</text:p>
          </table:table-cell>
          <table:table-cell table:style-name="ce119" office:value-type="float" office:value="37" calcext:value-type="float">
            <text:p><text:s text:c="3"/>37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table:formula="of:=[.D82]+[.E82]+[.F82]" office:value-type="float" office:value="826" calcext:value-type="float">
            <text:p><text:s text:c="3"/>826</text:p>
          </table:table-cell>
          <table:table-cell table:style-name="ce63" office:value-type="float" office:value="795" calcext:value-type="float">
            <text:p><text:s text:c="3"/>795</text:p>
          </table:table-cell>
          <table:table-cell table:style-name="ce118" office:value-type="float" office:value="31" calcext:value-type="float">
            <text:p><text:s text:c="3"/>31</text:p>
          </table:table-cell>
          <table:table-cell table:style-name="ce63" office:value-type="float" office:value="0" calcext:value-type="float">
            <text:p>—</text:p>
          </table:table-cell>
          <table:table-cell table:style-name="ce48" office:value-type="float" office:value="759" calcext:value-type="float">
            <text:p><text:s text:c="3"/>759</text:p>
          </table:table-cell>
          <table:table-cell table:style-name="ce63" office:value-type="float" office:value="35" calcext:value-type="float">
            <text:p><text:s text:c="3"/>35</text:p>
          </table:table-cell>
          <table:table-cell table:style-name="ce124" office:value-type="float" office:value="32" calcext:value-type="float">
            <text:p><text:s text:c="3"/>32</text:p>
          </table:table-cell>
          <table:table-cell table:style-name="ce15" table:number-columns-repeated="1015"/>
        </table:table-row>
        <table:table-row table:style-name="ro14">
          <table:table-cell table:style-name="ce112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18" table:formula="of:=[.D83]+[.E83]+[.F83]" office:value-type="float" office:value="428" calcext:value-type="float">
            <text:p><text:s text:c="3"/>428</text:p>
          </table:table-cell>
          <table:table-cell table:style-name="ce118" office:value-type="float" office:value="415" calcext:value-type="float">
            <text:p><text:s text:c="3"/>415</text:p>
          </table:table-cell>
          <table:table-cell table:style-name="ce118" office:value-type="float" office:value="13" calcext:value-type="float">
            <text:p><text:s text:c="3"/>13</text:p>
          </table:table-cell>
          <table:table-cell table:style-name="ce118" office:value-type="float" office:value="0" calcext:value-type="float">
            <text:p>—</text:p>
          </table:table-cell>
          <table:table-cell table:style-name="ce48" office:value-type="float" office:value="395" calcext:value-type="float">
            <text:p><text:s text:c="3"/>395</text:p>
          </table:table-cell>
          <table:table-cell table:style-name="ce118" office:value-type="float" office:value="15" calcext:value-type="float">
            <text:p><text:s text:c="3"/>15</text:p>
          </table:table-cell>
          <table:table-cell table:style-name="ce125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33" office:value-type="string" calcext:value-type="string">
            <text:p>女</text:p>
          </table:table-cell>
          <table:table-cell table:style-name="ce119" table:formula="of:=[.D84]+[.E84]+[.F84]" office:value-type="float" office:value="398" calcext:value-type="float">
            <text:p><text:s text:c="3"/>398</text:p>
          </table:table-cell>
          <table:table-cell table:style-name="ce119" office:value-type="float" office:value="380" calcext:value-type="float">
            <text:p><text:s text:c="3"/>380</text:p>
          </table:table-cell>
          <table:table-cell table:style-name="ce119" office:value-type="float" office:value="18" calcext:value-type="float">
            <text:p><text:s text:c="3"/>18</text:p>
          </table:table-cell>
          <table:table-cell table:style-name="ce119" office:value-type="float" office:value="0" calcext:value-type="float">
            <text:p>—</text:p>
          </table:table-cell>
          <table:table-cell table:style-name="ce48" office:value-type="float" office:value="364" calcext:value-type="float">
            <text:p><text:s text:c="3"/>364</text:p>
          </table:table-cell>
          <table:table-cell table:style-name="ce119" office:value-type="float" office:value="20" calcext:value-type="float">
            <text:p><text:s text:c="3"/>20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1" office:value-type="string" calcext:value-type="string">
            <text:p>計</text:p>
          </table:table-cell>
          <table:table-cell table:style-name="ce63" table:formula="of:=[.D85]+[.E85]+[.F85]" office:value-type="float" office:value="62" calcext:value-type="float">
            <text:p><text:s text:c="3"/>62</text:p>
          </table:table-cell>
          <table:table-cell table:style-name="ce63" office:value-type="float" office:value="60" calcext:value-type="float">
            <text:p><text:s text:c="3"/>60</text:p>
          </table:table-cell>
          <table:table-cell table:style-name="ce118" office:value-type="float" office:value="2" calcext:value-type="float">
            <text:p><text:s text:c="3"/>2</text:p>
          </table:table-cell>
          <table:table-cell table:style-name="ce63" office:value-type="float" office:value="0" calcext:value-type="float">
            <text:p>—</text:p>
          </table:table-cell>
          <table:table-cell table:style-name="ce47" office:value-type="float" office:value="50" calcext:value-type="float">
            <text:p><text:s text:c="3"/>50</text:p>
          </table:table-cell>
          <table:table-cell table:style-name="ce63" office:value-type="float" office:value="9" calcext:value-type="float">
            <text:p><text:s text:c="3"/>9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style-name="ce118" table:formula="of:=[.D86]+[.E86]+[.F86]" office:value-type="float" office:value="32" calcext:value-type="float">
            <text:p><text:s text:c="3"/>32</text:p>
          </table:table-cell>
          <table:table-cell table:style-name="ce118" office:value-type="float" office:value="30" calcext:value-type="float">
            <text:p><text:s text:c="3"/>30</text:p>
          </table:table-cell>
          <table:table-cell table:style-name="ce118" office:value-type="float" office:value="2" calcext:value-type="float">
            <text:p><text:s text:c="3"/>2</text:p>
          </table:table-cell>
          <table:table-cell table:style-name="ce118" office:value-type="float" office:value="0" calcext:value-type="float">
            <text:p>—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118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33" office:value-type="string" calcext:value-type="string">
            <text:p>女</text:p>
          </table:table-cell>
          <table:table-cell table:style-name="ce119" table:formula="of:=[.D87]+[.E87]+[.F87]" office:value-type="float" office:value="30" calcext:value-type="float">
            <text:p><text:s text:c="3"/>30</text:p>
          </table:table-cell>
          <table:table-cell table:style-name="ce119" office:value-type="float" office:value="30" calcext:value-type="float">
            <text:p><text:s text:c="3"/>30</text:p>
          </table:table-cell>
          <table:table-cell table:number-columns-repeated="2" table:style-name="ce119" office:value-type="float" office:value="0" calcext:value-type="float">
            <text:p>—</text:p>
          </table:table-cell>
          <table:table-cell table:style-name="ce49" office:value-type="float" office:value="24" calcext:value-type="float">
            <text:p><text:s text:c="3"/>24</text:p>
          </table:table-cell>
          <table:table-cell table:style-name="ce119" office:value-type="float" office:value="4" calcext:value-type="float">
            <text:p><text:s text:c="3"/>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88]+[.E88]+[.F88]" office:value-type="float" office:value="57" calcext:value-type="float">
            <text:p><text:s text:c="3"/>57</text:p>
          </table:table-cell>
          <table:table-cell table:style-name="ce120" office:value-type="float" office:value="55" calcext:value-type="float">
            <text:p><text:s text:c="3"/>55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46" calcext:value-type="float">
            <text:p><text:s text:c="3"/>46</text:p>
          </table:table-cell>
          <table:table-cell table:style-name="ce120" office:value-type="float" office:value="9" calcext:value-type="float">
            <text:p><text:s text:c="3"/>9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金門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89]+[.E89]+[.F89]" office:value-type="float" office:value="30" calcext:value-type="float">
            <text:p><text:s text:c="3"/>30</text:p>
          </table:table-cell>
          <table:table-cell table:style-name="ce73" office:value-type="float" office:value="28" calcext:value-type="float">
            <text:p><text:s text:c="3"/>28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73" office:value-type="float" office:value="5" calcext:value-type="float">
            <text:p><text:s text:c="3"/>5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4" table:formula="of:=[.D90]+[.E90]+[.F90]" office:value-type="float" office:value="27" calcext:value-type="float">
            <text:p><text:s text:c="3"/>27</text:p>
          </table:table-cell>
          <table:table-cell table:style-name="ce74" office:value-type="float" office:value="27" calcext:value-type="float">
            <text:p><text:s text:c="3"/>27</text:p>
          </table:table-cell>
          <table:table-cell table:number-columns-repeated="2" table:style-name="ce74" office:value-type="float" office:value="0" calcext:value-type="float">
            <text:p>—</text:p>
          </table:table-cell>
          <table:table-cell table:style-name="ce69" office:value-type="float" office:value="22" calcext:value-type="float">
            <text:p><text:s text:c="3"/>22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91]+[.E91]+[.F91]" office:value-type="float" office:value="5" calcext:value-type="float">
            <text:p><text:s text:c="3"/>5</text:p>
          </table:table-cell>
          <table:table-cell table:style-name="ce120" office:value-type="float" office:value="5" calcext:value-type="float">
            <text:p><text:s text:c="3"/>5</text:p>
          </table:table-cell>
          <table:table-cell table:style-name="ce73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120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連江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92]+[.E92]+[.F92]" office:value-type="float" office:value="2" calcext:value-type="float">
            <text:p><text:s text:c="3"/>2</text:p>
          </table:table-cell>
          <table:table-cell table:style-name="ce73" office:value-type="float" office:value="2" calcext:value-type="float">
            <text:p><text:s text:c="3"/>2</text:p>
          </table:table-cell>
          <table:table-cell table:number-columns-repeated="2" table:style-name="ce73" office:value-type="float" office:value="0" calcext:value-type="float">
            <text:p>—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73" office:value-type="float" office:value="0" calcext:value-type="float">
            <text:p>—</text:p>
          </table:table-cell>
          <table:table-cell table:style-name="ce66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4" table:formula="of:=[.D93]+[.E93]+[.F93]" office:value-type="float" office:value="3" calcext:value-type="float">
            <text:p><text:s text:c="3"/>3</text:p>
          </table:table-cell>
          <table:table-cell table:style-name="ce74" office:value-type="float" office:value="3" calcext:value-type="float">
            <text:p><text:s text:c="3"/>3</text:p>
          </table:table-cell>
          <table:table-cell table:number-columns-repeated="2" table:style-name="ce74" office:value-type="float" office:value="0" calcext:value-type="float">
            <text:p>—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74" office:value-type="float" office:value="0" calcext:value-type="float">
            <text:p>—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6">
          <table:table-cell table:number-columns-repeated="5"/>
          <table:table-cell table:style-name="ce82" office:value-type="string" calcext:value-type="string" table:number-columns-spanned="4" table:number-rows-spanned="1">
            <text:p>內政部戶政司<text:span text:style-name="T3"> </text:span><text:span text:style-name="T7">民國</text:span><text:span text:style-name="T8">97</text:span><text:span text:style-name="T7">年</text:span><text:span text:style-name="T8">7</text:span><text:span text:style-name="T7">月</text:span><text:span text:style-name="T8">8</text:span><text:span text:style-name="T7">日編製</text:span></text:p>
          </table:table-cell>
          <table:covered-table-cell table:number-columns-repeated="3" table:style-name="ce127"/>
          <table:table-cell table:number-columns-repeated="1015"/>
        </table:table-row>
        <table:table-row table:style-name="ro9">
          <table:table-cell table:number-columns-repeated="2"/>
          <table:table-cell table:style-name="ce121"/>
          <table:table-cell table:number-columns-repeated="1021"/>
        </table:table-row>
        <table:table-row table:style-name="ro9" table:number-rows-repeated="3">
          <table:table-cell table:number-columns-repeated="1024"/>
        </table:table-row>
        <table:table-row table:style-name="ro10" table:number-rows-repeated="104847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9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1.99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10mm" fo:margin-right="10mm" style:first-page-number="continue" style:scale-to="8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7-08T10:35:18</meta:creation-date>
    <dc:creator>MOI</dc:creator>
    <dc:date>2008-07-08T10:35:58</dc:date>
    <meta:document-statistic meta:table-count="2" meta:cell-count="1362" meta:object-count="0"/>
    <meta:generator>LibreOffice/5.0.5.2$Windows_x86 LibreOffice_project/55b006a02d247b5f7215fc6ea0fde844b30035b3</meta:generator>
  </office:meta>
</office:document-meta>
</file>